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99pt"/>
    </style:style>
    <style:style style:name="co2" style:family="table-column">
      <style:table-column-properties fo:break-before="auto" style:column-width="288.74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444.76pt"/>
    </style:style>
    <style:style style:name="co5" style:family="table-column">
      <style:table-column-properties fo:break-before="auto" style:column-width="403.51pt"/>
    </style:style>
    <style:style style:name="co6" style:family="table-column">
      <style:table-column-properties fo:break-before="auto" style:column-width="549.75pt"/>
    </style:style>
    <style:style style:name="co7" style:family="table-column">
      <style:table-column-properties fo:break-before="auto" style:column-width="298.49pt"/>
    </style:style>
    <style:style style:name="co8" style:family="table-column">
      <style:table-column-properties fo:break-before="auto" style:column-width="348.75pt"/>
    </style:style>
    <style:style style:name="co9" style:family="table-column">
      <style:table-column-properties fo:break-before="auto" style:column-width="119.25pt"/>
    </style:style>
    <style:style style:name="co10" style:family="table-column">
      <style:table-column-properties fo:break-before="auto" style:column-width="105.76pt"/>
    </style:style>
    <style:style style:name="co11" style:family="table-column">
      <style:table-column-properties fo:break-before="auto" style:column-width="126pt"/>
    </style:style>
    <style:style style:name="co12" style:family="table-column">
      <style:table-column-properties fo:break-before="auto" style:column-width="465.76pt"/>
    </style:style>
    <style:style style:name="co13" style:family="table-column">
      <style:table-column-properties fo:break-before="auto" style:column-width="330.75pt"/>
    </style:style>
    <style:style style:name="co14" style:family="table-column">
      <style:table-column-properties fo:break-before="auto" style:column-width="277.51pt"/>
    </style:style>
    <style:style style:name="co15" style:family="table-column">
      <style:table-column-properties fo:break-before="auto" style:column-width="340.5pt"/>
    </style:style>
    <style:style style:name="co16" style:family="table-column">
      <style:table-column-properties fo:break-before="auto" style:column-width="371.2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41.24pt" fo:break-before="auto" style:use-optimal-row-height="false"/>
    </style:style>
    <style:style style:name="ro3" style:family="table-row">
      <style:table-row-properties style:row-height="34.5pt" fo:break-before="auto" style:use-optimal-row-height="false"/>
    </style:style>
    <style:style style:name="ro4" style:family="table-row">
      <style:table-row-properties style:row-height="39pt" fo:break-before="auto" style:use-optimal-row-height="false"/>
    </style:style>
    <style:style style:name="ro5" style:family="table-row">
      <style:table-row-properties style:row-height="27.01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4.26pt" fo:break-before="auto" style:use-optimal-row-height="fals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21pt" fo:break-before="auto" style:use-optimal-row-height="false"/>
    </style:style>
    <style:style style:name="ro11" style:family="table-row">
      <style:table-row-properties style:row-height="25.51pt" fo:break-before="auto" style:use-optimal-row-height="false"/>
    </style:style>
    <style:style style:name="ro12" style:family="table-row">
      <style:table-row-properties style:row-height="30.76pt" fo:break-before="auto" style:use-optimal-row-height="false"/>
    </style:style>
    <style:style style:name="ro13" style:family="table-row">
      <style:table-row-properties style:row-height="29.25pt" fo:break-before="auto" style:use-optimal-row-height="false"/>
    </style:style>
    <style:style style:name="ro14" style:family="table-row">
      <style:table-row-properties style:row-height="35.26pt" fo:break-before="auto" style:use-optimal-row-height="false"/>
    </style:style>
    <style:style style:name="ro15" style:family="table-row">
      <style:table-row-properties style:row-height="24.01pt" fo:break-before="auto" style:use-optimal-row-height="false"/>
    </style:style>
    <style:style style:name="ro16" style:family="table-row">
      <style:table-row-properties style:row-height="11.25pt" fo:break-before="auto" style:use-optimal-row-height="false"/>
    </style:style>
    <style:style style:name="ro17" style:family="table-row">
      <style:table-row-properties style:row-height="9.75pt" fo:break-before="auto" style:use-optimal-row-height="false"/>
    </style:style>
    <style:style style:name="ro18" style:family="table-row">
      <style:table-row-properties style:row-height="23.24pt" fo:break-before="auto" style:use-optimal-row-height="false"/>
    </style:style>
    <style:style style:name="ta1" style:family="table" style:master-page-name="PageStyle_5f_Skills">
      <style:table-properties table:display="true" style:writing-mode="lr-tb"/>
    </style:style>
    <style:style style:name="ta2" style:family="table" style:master-page-name="PageStyle_5f_Problems">
      <style:table-properties table:display="true" style:writing-mode="lr-tb"/>
    </style:style>
    <style:style style:name="ta3" style:family="table" style:master-page-name="PageStyle_5f_L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5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8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kil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kills</text:p>
          </table:table-cell>
          <table:table-cell table:style-name="ce8" office:value-type="string" calcext:value-type="string">
            <text:p>Title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gamma0</text:p>
          </table:table-cell>
          <table:table-cell table:style-name="ce9" office:value-type="string" calcext:value-type="string">
            <text:p>gamma1</text:p>
          </table:table-cell>
          <table:table-cell table:style-name="ce9" office:value-type="string" calcext:value-type="string">
            <text:p>lambda0</text:p>
          </table:table-cell>
          <table:table-cell table:style-name="ce12" table:number-columns-repeated="14"/>
          <table:table-cell table:number-columns-repeated="1004"/>
        </table:table-row>
        <table:table-row table:style-name="ro1">
          <table:table-cell table:style-name="ce2" office:value-type="string" calcext:value-type="string">
            <text:p>recall_elmnts_bigpic_skill</text:p>
          </table:table-cell>
          <table:table-cell table:style-name="ce3" office:value-type="string" calcext:value-type="string">
            <text:p>Recall elements of the course big picture diagram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evaluate_resrch_evdnc_media_comprsns_skill</text:p>
          </table:table-cell>
          <table:table-cell table:style-name="ce3" office:value-type="string" calcext:value-type="string">
            <text:p>Evaluate research evidence on media comparison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2" office:value-type="string" calcext:value-type="string">
            <text:p>classify_kinds_elrng_skill</text:p>
          </table:table-cell>
          <table:table-cell table:style-name="ce3" office:value-type="string" calcext:value-type="string">
            <text:p>Classify kinds of e-learning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2" office:value-type="string" calcext:value-type="string">
            <text:p>identify_good_bad_ugly_elrng_skill</text:p>
          </table:table-cell>
          <table:table-cell table:style-name="ce3" office:value-type="string" calcext:value-type="string">
            <text:p>Identify the good, bad, &amp; ugly of e-learning, Promises &amp; pitfall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distinguish_tech_vs_lrng_centrd_lrng_vs_instrctn_skill</text:p>
          </table:table-cell>
          <table:table-cell table:style-name="ce3" office:value-type="string" calcext:value-type="string">
            <text:p>Distinguish technology-centered vs. learner-centered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distinguish_3_forms_of_cognitive_load_proc_skill</text:p>
          </table:table-cell>
          <table:table-cell table:style-name="ce3" office:value-type="string" calcext:value-type="string">
            <text:p>Distinguish 3 forms of cognitive processing/load during learning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office:value-type="string" calcext:value-type="string">
            <text:p>Identify: 3 metaphors for learning, 3 learning principles &amp; processes, 4 key learning events/principl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3">
          <table:table-cell table:style-name="ce3" office:value-type="string" calcext:value-type="string">
            <text:p>explain_why_instrctnl_desgn_complx_skill</text:p>
          </table:table-cell>
          <table:table-cell table:style-name="ce3" office:value-type="string" calcext:value-type="string">
            <text:p>Explain why instructional design is complex both, because of the size of the design space, and because optimal instructional choices change depending on content or stage of student learning.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explain_intrrltonshps_amng_goal_instrctn_assmnt_skill</text:p>
          </table:table-cell>
          <table:table-cell table:style-name="ce3" office:value-type="string" calcext:value-type="string">
            <text:p>Explain backward design and the interrelationships between goals, assessment, and instruction- Exemplify using LOGO Debugging by Klahr &amp; Carver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map_elemt_bloom_taxmy_to_exmpl_skill</text:p>
          </table:table-cell>
          <table:table-cell table:style-name="ce3" office:value-type="string" calcext:value-type="string">
            <text:p>Map elements of Bloom’s taxonomy to examples-Exemplify using LOGO Debugging by Klahr &amp; Carver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categorize_knowldg_compnts_alng_4_dimen_skill</text:p>
          </table:table-cell>
          <table:table-cell table:style-name="ce3" office:value-type="string" calcext:value-type="string">
            <text:p>Categorize knowledge components (KCs) along (four) dimension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differentiate_among_le_ie_ae_skill</text:p>
          </table:table-cell>
          <table:table-cell table:style-name="ce3" office:value-type="string" calcext:value-type="string">
            <text:p>Explain differences between KLI’s Knowledge Components, Learning events, Instructional Events, Assessment Events 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4">
          <table:table-cell table:style-name="ce3" office:value-type="string" calcext:value-type="string">
            <text:p>identify_key_hypthss_of_kli_skill</text:p>
          </table:table-cell>
          <table:table-cell table:style-name="ce3" office:value-type="string" calcext:value-type="string">
            <text:p>Identify key hypotheses of the KLI framework 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evaluate_goals_using_kli_blooms_abcd_skill</text:p>
          </table:table-cell>
          <table:table-cell table:style-name="ce3" office:value-type="string" calcext:value-type="string">
            <text:p>Evaluate and improve goals using KLI, Bloom’s taxonomy, and ABCD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4" office:value-type="string" calcext:value-type="string">
            <text:p>explain_kli_blooms_fit_big_pic_skill</text:p>
          </table:table-cell>
          <table:table-cell table:style-name="ce4" office:value-type="string" calcext:value-type="string">
            <text:p>Explain how KLI and Bloom’s taxonomy fit in the E-Learning Big Picture?</text:p>
          </table:table-cell>
          <table:table-cell table:number-columns-repeated="3" table:style-name="ce11" office:value-type="float" office:value="0.7" calcext:value-type="float">
            <text:p>0.7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compare_purps_formtv_summtv_assmnts_skill</text:p>
          </table:table-cell>
          <table:table-cell table:style-name="ce3" office:value-type="string" calcext:value-type="string">
            <text:p>Compare the purpose of formative and summative assessment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recognize_value_limitation_self_assmnt_skill</text:p>
          </table:table-cell>
          <table:table-cell table:style-name="ce3" office:value-type="string" calcext:value-type="string">
            <text:p>Recognize the value and limitations of self-assessment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5" office:value-type="string" calcext:value-type="string">
            <text:p>explain_why_knwldg_gls_skill</text:p>
          </table:table-cell>
          <table:table-cell table:style-name="ce3" office:value-type="string" calcext:value-type="string">
            <text:p>Explain why knowledge goals must be inferred from models of data-Recall examples of data leading to new goal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recall_goals_ct_explain_why_skill</text:p>
          </table:table-cell>
          <table:table-cell table:style-name="ce3" office:value-type="string" calcext:value-type="string">
            <text:p>Recall the goals of Cognitive Task Analysi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explain_cta_used_to_identify_goals_skill</text:p>
          </table:table-cell>
          <table:table-cell table:style-name="ce3" office:value-type="string" calcext:value-type="string">
            <text:p>Explain and exemplify how Cognitive Task Analysis can be used to identify learning goal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recall_4_contxtul_inqry_princpls_and_def_skill</text:p>
          </table:table-cell>
          <table:table-cell table:style-name="ce3" office:value-type="string" calcext:value-type="string">
            <text:p>Recall the four Contextual Inquiry Principles principles and their definitions-Explain why these principles aid goal specification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evaluate_mod_assessmnt_q_based_kli_blooms_skill</text:p>
          </table:table-cell>
          <table:table-cell table:style-name="ce3" office:value-type="string" calcext:value-type="string">
            <text:p>Evaluate and modify assessment questions based on KLI and Bloom’s taxonomy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recognize_assessmnt_author_tools_features_skill</text:p>
          </table:table-cell>
          <table:table-cell table:style-name="ce3" office:value-type="string" calcext:value-type="string">
            <text:p>Recognize the variety of assessment authoring tools and salient features (good and not-so-good) of a few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implement_assessmnts_using_auth_tool_skill</text:p>
          </table:table-cell>
          <table:table-cell table:style-name="ce3" office:value-type="string" calcext:value-type="string">
            <text:p>Implement well-designed assessments online using some assessment authoring too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5" office:value-type="string" calcext:value-type="string">
            <text:p>compare_contrast_CI_CTA_steps_skill</text:p>
          </table:table-cell>
          <table:table-cell table:style-name="ce3" office:value-type="string" calcext:value-type="string">
            <text:p>Compare and contrast Clark’s 5 steps of CTA via structured interviews with the recommended steps of Contextual Design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5" office:value-type="string" calcext:value-type="string">
            <text:p>explain_imptnce_focus_settng_CI_inquiry_prep_CTA_skill</text:p>
          </table:table-cell>
          <table:table-cell table:style-name="ce3" office:value-type="string" calcext:value-type="string">
            <text:p>Explain the importance of focus setting in Contextual Inquiry and preparation in Clark’s structured interview approach to CTA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5" office:value-type="string" calcext:value-type="string">
            <text:p>compare_contrast_interview_CI_CTA_skill</text:p>
          </table:table-cell>
          <table:table-cell table:style-name="ce3" office:value-type="string" calcext:value-type="string">
            <text:p>Compare and contrast the interview process of CTA via structured interviews with Contextual Inquiry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5" office:value-type="string" calcext:value-type="string">
            <text:p>use_how_CI_CTA_skill</text:p>
          </table:table-cell>
          <table:table-cell table:style-name="ce3" office:value-type="string" calcext:value-type="string">
            <text:p>Use structured interviews (Cognitive Task Analysis) and contextual inquiry to identify course goal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office:value-type="string" calcext:value-type="string">
            <text:p>Distinguish between four kinds of CTA (theoretical vs. empirical, descriptive vs. prescriptive)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use_think_alould_cta_technq_skill</text:p>
          </table:table-cell>
          <table:table-cell table:style-name="ce3" office:value-type="string" calcext:value-type="string">
            <text:p>Use think aloud as a CTA technique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apply_theoretical_CTA_to_a_task_domain_skill</text:p>
          </table:table-cell>
          <table:table-cell table:style-name="ce3" office:value-type="string" calcext:value-type="string">
            <text:p>Apply theoretical CTA to a task domain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office:value-type="string" calcext:value-type="string">
            <text:p>Compare and contrast think aloud and theoretical CTA with other CTA method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perform_explain_steps_in_DFA_skill</text:p>
          </table:table-cell>
          <table:table-cell table:style-name="ce3" office:value-type="string" calcext:value-type="string">
            <text:p>Perform &amp; explain the steps in a Difficulty Factors Assessment (DFA)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compare_contrast_DFA_CTA_skill</text:p>
          </table:table-cell>
          <table:table-cell table:style-name="ce3" office:value-type="string" calcext:value-type="string">
            <text:p>Compare and contrast Difficulty Factors with prior CTA techniqu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explain_stdnt_interctns_elrng_sys_CTA_skill</text:p>
          </table:table-cell>
          <table:table-cell table:style-name="ce3" office:value-type="string" calcext:value-type="string">
            <text:p>Explain how student interactions in an e-learning system can be used to perform Cognitive Task Analysi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recognize_featrs_good_lrng_curv_skill</text:p>
          </table:table-cell>
          <table:table-cell table:style-name="ce3" office:value-type="string" calcext:value-type="string">
            <text:p>Recognize the features of a good learning curve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use_lc_to_do_cta_skill</text:p>
          </table:table-cell>
          <table:table-cell table:style-name="ce3" office:value-type="string" calcext:value-type="string">
            <text:p>Use learning curves to do Cognitive Task <text:s text:c="2"/>Analysi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evaluate_redsgn_tutr_basd_imprvd_kc_skill</text:p>
          </table:table-cell>
          <table:table-cell table:style-name="ce3" office:value-type="string" calcext:value-type="string">
            <text:p>Evaluate and redesign a tutor based from CTA and data mining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apply_evidence_based_skill</text:p>
          </table:table-cell>
          <table:table-cell table:style-name="ce3" office:value-type="string" calcext:value-type="string">
            <text:p>Apply evidence-based practice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identify_resrch_approch_stdy_insrtcl_effectns_skill</text:p>
          </table:table-cell>
          <table:table-cell table:style-name="ce3" office:value-type="string" calcext:value-type="string">
            <text:p>Research approaches to study instructional effectivenes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identify_featrs_good_exprmnts_skill</text:p>
          </table:table-cell>
          <table:table-cell table:style-name="ce3" office:value-type="string" calcext:value-type="string">
            <text:p>Features of good experiment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identify_reasons_no_effect_skill</text:p>
          </table:table-cell>
          <table:table-cell table:style-name="ce3" office:value-type="string" calcext:value-type="string">
            <text:p>Reasons for no effect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identify_resrch_relvnt_your_org_skill</text:p>
          </table:table-cell>
          <table:table-cell table:style-name="ce3" office:value-type="string" calcext:value-type="string">
            <text:p>Research relevant to your organization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interpret_sig_in_stats_skill</text:p>
          </table:table-cell>
          <table:table-cell table:style-name="ce3" office:value-type="string" calcext:value-type="string">
            <text:p>Interpret significance in statistic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explain_lrng_proc_for_which_kinds_knwldg_skill</text:p>
          </table:table-cell>
          <table:table-cell table:style-name="ce3" office:value-type="string" calcext:value-type="string">
            <text:p>Explain which learning processes are needed for which kinds of knowledge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given_instrctnl_explain_lrng_proc_skill</text:p>
          </table:table-cell>
          <table:table-cell table:style-name="ce3" office:value-type="string" calcext:value-type="string">
            <text:p>Given an instructional principle, explain what learning process(es) it facilitat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given_lo_identify_knwldg_lrng_selct_ip_skill</text:p>
          </table:table-cell>
          <table:table-cell table:style-name="ce3" office:value-type="string" calcext:value-type="string">
            <text:p>Given a learning objective, identify the associated kind(s) of Knowledge &amp; Learning needed to select appropriate Instructional principl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7" office:value-type="string" calcext:value-type="string">
            <text:p>explain_delbrt_prac_diff_genrl_pra_skill</text:p>
          </table:table-cell>
          <table:table-cell table:style-name="ce3" office:value-type="string" calcext:value-type="string">
            <text:p>Explain how deliberate practice is different from the general idea of practice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7" office:value-type="string" calcext:value-type="string">
            <text:p>aef_how_much_prac_skill</text:p>
          </table:table-cell>
          <table:table-cell table:style-name="ce3" office:value-type="string" calcext:value-type="string">
            <text:p>How much practice to include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7" office:value-type="string" calcext:value-type="string">
            <text:p>aef_kind_of_prac_distrb_skill</text:p>
          </table:table-cell>
          <table:table-cell table:style-name="ce3" office:value-type="string" calcext:value-type="string">
            <text:p>What kind of practice is best and how to distribute it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7" office:value-type="string" calcext:value-type="string">
            <text:p>aef_what_feedback_skill</text:p>
          </table:table-cell>
          <table:table-cell table:style-name="ce3" office:value-type="string" calcext:value-type="string">
            <text:p>What kind of feedback is best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7" office:value-type="string" calcext:value-type="string">
            <text:p>aef_how_layout_prac_skill</text:p>
          </table:table-cell>
          <table:table-cell table:style-name="ce3" office:value-type="string" calcext:value-type="string">
            <text:p>How to layout practice exercis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7" office:value-type="string" calcext:value-type="string">
            <text:p>aef_when_how_trans_exmple_to_prac_skill</text:p>
          </table:table-cell>
          <table:table-cell table:style-name="ce3" office:value-type="string" calcext:value-type="string">
            <text:p>When &amp; how to transition from examples to practice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employ_strategies_create_wrkd_exmpl_skill</text:p>
          </table:table-cell>
          <table:table-cell table:style-name="ce3" office:value-type="string" calcext:value-type="string">
            <text:p>Employ strategies for creating worked examples using written steps, animation or video, or recording of expert performance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ign_faded_wrkd_exmpl_proc_skill</text:p>
          </table:table-cell>
          <table:table-cell table:style-name="ce3" office:value-type="string" calcext:value-type="string">
            <text:p>Design a faded worked example procedure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ewe_add_self_expltn_q_skill</text:p>
          </table:table-cell>
          <table:table-cell table:style-name="ce3" office:value-type="string" calcext:value-type="string">
            <text:p>Add self-explanation question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ewe_use_vc_design_far_trans_skill</text:p>
          </table:table-cell>
          <table:table-cell table:style-name="ce3" office:value-type="string" calcext:value-type="string">
            <text:p>Use variation &amp; comparison to design for far transfer learning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identify_3_type_lrnr_ctrl_skill</text:p>
          </table:table-cell>
          <table:table-cell table:style-name="ce3" office:value-type="string" calcext:value-type="string">
            <text:p>Identify 3 different types of learner contro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7" office:value-type="string" calcext:value-type="string">
            <text:p>alcp_princpl_1_exp_lrnr_cntrl_skill</text:p>
          </table:table-cell>
          <table:table-cell table:style-name="ce3" office:value-type="string" calcext:value-type="string">
            <text:p>Principle 1: Give experienced learners contro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7" office:value-type="string" calcext:value-type="string">
            <text:p>alcp_princpl_2_make_imprt_evnt_default_skill</text:p>
          </table:table-cell>
          <table:table-cell table:style-name="ce3" office:value-type="string" calcext:value-type="string">
            <text:p>Principle 2: Make important events default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7" office:value-type="string" calcext:value-type="string">
            <text:p>alcp_princpl_3_consider_adptv_cntrl_skill</text:p>
          </table:table-cell>
          <table:table-cell table:style-name="ce3" office:value-type="string" calcext:value-type="string">
            <text:p>Principle 3: Consider adaptive contro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7" office:value-type="string" calcext:value-type="string">
            <text:p>alcp_princpl_4_give_pace_cntrl_skill</text:p>
          </table:table-cell>
          <table:table-cell table:style-name="ce3" office:value-type="string" calcext:value-type="string">
            <text:p>Principle 4: Give pacing contro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7" office:value-type="string" calcext:value-type="string">
            <text:p>alcp_princpl_5_offer_nav_support_skill</text:p>
          </table:table-cell>
          <table:table-cell table:style-name="ce3" office:value-type="string" calcext:value-type="string">
            <text:p>Principle 5: Offer navigational support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7" office:value-type="string" calcext:value-type="string">
            <text:p>articulate_pro_con_lrnr_cntrl_skill</text:p>
          </table:table-cell>
          <table:table-cell table:style-name="ce3" office:value-type="string" calcext:value-type="string">
            <text:p>Articulate reasons pro and con learner contro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istinguish_amng_3_type_skill</text:p>
          </table:table-cell>
          <table:table-cell table:style-name="ce3" office:value-type="string" calcext:value-type="string">
            <text:p>Distinguish among 3 types of thinking skill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atsp_focus_job_specfic_skill</text:p>
          </table:table-cell>
          <table:table-cell table:style-name="ce3" office:value-type="string" calcext:value-type="string">
            <text:p>Focus on job-specific thinking skill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atsp_design_whole_task_skill</text:p>
          </table:table-cell>
          <table:table-cell table:style-name="ce3" office:value-type="string" calcext:value-type="string">
            <text:p>Design whole-task learning environment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atsp_make_thinking_proc_explicit_skill</text:p>
          </table:table-cell>
          <table:table-cell table:style-name="ce3" office:value-type="string" calcext:value-type="string">
            <text:p>Make thinking processes explicit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atsp_base_lesson_cta_skill</text:p>
          </table:table-cell>
          <table:table-cell table:style-name="ce3" office:value-type="string" calcext:value-type="string">
            <text:p>Base lessons on cognitive task analysi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istinguish_btwn_sim_game_skill</text:p>
          </table:table-cell>
          <table:table-cell table:style-name="ce3" office:value-type="string" calcext:value-type="string">
            <text:p>Distinguish between simulations and gam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identify_research_evid_sim_game_skill</text:p>
          </table:table-cell>
          <table:table-cell table:style-name="ce3" office:value-type="string" calcext:value-type="string">
            <text:p>Identify research evidence on simulations and gam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apply_principle_sim_game_design_skill</text:p>
          </table:table-cell>
          <table:table-cell table:style-name="ce3" office:value-type="string" calcext:value-type="string">
            <text:p>Apply principles of simulation and game design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cribe_coh_princ_why_effect_learn_skill</text:p>
          </table:table-cell>
          <table:table-cell table:style-name="ce3" office:value-type="string" calcext:value-type="string">
            <text:p>Describe the coherence principle and why it is effective for learning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recognize_when_coh_princ_violated_applied_well_skill</text:p>
          </table:table-cell>
          <table:table-cell table:style-name="ce3" office:value-type="string" calcext:value-type="string">
            <text:p>Recognize when the coherence principle has been violated and when it has been applied wel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cribe_personal_princ_why_effective_skill</text:p>
          </table:table-cell>
          <table:table-cell table:style-name="ce3" office:value-type="string" calcext:value-type="string">
            <text:p>Describe the personalization principle and why it is effective for learning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recognize_personal_princ_volated_applied_well_skill</text:p>
          </table:table-cell>
          <table:table-cell table:style-name="ce3" office:value-type="string" calcext:value-type="string">
            <text:p>Recognize when the personalization principle has been violated and when it has been applied wel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cribe_how_CTA_improves_appli_coh_personal_princ_skill</text:p>
          </table:table-cell>
          <table:table-cell table:style-name="ce3" office:value-type="string" calcext:value-type="string">
            <text:p>Describe how CTA can be used to improve the application of the Coherence and Personalization principl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cribe_multmd_princpl_skill</text:p>
          </table:table-cell>
          <table:table-cell table:style-name="ce3" office:value-type="string" calcext:value-type="string">
            <text:p>Describe the multimedia principle and why it is effective for learning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recognize_multmd_princpl_violated_done_well_skill</text:p>
          </table:table-cell>
          <table:table-cell table:style-name="ce3" office:value-type="string" calcext:value-type="string">
            <text:p>Recognize when the multimedia principle has been violated and when it has been applied wel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cribe_contig_princpl_skill</text:p>
          </table:table-cell>
          <table:table-cell table:style-name="ce3" office:value-type="string" calcext:value-type="string">
            <text:p>Describe the contiguity principle and why it is effective for learning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3" office:value-type="string" calcext:value-type="string">
            <text:p>recognize_contig_princpl_violated_done_well_skill</text:p>
          </table:table-cell>
          <table:table-cell table:style-name="ce3" office:value-type="string" calcext:value-type="string">
            <text:p>Recognize when the contiguity principle has been violated and when it has been applied wel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cribe_cta_imprv_multmd_contig_princpl_skill</text:p>
          </table:table-cell>
          <table:table-cell table:style-name="ce3" office:value-type="string" calcext:value-type="string">
            <text:p>Describe how CTA can be used to improve the application of the Multimedia and Contiguity principl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c_mdlty_effctve_skill</text:p>
          </table:table-cell>
          <table:table-cell table:style-name="ce3" office:value-type="string" calcext:value-type="string">
            <text:p>Describe the modality principle and why it is effective for learning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rec_mdlty_violtd_well_skill</text:p>
          </table:table-cell>
          <table:table-cell table:style-name="ce3" office:value-type="string" calcext:value-type="string">
            <text:p>Recognize when the modality principle has been violated and when it has been applied wel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c_rdndncy_effctve_skill</text:p>
          </table:table-cell>
          <table:table-cell table:style-name="ce3" office:value-type="string" calcext:value-type="string">
            <text:p>Describe the redundancy principle and why it is effective for learning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rec_rdndncy_violtd_well_skill</text:p>
          </table:table-cell>
          <table:table-cell table:style-name="ce3" office:value-type="string" calcext:value-type="string">
            <text:p>Recognize when the redundancy principle has been violated and when it has been applied wel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c_cta_imprv_skill</text:p>
          </table:table-cell>
          <table:table-cell table:style-name="ce3" office:value-type="string" calcext:value-type="string">
            <text:p>Describe how CTA can be used to improve the application of the principl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cribe_seg_princpl_skill</text:p>
          </table:table-cell>
          <table:table-cell table:style-name="ce3" office:value-type="string" calcext:value-type="string">
            <text:p>Describe the segmenting principle and why it is effective for learning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recognize_seg_princpl_violated_done_well_skill</text:p>
          </table:table-cell>
          <table:table-cell table:style-name="ce3" office:value-type="string" calcext:value-type="string">
            <text:p>Recognize when the segmenting principle has been violated and when it has been applied wel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cribe_pretraining_princpl_skill</text:p>
          </table:table-cell>
          <table:table-cell table:style-name="ce3" office:value-type="string" calcext:value-type="string">
            <text:p>Describe the pretraining principle and why it is effective for learning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recognize_pretrain_violated_done_well_skill</text:p>
          </table:table-cell>
          <table:table-cell table:style-name="ce3" office:value-type="string" calcext:value-type="string">
            <text:p>Recognize when the pretraining principle has been violated and when it has been applied well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cribe_cta_imprv_app_seg_pretrain_skill</text:p>
          </table:table-cell>
          <table:table-cell table:style-name="ce3" office:value-type="string" calcext:value-type="string">
            <text:p>Describe how CTA can be used to improve the application of the segmenting and pretraining principl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apply_multimed_princpls_to_workd_exmpls_skill</text:p>
          </table:table-cell>
          <table:table-cell table:style-name="ce3" office:value-type="string" calcext:value-type="string">
            <text:p>Apply multimedia principles to improve worked exampl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kc_define_instruct_goals_kc_lp_skill</text:p>
          </table:table-cell>
          <table:table-cell table:style-name="ce3" office:value-type="string" calcext:value-type="string">
            <text:p>Define Instructional goals, KCs, learning process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kc_explain_interrelation_btwn_kc_lp_skill</text:p>
          </table:table-cell>
          <table:table-cell table:style-name="ce3" office:value-type="string" calcext:value-type="string">
            <text:p>Explain the interrelationships between KCs and the “best” corresponding learning proces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kc_explain_interrelation_btwn_kc_lp_ip_skill</text:p>
          </table:table-cell>
          <table:table-cell table:style-name="ce3" office:value-type="string" calcext:value-type="string">
            <text:p>Explain the interrelationships between types of KCs, learning processes and instructional principl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use_kli_choose_ip_match_kc_lp_skill</text:p>
          </table:table-cell>
          <table:table-cell table:style-name="ce3" office:value-type="string" calcext:value-type="string">
            <text:p>Use KLI to choose instructional principles that match the desired KCs and learning processes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14"/>
          <table:table-cell table:style-name="ce5" table:number-columns-repeated="13"/>
          <table:table-cell table:number-columns-repeated="1004"/>
        </table:table-row>
        <table:table-row table:style-name="ro5">
          <table:table-cell table:style-name="ce6" office:value-type="string" calcext:value-type="string">
            <text:p>identify_charctrstcs_good_exprmt_skill</text:p>
          </table:table-cell>
          <table:table-cell table:style-name="ce3" office:value-type="string" calcext:value-type="string">
            <text:p>Identify the characteristics of a good experiment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explain_exprmt_imprt_whr_intutn_theory_inadqt_skill</text:p>
          </table:table-cell>
          <table:table-cell table:style-name="ce3" office:value-type="string" calcext:value-type="string">
            <text:p>Explain why experimentation is important and illustrate with cases where intuition and theory are inadequate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design_exprmt_to_eval_elrn_better_alt_skill</text:p>
          </table:table-cell>
          <table:table-cell table:style-name="ce3" office:value-type="string" calcext:value-type="string">
            <text:p>Design a learning experiment (or A/B test) to evaluate whether one e-learning design is better than a close alternative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6" office:value-type="string" calcext:value-type="string">
            <text:p>explain_optmzng_perf_does_not_gurante_lrng_skill</text:p>
          </table:table-cell>
          <table:table-cell table:style-name="ce3" office:value-type="string" calcext:value-type="string">
            <text:p>Explain why optimizing near term performance (e.g., through better UX design) does not guarantee optimal learning</text:p>
          </table:table-cell>
          <table:table-cell table:number-columns-repeated="3" table:style-name="ce10" office:value-type="float" office:value="0.7" calcext:value-type="float">
            <text:p>0.70</text:p>
          </table:table-cell>
          <table:table-cell table:style-name="ce10" office:value-type="float" office:value="1" calcext:value-type="float">
            <text:p>1.00</text:p>
          </table:table-cell>
          <table:table-cell table:style-name="ce5" table:number-columns-repeated="14"/>
          <table:table-cell table:number-columns-repeated="1004"/>
        </table:table-row>
        <table:table-row table:style-name="ro6" table:number-rows-repeated="104847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blems" table:style-name="ta2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9" table:default-cell-style-name="Default"/>
        <table:table-row table:style-name="ro7">
          <table:table-cell table:style-name="ce8" office:value-type="string" calcext:value-type="string">
            <text:p>e_learning_dp </text:p>
          </table:table-cell>
          <table:table-cell table:style-name="ce17" office:value-type="string" calcext:value-type="string">
            <text:p>1.1</text:p>
          </table:table-cell>
          <table:table-cell table:style-name="ce8"/>
          <table:table-cell table:style-name="ce18" table:number-columns-repeated="23"/>
          <table:table-cell table:number-columns-repeated="998"/>
        </table:table-row>
        <table:table-row table:style-name="ro7">
          <table:table-cell table:style-name="ce8" office:value-type="string" calcext:value-type="string">
            <text:p>Resource</text:p>
          </table:table-cell>
          <table:table-cell table:style-name="ce8" office:value-type="string" calcext:value-type="string">
            <text:p>Problem</text:p>
          </table:table-cell>
          <table:table-cell table:style-name="ce8" office:value-type="string" calcext:value-type="string">
            <text:p>Step</text:p>
          </table:table-cell>
          <table:table-cell table:style-name="ce8" office:value-type="string" calcext:value-type="string">
            <text:p>Skill1</text:p>
          </table:table-cell>
          <table:table-cell table:style-name="ce8" office:value-type="string" calcext:value-type="string">
            <text:p>Skill2</text:p>
          </table:table-cell>
          <table:table-cell table:style-name="ce8" office:value-type="string" calcext:value-type="string">
            <text:p>Skill3</text:p>
          </table:table-cell>
          <table:table-cell table:style-name="ce8" office:value-type="string" calcext:value-type="string">
            <text:p>Skill4</text:p>
          </table:table-cell>
          <table:table-cell table:style-name="ce8" office:value-type="string" calcext:value-type="string">
            <text:p>Skill5</text:p>
          </table:table-cell>
          <table:table-cell table:style-name="ce8" office:value-type="string" calcext:value-type="string">
            <text:p>…</text:p>
          </table:table-cell>
          <table:table-cell table:style-name="ce8"/>
          <table:table-cell table:style-name="ce18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dnd_reca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1</text:p>
          </table:table-cell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reca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2</text:p>
          </table:table-cell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reca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3</text:p>
          </table:table-cell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reca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4</text:p>
          </table:table-cell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reca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1</text:p>
          </table:table-cell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reca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2</text:p>
          </table:table-cell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reca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3</text:p>
          </table:table-cell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reca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4</text:p>
          </table:table-cell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reca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5</text:p>
          </table:table-cell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reca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6</text:p>
          </table:table-cell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reca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7</text:p>
          </table:table-cell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reca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8</text:p>
          </table:table-cell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lassify_kinds_elrng_1</text:p>
          </table:table-cell>
          <table:table-cell table:style-name="ce3" office:value-type="string" calcext:value-type="string">
            <text:p>agent1_3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good_bad_ugly_elrng_1</text:p>
          </table:table-cell>
          <table:table-cell table:style-name="ce3" office:value-type="string" calcext:value-type="string">
            <text:p>p3_identify_good_bad_ugly_elrng_1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1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2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3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4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5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6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7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8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9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10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11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12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13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14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15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1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2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3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4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5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6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7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8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1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2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3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4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5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6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1_evaluate_resrch_evdnc_media_comprsns_pool</text:p>
          </table:table-cell>
          <table:table-cell table:style-name="ce3"/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2_evaluate_resrch_evdnc_media_comprsns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2_evaluate_resrch_evdnc_media_comprsns_pool</text:p>
          </table:table-cell>
          <table:table-cell table:style-name="ce3" office:value-type="string" calcext:value-type="string">
            <text:p>p_mobile_learning</text:p>
          </table:table-cell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prequiz</text:p>
          </table:table-cell>
          <table:table-cell table:style-name="ce3" office:value-type="string" calcext:value-type="string">
            <text:p>q2_evaluate_resrch_evdnc_media_comprsns_pool</text:p>
          </table:table-cell>
          <table:table-cell table:style-name="ce3" office:value-type="string" calcext:value-type="string">
            <text:p>p_virtual_world_lessons</text:p>
          </table:table-cell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1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2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3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4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5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6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7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8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9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10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11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12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13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14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15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1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2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3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4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5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6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7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8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1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2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3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4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5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6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1_evaluate_resrch_evdnc_media_comprsns_pool</text:p>
          </table:table-cell>
          <table:table-cell table:style-name="ce3"/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2_evaluate_resrch_evdnc_media_comprsns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2_evaluate_resrch_evdnc_media_comprsns_pool</text:p>
          </table:table-cell>
          <table:table-cell table:style-name="ce3" office:value-type="string" calcext:value-type="string">
            <text:p>p_mobile_learning</text:p>
          </table:table-cell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1_quiz</text:p>
          </table:table-cell>
          <table:table-cell table:style-name="ce3" office:value-type="string" calcext:value-type="string">
            <text:p>q2_evaluate_resrch_evdnc_media_comprsns_pool</text:p>
          </table:table-cell>
          <table:table-cell table:style-name="ce3" office:value-type="string" calcext:value-type="string">
            <text:p>p_virtual_world_lessons</text:p>
          </table:table-cell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distinguish_techVSlearning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distinguish_techVSlearning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distinguish_techVSlearning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distinguish_techVSlearning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distinguish_techVSlearning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distinguish_techVSlearning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tech-centered_vs_learner-centered_1</text:p>
          </table:table-cell>
          <table:table-cell table:style-name="ce3" office:value-type="string" calcext:value-type="string">
            <text:p>q1_distinguish_tech-centered_vs_learner-centered_1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tech-centered_vs_learner-centered_1</text:p>
          </table:table-cell>
          <table:table-cell table:style-name="ce3" office:value-type="string" calcext:value-type="string">
            <text:p>q2_distinguish_tech-centered_vs_learner-centered_1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tech-centered_vs_learner-centered_1</text:p>
          </table:table-cell>
          <table:table-cell table:style-name="ce3" office:value-type="string" calcext:value-type="string">
            <text:p>q3_distinguish_tech-centered_vs_learner-centered_1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tech-centered_vs_learner-centered_1</text:p>
          </table:table-cell>
          <table:table-cell table:style-name="ce3" office:value-type="string" calcext:value-type="string">
            <text:p>q4_distinguish_tech-centered_vs_learner-centered_1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tech-centered_vs_learner-centered_1</text:p>
          </table:table-cell>
          <table:table-cell table:style-name="ce3" office:value-type="string" calcext:value-type="string">
            <text:p>q5_distinguish_tech-centered_vs_learner-centered_1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lrng_vs_instrctn_1</text:p>
          </table:table-cell>
          <table:table-cell table:style-name="ce3" office:value-type="string" calcext:value-type="string">
            <text:p>p4_distinguish_lrng_vs_instrctn_1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lrng_vs_instrctn_1</text:p>
          </table:table-cell>
          <table:table-cell table:style-name="ce3" office:value-type="string" calcext:value-type="string">
            <text:p>p5_distinguish_lrng_vs_instrctn_1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lrng_vs_instrctn_1</text:p>
          </table:table-cell>
          <table:table-cell table:style-name="ce3" office:value-type="string" calcext:value-type="string">
            <text:p>p6_distinguish_lrng_vs_instrctn_1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3_forms_cog_proc_load_1</text:p>
          </table:table-cell>
          <table:table-cell table:style-name="ce3" office:value-type="string" calcext:value-type="string">
            <text:p>q1_distinguish_3_forms_cog_proc_load_1</text:p>
          </table:table-cell>
          <table:table-cell table:style-name="ce3"/>
          <table:table-cell table:style-name="ce3" office:value-type="string" calcext:value-type="string">
            <text:p>distinguish_3_forms_of_cognitive_load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3_forms_cog_proc_load_1</text:p>
          </table:table-cell>
          <table:table-cell table:style-name="ce3" office:value-type="string" calcext:value-type="string">
            <text:p>q2_distinguish_3_forms_cog_proc_load_1</text:p>
          </table:table-cell>
          <table:table-cell table:style-name="ce3"/>
          <table:table-cell table:style-name="ce3" office:value-type="string" calcext:value-type="string">
            <text:p>distinguish_3_forms_of_cognitive_load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3_forms_cog_proc_load_1</text:p>
          </table:table-cell>
          <table:table-cell table:style-name="ce3" office:value-type="string" calcext:value-type="string">
            <text:p>q3_distinguish_3_forms_cog_proc_load_1</text:p>
          </table:table-cell>
          <table:table-cell table:style-name="ce3"/>
          <table:table-cell table:style-name="ce3" office:value-type="string" calcext:value-type="string">
            <text:p>distinguish_3_forms_of_cognitive_load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1</text:p>
          </table:table-cell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2</text:p>
          </table:table-cell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3</text:p>
          </table:table-cell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4</text:p>
          </table:table-cell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3_metphors_3_princpls_procs_4_key_lrng_evnt-princpls_skill2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1</text:p>
          </table:table-cell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3_metphors_3_princpls_procs_4_key_lrng_evnt-princpls_skill2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2</text:p>
          </table:table-cell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3_metphors_3_princpls_procs_4_key_lrng_evnt-princpls_skill2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3</text:p>
          </table:table-cell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3_metphors_3_princpls_procs_4_key_lrng_evnt-princpls_skill2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4</text:p>
          </table:table-cell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3_metphors_3_princpls_procs_4_key_lrng_evnt-princpls_skill2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1_5</text:p>
          </table:table-cell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3_mtphrs_4_lrng_1</text:p>
          </table:table-cell>
          <table:table-cell table:style-name="ce3" office:value-type="string" calcext:value-type="string">
            <text:p>p2_identify_3_mtphrs_4_lrng_1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3_lrng_prncpls_prcsses_1</text:p>
          </table:table-cell>
          <table:table-cell table:style-name="ce3" office:value-type="string" calcext:value-type="string">
            <text:p>p2_identify_3_lrng_prncpls_prcsses_1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why_instrctnl_desgn_complx_1</text:p>
          </table:table-cell>
          <table:table-cell table:style-name="ce3" office:value-type="string" calcext:value-type="string">
            <text:p>q1_explain_why_instrctnl_desgn_complx_1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why_instrctnl_desgn_complx_1</text:p>
          </table:table-cell>
          <table:table-cell table:style-name="ce3" office:value-type="string" calcext:value-type="string">
            <text:p>q2_explain_why_instrctnl_desgn_complx_1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why_instrctnl_desgn_complx_1</text:p>
          </table:table-cell>
          <table:table-cell table:style-name="ce3" office:value-type="string" calcext:value-type="string">
            <text:p>q3_explain_why_instrctnl_desgn_complx_1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why_instrctnl_desgn_complx_2</text:p>
          </table:table-cell>
          <table:table-cell table:style-name="ce3" office:value-type="string" calcext:value-type="string">
            <text:p>q1_explain_why_instrctnl_desgn_complx_2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why_instrctnl_desgn_complx_2</text:p>
          </table:table-cell>
          <table:table-cell table:style-name="ce3" office:value-type="string" calcext:value-type="string">
            <text:p>q1_explain_why_instrctnl_desgn_complx_2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why_instrctnl_desgn_complx_2</text:p>
          </table:table-cell>
          <table:table-cell table:style-name="ce3" office:value-type="string" calcext:value-type="string">
            <text:p>q1_explain_why_instrctnl_desgn_complx_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why_instrctnl_desgn_complx_2</text:p>
          </table:table-cell>
          <table:table-cell table:style-name="ce3" office:value-type="string" calcext:value-type="string">
            <text:p>q1_explain_why_instrctnl_desgn_complx_2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why_instrctnl_desgn_complx_2</text:p>
          </table:table-cell>
          <table:table-cell table:style-name="ce3" office:value-type="string" calcext:value-type="string">
            <text:p>q1_explain_why_instrctnl_desgn_complx_2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1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2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3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4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5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1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2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3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4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5_distinguish_tech_lrnr_intrct_3_cog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5_distinguish_tech_lrnr_intrct_3_cog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6_distinguish_tech_lrnr_intrct_3_cog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6_distinguish_tech_lrnr_intrct_3_cog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1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2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3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4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5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6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7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8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9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prequiz</text:p>
          </table:table-cell>
          <table:table-cell table:style-name="ce3" office:value-type="string" calcext:value-type="string">
            <text:p>q10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1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2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3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4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5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1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2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3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4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5_distinguish_tech_lrnr_intrct_3_cog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5_distinguish_tech_lrnr_intrct_3_cog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6_distinguish_tech_lrnr_intrct_3_cog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6_distinguish_tech_lrnr_intrct_3_cog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1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2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3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4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5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6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7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8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9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1-2_quiz</text:p>
          </table:table-cell>
          <table:table-cell table:style-name="ce3" office:value-type="string" calcext:value-type="string">
            <text:p>q10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office:value-type="string" calcext:value-type="string">
            <text:p>parts_evnt_princ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3_metphors_3_princpls_procs_4_key_lrng_evnt-princpls_skill2</text:p>
          </table:table-cell>
          <table:table-cell table:style-name="ce3" office:value-type="string" calcext:value-type="string">
            <text:p>parts_evnt_princ2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ategorize_knowldg_compnts_alng_4_dimen</text:p>
          </table:table-cell>
          <table:table-cell table:style-name="ce3" office:value-type="string" calcext:value-type="string">
            <text:p>q1_categorize_knowldg_compnts_alng_4_dimen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ategorize_knowldg_compnts_alng_4_dimen</text:p>
          </table:table-cell>
          <table:table-cell table:style-name="ce3" office:value-type="string" calcext:value-type="string">
            <text:p>q2_categorize_knowldg_compnts_alng_4_dimen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diff_among_le_ie_ae_1</text:p>
          </table:table-cell>
          <table:table-cell table:style-name="ce3" office:value-type="string" calcext:value-type="string">
            <text:p>q1_explain_diff_among_le_ie_ae_1</text:p>
          </table:table-cell>
          <table:table-cell table:style-name="ce3"/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diff_among_le_ie_ae_1</text:p>
          </table:table-cell>
          <table:table-cell table:style-name="ce3" office:value-type="string" calcext:value-type="string">
            <text:p>q1_explain_diff_among_le_ie_ae_1</text:p>
          </table:table-cell>
          <table:table-cell table:style-name="ce3"/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diff_among_le_ie_ae_1</text:p>
          </table:table-cell>
          <table:table-cell table:style-name="ce3" office:value-type="string" calcext:value-type="string">
            <text:p>q1_explain_diff_among_le_ie_ae_1</text:p>
          </table:table-cell>
          <table:table-cell table:style-name="ce3"/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diff_among_le_ie_ae_1</text:p>
          </table:table-cell>
          <table:table-cell table:style-name="ce3" office:value-type="string" calcext:value-type="string">
            <text:p>q1_explain_diff_among_le_ie_ae_1</text:p>
          </table:table-cell>
          <table:table-cell table:style-name="ce3"/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intrrltonshps_amng_goal</text:p>
          </table:table-cell>
          <table:table-cell table:style-name="ce3" office:value-type="string" calcext:value-type="string">
            <text:p>q1_explain_intrrltonshps_amng_goa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motvtns_hypthss_testd_by_kli_frmwrk</text:p>
          </table:table-cell>
          <table:table-cell table:style-name="ce3" office:value-type="string" calcext:value-type="string">
            <text:p>q1_identify_motvtns_hypthss_testd_by_kli_frmwrk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motvtns_hypthss_testd_by_kli_frmwrk</text:p>
          </table:table-cell>
          <table:table-cell table:style-name="ce3" office:value-type="string" calcext:value-type="string">
            <text:p>q2_identify_motvtns_hypthss_testd_by_kli_frmwrk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motvtns_hypthss_testd_by_kli_frmwrk</text:p>
          </table:table-cell>
          <table:table-cell table:style-name="ce3" office:value-type="string" calcext:value-type="string">
            <text:p>q3_identify_motvtns_hypthss_testd_by_kli_frmwrk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1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2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3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4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1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2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3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4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1_explain_diff_among_le_ie_ae_1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2_explain_diff_among_le_ie_ae_1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3_explain_diff_among_le_ie_ae_1_pool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4_explain_diff_among_le_ie_ae_1_pool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1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2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3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4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5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1_map_elemt_bloom_taxmy_to_exmpl</text:p>
          </table:table-cell>
          <table:table-cell table:style-name="ce3"/>
          <table:table-cell table:style-name="ce3" office:value-type="string" calcext:value-type="string">
            <text:p>map_elemt_bloom_taxmy_to_exmpl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prequiz</text:p>
          </table:table-cell>
          <table:table-cell table:style-name="ce3" office:value-type="string" calcext:value-type="string">
            <text:p>q2_map_elemt_bloom_taxmy_to_exmpl</text:p>
          </table:table-cell>
          <table:table-cell table:style-name="ce3"/>
          <table:table-cell table:style-name="ce3" office:value-type="string" calcext:value-type="string">
            <text:p>map_elemt_bloom_taxmy_to_exmpl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1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2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3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4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1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2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3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4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1_explain_diff_among_le_ie_ae_1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2_explain_diff_among_le_ie_ae_1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3_explain_diff_among_le_ie_ae_1_pool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4_explain_diff_among_le_ie_ae_1_pool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1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2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3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4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5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1_map_elemt_bloom_taxmy_to_exmpl</text:p>
          </table:table-cell>
          <table:table-cell table:style-name="ce3"/>
          <table:table-cell table:style-name="ce3" office:value-type="string" calcext:value-type="string">
            <text:p>map_elemt_bloom_taxmy_to_exmpl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_2-3_quiz</text:p>
          </table:table-cell>
          <table:table-cell table:style-name="ce3" office:value-type="string" calcext:value-type="string">
            <text:p>q2_map_elemt_bloom_taxmy_to_exmpl</text:p>
          </table:table-cell>
          <table:table-cell table:style-name="ce3"/>
          <table:table-cell table:style-name="ce3" office:value-type="string" calcext:value-type="string">
            <text:p>map_elemt_bloom_taxmy_to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esign_assmts_alignd_lg_1</text:p>
          </table:table-cell>
          <table:table-cell table:style-name="ce3" office:value-type="string" calcext:value-type="string">
            <text:p>q1_design_assmts_alignd_lg_1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esign_assmts_alignd_lg_3</text:p>
          </table:table-cell>
          <table:table-cell table:style-name="ce3" office:value-type="string" calcext:value-type="string">
            <text:p>q1_design_assmts_alignd_lg_3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write-lo-and-bloom-level-1</text:p>
          </table:table-cell>
          <table:table-cell table:style-name="ce3" office:value-type="string" calcext:value-type="string">
            <text:p>q2_write-lo-and-bloom-level-1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write-lo-and-bloom-level-2</text:p>
          </table:table-cell>
          <table:table-cell table:style-name="ce3" office:value-type="string" calcext:value-type="string">
            <text:p>q2_write-lo-and-bloom-level-2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ndicate_stu_or_instr_centered</text:p>
          </table:table-cell>
          <table:table-cell table:style-name="ce3" office:value-type="string" calcext:value-type="string">
            <text:p>q1_indicate_stu_or_instr_centered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ndicate_stu_or_instr_centered</text:p>
          </table:table-cell>
          <table:table-cell table:style-name="ce3" office:value-type="string" calcext:value-type="string">
            <text:p>q2_indicate_stu_or_instr_centered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ndicate_stu_or_instr_centered</text:p>
          </table:table-cell>
          <table:table-cell table:style-name="ce3" office:value-type="string" calcext:value-type="string">
            <text:p>q3_indicate_stu_or_instr_centered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ndicate_stu_or_instr_centered</text:p>
          </table:table-cell>
          <table:table-cell table:style-name="ce3" office:value-type="string" calcext:value-type="string">
            <text:p>q4_indicate_stu_or_instr_centered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ndicate_stu_or_instr_centered</text:p>
          </table:table-cell>
          <table:table-cell table:style-name="ce3" office:value-type="string" calcext:value-type="string">
            <text:p>q5_indicate_stu_or_instr_centered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reate_eval_goals_abcd_kli_blooms_1</text:p>
          </table:table-cell>
          <table:table-cell table:style-name="ce3" office:value-type="string" calcext:value-type="string">
            <text:p>q1_create_eval_goals_abcd_kli_blooms_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reate_eval_goals_abcd_kli_blooms_1</text:p>
          </table:table-cell>
          <table:table-cell table:style-name="ce3" office:value-type="string" calcext:value-type="string">
            <text:p>q1_create_eval_goals_abcd_kli_blooms_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reate_eval_goals_abcd_kli_blooms_1</text:p>
          </table:table-cell>
          <table:table-cell table:style-name="ce3" office:value-type="string" calcext:value-type="string">
            <text:p>q1_create_eval_goals_abcd_kli_blooms_1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reate_eval_goals_abcd_kli_blooms_1</text:p>
          </table:table-cell>
          <table:table-cell table:style-name="ce3" office:value-type="string" calcext:value-type="string">
            <text:p>q1_create_eval_goals_abcd_kli_blooms_1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reate_eval_goals_abcd_kli_blooms_2</text:p>
          </table:table-cell>
          <table:table-cell table:style-name="ce3" office:value-type="string" calcext:value-type="string">
            <text:p>q1_create_eval_goals_abcd_kli_blooms_2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reate_eval_goals_abcd_kli_blooms_2</text:p>
          </table:table-cell>
          <table:table-cell table:style-name="ce3" office:value-type="string" calcext:value-type="string">
            <text:p>q1_create_eval_goals_abcd_kli_blooms_2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reate_eval_goals_abcd_kli_blooms_2</text:p>
          </table:table-cell>
          <table:table-cell table:style-name="ce3" office:value-type="string" calcext:value-type="string">
            <text:p>q1_create_eval_goals_abcd_kli_blooms_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reate_eval_goals_abcd_kli_blooms_2</text:p>
          </table:table-cell>
          <table:table-cell table:style-name="ce3" office:value-type="string" calcext:value-type="string">
            <text:p>q1_create_eval_goals_abcd_kli_blooms_2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reate_eval_goals_abcd_kli_blooms_3</text:p>
          </table:table-cell>
          <table:table-cell table:style-name="ce3" office:value-type="string" calcext:value-type="string">
            <text:p>q1_create_eval_goals_abcd_kli_blooms_3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reate_eval_goals_abcd_kli_blooms_3</text:p>
          </table:table-cell>
          <table:table-cell table:style-name="ce3" office:value-type="string" calcext:value-type="string">
            <text:p>q1_create_eval_goals_abcd_kli_blooms_3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reate_eval_goals_abcd_kli_blooms_3</text:p>
          </table:table-cell>
          <table:table-cell table:style-name="ce3" office:value-type="string" calcext:value-type="string">
            <text:p>q1_create_eval_goals_abcd_kli_blooms_3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1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2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3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4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5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6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7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8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9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10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11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1_explain_kli_blooms_fit_big_pic_pool</text:p>
          </table:table-cell>
          <table:table-cell table:style-name="ce3"/>
          <table:table-cell table:style-name="ce3" office:value-type="string" calcext:value-type="string">
            <text:p>explain_kli_blooms_fit_big_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office:annotation draw:style-name="gr1" draw:text-style-name="P2" svg:width="1341.75pt" svg:height="33.73pt" svg:x="455.98pt" svg:y="3219.76pt" draw:caption-point-x="-11.54pt" draw:caption-point-y="-19.98pt">
              <dc:date>2018-08-03T00:00:00</dc:date>
              <text:p text:style-name="P1">Remove in next version</text:p>
              <text:p text:style-name="P1"><text:tab/>-Kim Larson</text:p>
            </office:annotation>
            <text:p>_2-4_prequiz</text:p>
          </table:table-cell>
          <table:table-cell table:style-name="ce4" office:value-type="string" calcext:value-type="string">
            <text:p>q2_explain_kli_blooms_fit_big_pic_pool</text:p>
          </table:table-cell>
          <table:table-cell table:style-name="ce4"/>
          <table:table-cell table:style-name="ce4" office:value-type="string" calcext:value-type="string">
            <text:p>explain_kli_blooms_fit_big_pic_skill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1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2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3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4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5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1_compare_purp_formtv_sumtv_assessmnt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1_compare_purp_formtv_sumtv_assessmnt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1_compare_purp_formtv_sumtv_assessmnt_pool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pre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1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2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3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4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5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6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7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8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9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10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11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1_explain_kli_blooms_fit_big_pic_pool</text:p>
          </table:table-cell>
          <table:table-cell table:style-name="ce3"/>
          <table:table-cell table:style-name="ce3" office:value-type="string" calcext:value-type="string">
            <text:p>explain_kli_blooms_fit_big_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_2-4_quiz</text:p>
          </table:table-cell>
          <table:table-cell table:style-name="ce4" office:value-type="string" calcext:value-type="string">
            <text:p>q2_explain_kli_blooms_fit_big_pic_pool</text:p>
          </table:table-cell>
          <table:table-cell table:style-name="ce4"/>
          <table:table-cell table:style-name="ce4" office:value-type="string" calcext:value-type="string">
            <text:p>explain_kli_blooms_fit_big_pic_skill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1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2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3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4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5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1_compare_purp_formtv_sumtv_assessmnt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1_compare_purp_formtv_sumtv_assessmnt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1_compare_purp_formtv_sumtv_assessmnt_pool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4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all_goals_cta_1</text:p>
          </table:table-cell>
          <table:table-cell table:style-name="ce3" office:value-type="string" calcext:value-type="string">
            <text:p>q2_recall_goals_cta_1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cta_used_identify_lg_1</text:p>
          </table:table-cell>
          <table:table-cell table:style-name="ce3" office:value-type="string" calcext:value-type="string">
            <text:p>q1_explain_cta_used_identify_lg_1</text:p>
          </table:table-cell>
          <table:table-cell table:style-name="ce3"/>
          <table:table-cell table:style-name="ce2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cta_used_identify_lg_1</text:p>
          </table:table-cell>
          <table:table-cell table:style-name="ce3" office:value-type="string" calcext:value-type="string">
            <text:p>q2_explain_cta_used_identify_lg_1</text:p>
          </table:table-cell>
          <table:table-cell table:style-name="ce3"/>
          <table:table-cell table:style-name="ce2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cta_used_identify_lg_1</text:p>
          </table:table-cell>
          <table:table-cell table:style-name="ce3" office:value-type="string" calcext:value-type="string">
            <text:p>q3_explain_cta_used_identify_lg_1</text:p>
          </table:table-cell>
          <table:table-cell table:style-name="ce3"/>
          <table:table-cell table:style-name="ce2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cta_used_identify_lg_1</text:p>
          </table:table-cell>
          <table:table-cell table:style-name="ce3" office:value-type="string" calcext:value-type="string">
            <text:p>q4_explain_cta_used_identify_lg_1</text:p>
          </table:table-cell>
          <table:table-cell table:style-name="ce3"/>
          <table:table-cell table:style-name="ce2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cta_used_identify_lg_1</text:p>
          </table:table-cell>
          <table:table-cell table:style-name="ce3" office:value-type="string" calcext:value-type="string">
            <text:p>q5_explain_cta_used_identify_lg_1</text:p>
          </table:table-cell>
          <table:table-cell table:style-name="ce3"/>
          <table:table-cell table:style-name="ce2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cta_used_identify_lg_2</text:p>
          </table:table-cell>
          <table:table-cell table:style-name="ce3" office:value-type="string" calcext:value-type="string">
            <text:p>q1_explain_cta_used_identify_lg_2</text:p>
          </table:table-cell>
          <table:table-cell table:style-name="ce3" office:value-type="string" calcext:value-type="string">
            <text:p>p1</text:p>
          </table:table-cell>
          <table:table-cell table:style-name="ce2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cta_used_identify_lg_2</text:p>
          </table:table-cell>
          <table:table-cell table:style-name="ce3" office:value-type="string" calcext:value-type="string">
            <text:p>q1_explain_cta_used_identify_lg_2</text:p>
          </table:table-cell>
          <table:table-cell table:style-name="ce3" office:value-type="string" calcext:value-type="string">
            <text:p>p2</text:p>
          </table:table-cell>
          <table:table-cell table:style-name="ce2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cta_used_identify_lg_2</text:p>
          </table:table-cell>
          <table:table-cell table:style-name="ce3" office:value-type="string" calcext:value-type="string">
            <text:p>q1_explain_cta_used_identify_lg_2</text:p>
          </table:table-cell>
          <table:table-cell table:style-name="ce3" office:value-type="string" calcext:value-type="string">
            <text:p>p3</text:p>
          </table:table-cell>
          <table:table-cell table:style-name="ce2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cta_used_identify_lg_2</text:p>
          </table:table-cell>
          <table:table-cell table:style-name="ce3" office:value-type="string" calcext:value-type="string">
            <text:p>q1_explain_cta_used_identify_lg_2</text:p>
          </table:table-cell>
          <table:table-cell table:style-name="ce3" office:value-type="string" calcext:value-type="string">
            <text:p>p4</text:p>
          </table:table-cell>
          <table:table-cell table:style-name="ce2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cta_used_identify_lg_2</text:p>
          </table:table-cell>
          <table:table-cell table:style-name="ce3" office:value-type="string" calcext:value-type="string">
            <text:p>q1_explain_cta_used_identify_lg_2</text:p>
          </table:table-cell>
          <table:table-cell table:style-name="ce3" office:value-type="string" calcext:value-type="string">
            <text:p>p5</text:p>
          </table:table-cell>
          <table:table-cell table:style-name="ce2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1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2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3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4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5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6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1_explain_why_knwldg_gls</text:p>
          </table:table-cell>
          <table:table-cell table:style-name="ce3"/>
          <table:table-cell table:style-name="ce3" office:value-type="string" calcext:value-type="string">
            <text:p>explain_why_knwldg_g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1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2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3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4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1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2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3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4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5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6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1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2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3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4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5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6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7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8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9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prequiz</text:p>
          </table:table-cell>
          <table:table-cell table:style-name="ce3" office:value-type="string" calcext:value-type="string">
            <text:p>q10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_2-5_quiz</text:p>
          </table:table-cell>
          <table:table-cell table:style-name="ce15" office:value-type="string" calcext:value-type="string">
            <text:p>q1_explain_why_knwldg_gls</text:p>
          </table:table-cell>
          <table:table-cell table:style-name="ce15"/>
          <table:table-cell table:style-name="ce15" office:value-type="string" calcext:value-type="string">
            <text:p>recall_goals_ct_explain_why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2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3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4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5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6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1_explain_why_knwldg_gls</text:p>
          </table:table-cell>
          <table:table-cell table:style-name="ce3"/>
          <table:table-cell table:style-name="ce3" office:value-type="string" calcext:value-type="string">
            <text:p>explain_why_knwldg_g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1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2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3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4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1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2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3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4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5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6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1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2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3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4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5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6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7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8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9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5_quiz</text:p>
          </table:table-cell>
          <table:table-cell table:style-name="ce3" office:value-type="string" calcext:value-type="string">
            <text:p>q10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esign_assess_algnd_lg_kli_blooms_1</text:p>
          </table:table-cell>
          <table:table-cell table:style-name="ce3" office:value-type="string" calcext:value-type="string">
            <text:p>q1_design_assess_algnd_lg_kli_blooms_1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esign_assess_algnd_lg_kli_blooms_1</text:p>
          </table:table-cell>
          <table:table-cell table:style-name="ce3" office:value-type="string" calcext:value-type="string">
            <text:p>q2_design_assess_algnd_lg_kli_blooms_1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assess_auth_tools_good-bad_1</text:p>
          </table:table-cell>
          <table:table-cell table:style-name="ce3" office:value-type="string" calcext:value-type="string">
            <text:p>q1_recognize_assess_auth_tools_good-bad_1</text:p>
          </table:table-cell>
          <table:table-cell table:style-name="ce3"/>
          <table:table-cell table:style-name="ce3" office:value-type="string" calcext:value-type="string">
            <text:p>recognize_assessmnt_author_tools_feature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prequiz</text:p>
          </table:table-cell>
          <table:table-cell table:style-name="ce3" office:value-type="string" calcext:value-type="string">
            <text:p>q1_recognize_assess_auth_tools_good-bad_pool</text:p>
          </table:table-cell>
          <table:table-cell table:style-name="ce3"/>
          <table:table-cell table:style-name="ce3" office:value-type="string" calcext:value-type="string">
            <text:p>recognize_assessmnt_author_tools_feature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prequiz</text:p>
          </table:table-cell>
          <table:table-cell table:style-name="ce3" office:value-type="string" calcext:value-type="string">
            <text:p>q2_recognize_assess_auth_tools_good-bad_pool</text:p>
          </table:table-cell>
          <table:table-cell table:style-name="ce3"/>
          <table:table-cell table:style-name="ce3" office:value-type="string" calcext:value-type="string">
            <text:p>recognize_assessmnt_author_tools_feature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prequiz</text:p>
          </table:table-cell>
          <table:table-cell table:style-name="ce3" office:value-type="string" calcext:value-type="string">
            <text:p>q1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prequiz</text:p>
          </table:table-cell>
          <table:table-cell table:style-name="ce3" office:value-type="string" calcext:value-type="string">
            <text:p>q2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prequiz</text:p>
          </table:table-cell>
          <table:table-cell table:style-name="ce3" office:value-type="string" calcext:value-type="string">
            <text:p>q3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prequiz</text:p>
          </table:table-cell>
          <table:table-cell table:style-name="ce3" office:value-type="string" calcext:value-type="string">
            <text:p>q4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prequiz</text:p>
          </table:table-cell>
          <table:table-cell table:style-name="ce3" office:value-type="string" calcext:value-type="string">
            <text:p>q5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quiz</text:p>
          </table:table-cell>
          <table:table-cell table:style-name="ce3" office:value-type="string" calcext:value-type="string">
            <text:p>q1_recognize_assess_auth_tools_good-bad_pool</text:p>
          </table:table-cell>
          <table:table-cell table:style-name="ce3"/>
          <table:table-cell table:style-name="ce3" office:value-type="string" calcext:value-type="string">
            <text:p>recognize_assessmnt_author_tools_feature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quiz</text:p>
          </table:table-cell>
          <table:table-cell table:style-name="ce3" office:value-type="string" calcext:value-type="string">
            <text:p>q2_recognize_assess_auth_tools_good-bad_pool</text:p>
          </table:table-cell>
          <table:table-cell table:style-name="ce3"/>
          <table:table-cell table:style-name="ce3" office:value-type="string" calcext:value-type="string">
            <text:p>recognize_assessmnt_author_tools_feature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quiz</text:p>
          </table:table-cell>
          <table:table-cell table:style-name="ce3" office:value-type="string" calcext:value-type="string">
            <text:p>q1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quiz</text:p>
          </table:table-cell>
          <table:table-cell table:style-name="ce3" office:value-type="string" calcext:value-type="string">
            <text:p>q2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quiz</text:p>
          </table:table-cell>
          <table:table-cell table:style-name="ce3" office:value-type="string" calcext:value-type="string">
            <text:p>q3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quiz</text:p>
          </table:table-cell>
          <table:table-cell table:style-name="ce3" office:value-type="string" calcext:value-type="string">
            <text:p>q4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2-6_quiz</text:p>
          </table:table-cell>
          <table:table-cell table:style-name="ce3" office:value-type="string" calcext:value-type="string">
            <text:p>q5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6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7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8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9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10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1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1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1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1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1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8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1_map_elemt_bloom_taxmy_to_exmpl</text:p>
          </table:table-cell>
          <table:table-cell table:style-name="ce16"/>
          <table:table-cell table:style-name="ce16" office:value-type="string" calcext:value-type="string">
            <text:p>map_elemt_bloom_taxmy_to_exmpl_skill</text:p>
          </table:table-cell>
          <table:table-cell table:style-name="ce16" table:number-columns-repeated="22"/>
          <table:table-cell table:number-columns-repeated="998"/>
        </table:table-row>
        <table:table-row table:style-name="ro8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2_map_elemt_bloom_taxmy_to_exmpl</text:p>
          </table:table-cell>
          <table:table-cell table:style-name="ce16"/>
          <table:table-cell table:style-name="ce16" office:value-type="string" calcext:value-type="string">
            <text:p>map_elemt_bloom_taxmy_to_exmpl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1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2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3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4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5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6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7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8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9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2-6_quiz</text:p>
          </table:table-cell>
          <table:table-cell table:style-name="ce16" office:value-type="string" calcext:value-type="string">
            <text:p>q10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mpare_contrast_CI_CTA-mc</text:p>
          </table:table-cell>
          <table:table-cell table:style-name="ce3" office:value-type="string" calcext:value-type="string">
            <text:p>q1_compare_contrast_CI_CTA-mc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mpare_contrast_CI_CTA-mc</text:p>
          </table:table-cell>
          <table:table-cell table:style-name="ce3" office:value-type="string" calcext:value-type="string">
            <text:p>q2_compare_contrast_CI_CTA-mc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mpare_contrast_CI_CTA-mc</text:p>
          </table:table-cell>
          <table:table-cell table:style-name="ce3" office:value-type="string" calcext:value-type="string">
            <text:p>q3_compare_contrast_CI_CTA-mc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mpare_contrast_CI_CTA-mc</text:p>
          </table:table-cell>
          <table:table-cell table:style-name="ce3" office:value-type="string" calcext:value-type="string">
            <text:p>q4_compare_contrast_CI_CTA-mc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mpare_contrast_CI_CTA-mc</text:p>
          </table:table-cell>
          <table:table-cell table:style-name="ce3" office:value-type="string" calcext:value-type="string">
            <text:p>q5_compare_contrast_CI_CTA-mc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mpare_contrast_interview_CI_CTA_skill-ca</text:p>
          </table:table-cell>
          <table:table-cell table:style-name="ce3" office:value-type="string" calcext:value-type="string">
            <text:p>q1_compare_contrast_interview_CI_CTA_skill-ca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compare_contrast_CI_CTA_steps</text:p>
          </table:table-cell>
          <table:table-cell table:style-name="ce3" office:value-type="string" calcext:value-type="string">
            <text:p>q1_dnd_compare_contrast_CI_CTA_steps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compare_contrast_CI_CTA_steps</text:p>
          </table:table-cell>
          <table:table-cell table:style-name="ce3" office:value-type="string" calcext:value-type="string">
            <text:p>q1_dnd_compare_contrast_CI_CTA_steps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compare_contrast_CI_CTA_steps</text:p>
          </table:table-cell>
          <table:table-cell table:style-name="ce3" office:value-type="string" calcext:value-type="string">
            <text:p>q1_dnd_compare_contrast_CI_CTA_steps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compare_contrast_CI_CTA_steps</text:p>
          </table:table-cell>
          <table:table-cell table:style-name="ce3" office:value-type="string" calcext:value-type="string">
            <text:p>q1_dnd_compare_contrast_CI_CTA_steps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compare_contrast_CI_CTA_steps</text:p>
          </table:table-cell>
          <table:table-cell table:style-name="ce3" office:value-type="string" calcext:value-type="string">
            <text:p>q1_dnd_compare_contrast_CI_CTA_steps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compare_contrast_CI_CTA_steps</text:p>
          </table:table-cell>
          <table:table-cell table:style-name="ce3" office:value-type="string" calcext:value-type="string">
            <text:p>q1_dnd_compare_contrast_CI_CTA_steps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compare_contrast_CI_CTA_steps</text:p>
          </table:table-cell>
          <table:table-cell table:style-name="ce3" office:value-type="string" calcext:value-type="string">
            <text:p>q1_dnd_compare_contrast_CI_CTA_steps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compare_contrast_CI_CTA_steps</text:p>
          </table:table-cell>
          <table:table-cell table:style-name="ce3" office:value-type="string" calcext:value-type="string">
            <text:p>q1_dnd_compare_contrast_CI_CTA_steps</text:p>
          </table:table-cell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compare_contrast_CI_CTA_steps</text:p>
          </table:table-cell>
          <table:table-cell table:style-name="ce3" office:value-type="string" calcext:value-type="string">
            <text:p>q1_dnd_compare_contrast_CI_CTA_steps</text:p>
          </table:table-cell>
          <table:table-cell table:style-name="ce3" office:value-type="string" calcext:value-type="string">
            <text:p>p9</text:p>
          </table:table-cell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compare_contrast_CI_CTA_steps</text:p>
          </table:table-cell>
          <table:table-cell table:style-name="ce3" office:value-type="string" calcext:value-type="string">
            <text:p>q1_dnd_compare_contrast_CI_CTA_steps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imptnce_focus_settng_CI_inquiry_prep_CTA_skill-ca-1</text:p>
          </table:table-cell>
          <table:table-cell table:style-name="ce3" office:value-type="string" calcext:value-type="string">
            <text:p>q1_explain_imptnce_focus_settng_CI_inquiry_prep_CTA_skill-ca-1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imptnce_focus_settng_CI_inquiry_prep_CTA_skill-ca-2</text:p>
          </table:table-cell>
          <table:table-cell table:style-name="ce3" office:value-type="string" calcext:value-type="string">
            <text:p>q1_explain_imptnce_focus_settng_CI_inquiry_prep_CTA_skill-ca-2</text:p>
          </table:table-cell>
          <table:table-cell table:style-name="ce3"/>
          <table:table-cell table:style-name="ce3" office:value-type="string" calcext:value-type="string">
            <text:p>explain_imptnce_focus_settng_CI_inquiry_prep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mpare_contrast_interview_CTA_CI_1</text:p>
          </table:table-cell>
          <table:table-cell table:style-name="ce3" office:value-type="string" calcext:value-type="string">
            <text:p>q1_compare_contrast_interview_CTA_CI_1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7_prequiz</text:p>
          </table:table-cell>
          <table:table-cell table:style-name="ce3" office:value-type="string" calcext:value-type="string">
            <text:p>q1_compare_contrast_clark-cta_vrs_CI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7_prequiz</text:p>
          </table:table-cell>
          <table:table-cell table:style-name="ce3" office:value-type="string" calcext:value-type="string">
            <text:p>q2_compare_contrast_clark-cta_vrs_CI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7_prequiz</text:p>
          </table:table-cell>
          <table:table-cell table:style-name="ce3" office:value-type="string" calcext:value-type="string">
            <text:p>q1_compare_contrast_focus_set_CI_and_clark_intrvw-CTA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7_prequiz</text:p>
          </table:table-cell>
          <table:table-cell table:style-name="ce4" office:value-type="string" calcext:value-type="string">
            <text:p>q1_explain_imprtnc_focus_set_CI_and_clark-CTA_intrvw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7_prequiz</text:p>
          </table:table-cell>
          <table:table-cell table:style-name="ce3" office:value-type="string" calcext:value-type="string">
            <text:p>q1_use_interv-CTA_CI_to_idntfy_goals_pool</text:p>
          </table:table-cell>
          <table:table-cell table:style-name="ce3"/>
          <table:table-cell table:style-name="ce3" office:value-type="string" calcext:value-type="string">
            <text:p>use_ho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7_quiz</text:p>
          </table:table-cell>
          <table:table-cell table:style-name="ce3" office:value-type="string" calcext:value-type="string">
            <text:p>q1_compare_contrast_clark-cta_vrs_CI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7_quiz</text:p>
          </table:table-cell>
          <table:table-cell table:style-name="ce3" office:value-type="string" calcext:value-type="string">
            <text:p>q2_compare_contrast_clark-cta_vrs_CI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7_quiz</text:p>
          </table:table-cell>
          <table:table-cell table:style-name="ce3" office:value-type="string" calcext:value-type="string">
            <text:p>q1_compare_contrast_focus_set_CI_and_clark_intrvw-CTA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7_quiz</text:p>
          </table:table-cell>
          <table:table-cell table:style-name="ce4" office:value-type="string" calcext:value-type="string">
            <text:p>q1_explain_imprtnc_focus_set_CI_and_clark-CTA_intrvw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7_quiz</text:p>
          </table:table-cell>
          <table:table-cell table:style-name="ce3" office:value-type="string" calcext:value-type="string">
            <text:p>q1_use_interv-CTA_CI_to_idntfy_goals_pool</text:p>
          </table:table-cell>
          <table:table-cell table:style-name="ce3"/>
          <table:table-cell table:style-name="ce3" office:value-type="string" calcext:value-type="string">
            <text:p>use_ho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6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7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8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9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0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8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_map_elemt_bloom_taxmy_to_exmpl</text:p>
          </table:table-cell>
          <table:table-cell table:style-name="ce16"/>
          <table:table-cell table:style-name="ce16" office:value-type="string" calcext:value-type="string">
            <text:p>map_elemt_bloom_taxmy_to_exmpl_skill</text:p>
          </table:table-cell>
          <table:table-cell table:style-name="ce16" table:number-columns-repeated="22"/>
          <table:table-cell table:number-columns-repeated="998"/>
        </table:table-row>
        <table:table-row table:style-name="ro8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2_map_elemt_bloom_taxmy_to_exmpl</text:p>
          </table:table-cell>
          <table:table-cell table:style-name="ce16"/>
          <table:table-cell table:style-name="ce16" office:value-type="string" calcext:value-type="string">
            <text:p>map_elemt_bloom_taxmy_to_exmpl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2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3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4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5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6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7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8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9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0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_distinguish_tech_lrnr_intrct_3_cog_pool</text:p>
          </table:table-cell>
          <table:table-cell table:style-name="ce16"/>
          <table:table-cell table:style-name="ce16" office:value-type="string" calcext:value-type="string">
            <text:p>distinguish_tech_vs_lrng_centrd_lrng_vs_instrctn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2_distinguish_tech_lrnr_intrct_3_cog_pool</text:p>
          </table:table-cell>
          <table:table-cell table:style-name="ce16"/>
          <table:table-cell table:style-name="ce16" office:value-type="string" calcext:value-type="string">
            <text:p>distinguish_tech_vs_lrng_centrd_lrng_vs_instrctn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3_distinguish_tech_lrnr_intrct_3_cog_pool</text:p>
          </table:table-cell>
          <table:table-cell table:style-name="ce16"/>
          <table:table-cell table:style-name="ce16" office:value-type="string" calcext:value-type="string">
            <text:p>distinguish_tech_vs_lrng_centrd_lrng_vs_instrctn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4_distinguish_tech_lrnr_intrct_3_cog_pool</text:p>
          </table:table-cell>
          <table:table-cell table:style-name="ce16"/>
          <table:table-cell table:style-name="ce16" office:value-type="string" calcext:value-type="string">
            <text:p>distinguish_tech_vs_lrng_centrd_lrng_vs_instrctn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5_distinguish_tech_lrnr_intrct_3_cog_pool</text:p>
          </table:table-cell>
          <table:table-cell table:style-name="ce16" office:value-type="string" calcext:value-type="string">
            <text:p>p1</text:p>
          </table:table-cell>
          <table:table-cell table:style-name="ce16" office:value-type="string" calcext:value-type="string">
            <text:p>distinguish_tech_vs_lrng_centrd_lrng_vs_instrctn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5_distinguish_tech_lrnr_intrct_3_cog_pool</text:p>
          </table:table-cell>
          <table:table-cell table:style-name="ce16" office:value-type="string" calcext:value-type="string">
            <text:p>p2</text:p>
          </table:table-cell>
          <table:table-cell table:style-name="ce16" office:value-type="string" calcext:value-type="string">
            <text:p>distinguish_tech_vs_lrng_centrd_lrng_vs_instrctn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6_distinguish_tech_lrnr_intrct_3_cog_pool</text:p>
          </table:table-cell>
          <table:table-cell table:style-name="ce16" office:value-type="string" calcext:value-type="string">
            <text:p>p1</text:p>
          </table:table-cell>
          <table:table-cell table:style-name="ce16" office:value-type="string" calcext:value-type="string">
            <text:p>distinguish_tech_vs_lrng_centrd_lrng_vs_instrctn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6_distinguish_tech_lrnr_intrct_3_cog_pool</text:p>
          </table:table-cell>
          <table:table-cell table:style-name="ce16" office:value-type="string" calcext:value-type="string">
            <text:p>p2</text:p>
          </table:table-cell>
          <table:table-cell table:style-name="ce16" office:value-type="string" calcext:value-type="string">
            <text:p>distinguish_tech_vs_lrng_centrd_lrng_vs_instrctn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_create_evaluate_goals_using_kli_blooms_abcd_pool</text:p>
          </table:table-cell>
          <table:table-cell table:style-name="ce16"/>
          <table:table-cell table:style-name="ce16" office:value-type="string" calcext:value-type="string">
            <text:p>evaluate_goals_using_kli_blooms_abcd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2_create_evaluate_goals_using_kli_blooms_abcd_pool</text:p>
          </table:table-cell>
          <table:table-cell table:style-name="ce16"/>
          <table:table-cell table:style-name="ce16" office:value-type="string" calcext:value-type="string">
            <text:p>evaluate_goals_using_kli_blooms_abcd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3_create_evaluate_goals_using_kli_blooms_abcd_pool</text:p>
          </table:table-cell>
          <table:table-cell table:style-name="ce16"/>
          <table:table-cell table:style-name="ce16" office:value-type="string" calcext:value-type="string">
            <text:p>evaluate_goals_using_kli_blooms_abcd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4_create_evaluate_goals_using_kli_blooms_abcd_pool</text:p>
          </table:table-cell>
          <table:table-cell table:style-name="ce16"/>
          <table:table-cell table:style-name="ce16" office:value-type="string" calcext:value-type="string">
            <text:p>evaluate_goals_using_kli_blooms_abcd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5_create_evaluate_goals_using_kli_blooms_abcd_pool</text:p>
          </table:table-cell>
          <table:table-cell table:style-name="ce16"/>
          <table:table-cell table:style-name="ce16" office:value-type="string" calcext:value-type="string">
            <text:p>evaluate_goals_using_kli_blooms_abcd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6_create_evaluate_goals_using_kli_blooms_abcd_pool</text:p>
          </table:table-cell>
          <table:table-cell table:style-name="ce16"/>
          <table:table-cell table:style-name="ce16" office:value-type="string" calcext:value-type="string">
            <text:p>evaluate_goals_using_kli_blooms_abcd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7_create_evaluate_goals_using_kli_blooms_abcd_pool</text:p>
          </table:table-cell>
          <table:table-cell table:style-name="ce16"/>
          <table:table-cell table:style-name="ce16" office:value-type="string" calcext:value-type="string">
            <text:p>evaluate_goals_using_kli_blooms_abcd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8_create_evaluate_goals_using_kli_blooms_abcd_pool</text:p>
          </table:table-cell>
          <table:table-cell table:style-name="ce16"/>
          <table:table-cell table:style-name="ce16" office:value-type="string" calcext:value-type="string">
            <text:p>evaluate_goals_using_kli_blooms_abcd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9_create_evaluate_goals_using_kli_blooms_abcd_pool</text:p>
          </table:table-cell>
          <table:table-cell table:style-name="ce16"/>
          <table:table-cell table:style-name="ce16" office:value-type="string" calcext:value-type="string">
            <text:p>evaluate_goals_using_kli_blooms_abcd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0_create_evaluate_goals_using_kli_blooms_abcd_pool</text:p>
          </table:table-cell>
          <table:table-cell table:style-name="ce16"/>
          <table:table-cell table:style-name="ce16" office:value-type="string" calcext:value-type="string">
            <text:p>evaluate_goals_using_kli_blooms_abcd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7_quiz</text:p>
          </table:table-cell>
          <table:table-cell table:style-name="ce16" office:value-type="string" calcext:value-type="string">
            <text:p>q11_create_evaluate_goals_using_kli_blooms_abcd_pool</text:p>
          </table:table-cell>
          <table:table-cell table:style-name="ce16"/>
          <table:table-cell table:style-name="ce16" office:value-type="string" calcext:value-type="string">
            <text:p>evaluate_goals_using_kli_blooms_abcd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llecting_data_in_think_aloud</text:p>
          </table:table-cell>
          <table:table-cell table:style-name="ce3" office:value-type="string" calcext:value-type="string">
            <text:p>q1_collecting_data_in_think_aloud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llecting_data_in_think_aloud</text:p>
          </table:table-cell>
          <table:table-cell table:style-name="ce3" office:value-type="string" calcext:value-type="string">
            <text:p>q2_collecting_data_in_think_aloud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llecting_data_in_think_aloud</text:p>
          </table:table-cell>
          <table:table-cell table:style-name="ce3" office:value-type="string" calcext:value-type="string">
            <text:p>q3_collecting_data_in_think_aloud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llecting_data_in_think_aloud</text:p>
          </table:table-cell>
          <table:table-cell table:style-name="ce3" office:value-type="string" calcext:value-type="string">
            <text:p>q4_collecting_data_in_think_aloud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llecting_data_in_think_aloud</text:p>
          </table:table-cell>
          <table:table-cell table:style-name="ce3" office:value-type="string" calcext:value-type="string">
            <text:p>q5_collecting_data_in_think_aloud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llecting_data_in_think_aloud</text:p>
          </table:table-cell>
          <table:table-cell table:style-name="ce3" office:value-type="string" calcext:value-type="string">
            <text:p>q6_collecting_data_in_think_aloud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mpare_contrast_diff_cta_technqs_1</text:p>
          </table:table-cell>
          <table:table-cell table:style-name="ce3" office:value-type="string" calcext:value-type="string">
            <text:p>q1_compare_contrast_diff_cta_technqs_1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mpare_contrast_diff_cta_technqs_1</text:p>
          </table:table-cell>
          <table:table-cell table:style-name="ce3" office:value-type="string" calcext:value-type="string">
            <text:p>q2_compare_contrast_diff_cta_technqs_1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mpare_contrast_diff_cta_technqs_1</text:p>
          </table:table-cell>
          <table:table-cell table:style-name="ce3" office:value-type="string" calcext:value-type="string">
            <text:p>q3_compare_contrast_diff_cta_technqs_1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btwn_4_cta_thertcl_emprcl_descptv_prescptv_1</text:p>
          </table:table-cell>
          <table:table-cell table:style-name="ce3" office:value-type="string" calcext:value-type="string">
            <text:p>q1_distinguish_btwn_4_cta_thertcl_emprcl_descptv_prescptv_1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btwn_4_cta_thertcl_emprcl_descptv_prescptv_1</text:p>
          </table:table-cell>
          <table:table-cell table:style-name="ce3" office:value-type="string" calcext:value-type="string">
            <text:p>q2_distinguish_btwn_4_cta_thertcl_emprcl_descptv_prescptv_1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btwn_4_cta_thertcl_emprcl_descptv_prescptv_1</text:p>
          </table:table-cell>
          <table:table-cell table:style-name="ce3" office:value-type="string" calcext:value-type="string">
            <text:p>q3_distinguish_btwn_4_cta_thertcl_emprcl_descptv_prescptv_1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btwn_4_cta_thertcl_emprcl_descptv_prescptv_1</text:p>
          </table:table-cell>
          <table:table-cell table:style-name="ce3" office:value-type="string" calcext:value-type="string">
            <text:p>q4_distinguish_btwn_4_cta_thertcl_emprcl_descptv_prescptv_1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btwn_4_cta_thertcl_emprcl_descptv_prescptv_1</text:p>
          </table:table-cell>
          <table:table-cell table:style-name="ce3" office:value-type="string" calcext:value-type="string">
            <text:p>q5_distinguish_btwn_4_cta_thertcl_emprcl_descptv_prescptv_1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btwn_4_cta_thertcl_emprcl_descptv_prescptv_1</text:p>
          </table:table-cell>
          <table:table-cell table:style-name="ce3" office:value-type="string" calcext:value-type="string">
            <text:p>q6_distinguish_btwn_4_cta_thertcl_emprcl_descptv_prescptv_1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use_cta_model_imprv_instruction_1</text:p>
          </table:table-cell>
          <table:table-cell table:style-name="ce3" office:value-type="string" calcext:value-type="string">
            <text:p>q1_use_cta_model_imprv_instruction_1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use_think_alould_cta_technq_1</text:p>
          </table:table-cell>
          <table:table-cell table:style-name="ce3" office:value-type="string" calcext:value-type="string">
            <text:p>q1_use_think_alould_cta_technq_1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use_think_alould_cta_technq_2</text:p>
          </table:table-cell>
          <table:table-cell table:style-name="ce3" office:value-type="string" calcext:value-type="string">
            <text:p>q1_use_think_alould_cta_technq_2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use_think_alould_cta_technq_3</text:p>
          </table:table-cell>
          <table:table-cell table:style-name="ce3" office:value-type="string" calcext:value-type="string">
            <text:p>q1_use_think_alould_cta_technq_3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use_think_alould_cta_technq_4</text:p>
          </table:table-cell>
          <table:table-cell table:style-name="ce3" office:value-type="string" calcext:value-type="string">
            <text:p>q1_use_think_alould_cta_technq_4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use_think_alould_cta_technq_5</text:p>
          </table:table-cell>
          <table:table-cell table:style-name="ce3" office:value-type="string" calcext:value-type="string">
            <text:p>q1_use_think_alould_cta_technq_5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1_apply_theoretical_CTA_to_a_task_domain-pool</text:p>
          </table:table-cell>
          <table:table-cell table:style-name="ce3"/>
          <table:table-cell table:style-name="ce3" office:value-type="string" calcext:value-type="string">
            <text:p>apply_theoretical_CTA_to_a_task_dom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2_apply_theoretical_CTA_to_a_task_domain-pool</text:p>
          </table:table-cell>
          <table:table-cell table:style-name="ce3"/>
          <table:table-cell table:style-name="ce3" office:value-type="string" calcext:value-type="string">
            <text:p>apply_theoretical_CTA_to_a_task_dom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3_apply_theoretical_CTA_to_a_task_domain-pool</text:p>
          </table:table-cell>
          <table:table-cell table:style-name="ce3"/>
          <table:table-cell table:style-name="ce3" office:value-type="string" calcext:value-type="string">
            <text:p>apply_theoretical_CTA_to_a_task_dom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1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2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3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4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5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6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7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8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9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2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3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4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5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6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7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1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2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3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4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5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6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7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8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prequiz</text:p>
          </table:table-cell>
          <table:table-cell table:style-name="ce3" office:value-type="string" calcext:value-type="string">
            <text:p>q9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1_apply_theoretical_CTA_to_a_task_domain-pool</text:p>
          </table:table-cell>
          <table:table-cell table:style-name="ce3"/>
          <table:table-cell table:style-name="ce3" office:value-type="string" calcext:value-type="string">
            <text:p>apply_theoretical_CTA_to_a_task_dom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2_apply_theoretical_CTA_to_a_task_domain-pool</text:p>
          </table:table-cell>
          <table:table-cell table:style-name="ce3"/>
          <table:table-cell table:style-name="ce3" office:value-type="string" calcext:value-type="string">
            <text:p>apply_theoretical_CTA_to_a_task_dom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3_apply_theoretical_CTA_to_a_task_domain-pool</text:p>
          </table:table-cell>
          <table:table-cell table:style-name="ce3"/>
          <table:table-cell table:style-name="ce3" office:value-type="string" calcext:value-type="string">
            <text:p>apply_theoretical_CTA_to_a_task_dom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1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2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3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4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5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6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7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8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9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2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3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4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5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6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7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1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2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3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4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5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6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7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8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8_quiz</text:p>
          </table:table-cell>
          <table:table-cell table:style-name="ce3" office:value-type="string" calcext:value-type="string">
            <text:p>q9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8_quiz</text:p>
          </table:table-cell>
          <table:table-cell table:style-name="ce16" office:value-type="string" calcext:value-type="string">
            <text:p>q1_design_assess_algnd_lg_kli_blooms_pool</text:p>
          </table:table-cell>
          <table:table-cell table:style-name="ce16"/>
          <table:table-cell table:style-name="ce16" office:value-type="string" calcext:value-type="string">
            <text:p>implement_assessmnts_using_auth_tool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8_quiz</text:p>
          </table:table-cell>
          <table:table-cell table:style-name="ce16" office:value-type="string" calcext:value-type="string">
            <text:p>q2_design_assess_algnd_lg_kli_blooms_pool</text:p>
          </table:table-cell>
          <table:table-cell table:style-name="ce16"/>
          <table:table-cell table:style-name="ce16" office:value-type="string" calcext:value-type="string">
            <text:p>implement_assessmnts_using_auth_tool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8_quiz</text:p>
          </table:table-cell>
          <table:table-cell table:style-name="ce16" office:value-type="string" calcext:value-type="string">
            <text:p>q3_design_assess_algnd_lg_kli_blooms_pool</text:p>
          </table:table-cell>
          <table:table-cell table:style-name="ce16"/>
          <table:table-cell table:style-name="ce16" office:value-type="string" calcext:value-type="string">
            <text:p>implement_assessmnts_using_auth_tool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8_quiz</text:p>
          </table:table-cell>
          <table:table-cell table:style-name="ce16" office:value-type="string" calcext:value-type="string">
            <text:p>q4_design_assess_algnd_lg_kli_blooms_pool</text:p>
          </table:table-cell>
          <table:table-cell table:style-name="ce16"/>
          <table:table-cell table:style-name="ce16" office:value-type="string" calcext:value-type="string">
            <text:p>implement_assessmnts_using_auth_tool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8_quiz</text:p>
          </table:table-cell>
          <table:table-cell table:style-name="ce16" office:value-type="string" calcext:value-type="string">
            <text:p>q5_design_assess_algnd_lg_kli_blooms_pool</text:p>
          </table:table-cell>
          <table:table-cell table:style-name="ce16"/>
          <table:table-cell table:style-name="ce16" office:value-type="string" calcext:value-type="string">
            <text:p>implement_assessmnts_using_auth_tool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mpare_contrast_DF_w_CTA_technqs_1</text:p>
          </table:table-cell>
          <table:table-cell table:style-name="ce3" office:value-type="string" calcext:value-type="string">
            <text:p>q1_compare_contrast_DF_w_CTA_technqs_1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mpare_contrast_DF_w_CTA_technqs_1</text:p>
          </table:table-cell>
          <table:table-cell table:style-name="ce3" office:value-type="string" calcext:value-type="string">
            <text:p>q2_compare_contrast_DF_w_CTA_technqs_1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btwn_2_kinds_emprcl_CTA_1</text:p>
          </table:table-cell>
          <table:table-cell table:style-name="ce3" office:value-type="string" calcext:value-type="string">
            <text:p>q1_distinguish_btwn_2_kinds_emprcl_CTA_1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btwn_2_kinds_emprcl_CTA_1</text:p>
          </table:table-cell>
          <table:table-cell table:style-name="ce3" office:value-type="string" calcext:value-type="string">
            <text:p>q2_distinguish_btwn_2_kinds_emprcl_CTA_1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btwn_2_kinds_emprcl_CTA_1</text:p>
          </table:table-cell>
          <table:table-cell table:style-name="ce3" office:value-type="string" calcext:value-type="string">
            <text:p>q3_distinguish_btwn_2_kinds_emprcl_CTA_1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btwn_2_kinds_emprcl_CTA_1</text:p>
          </table:table-cell>
          <table:table-cell table:style-name="ce3" office:value-type="string" calcext:value-type="string">
            <text:p>q4_distinguish_btwn_2_kinds_emprcl_CTA_1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btwn_2_kinds_emprcl_CTA_1</text:p>
          </table:table-cell>
          <table:table-cell table:style-name="ce3" office:value-type="string" calcext:value-type="string">
            <text:p>q5_distinguish_btwn_2_kinds_emprcl_CTA_1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how_steps_DFA_implmnt_bigpic_1</text:p>
          </table:table-cell>
          <table:table-cell table:style-name="ce3" office:value-type="string" calcext:value-type="string">
            <text:p>q1_explain_how_steps_DFA_implmnt_bigpic_1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how_steps_DFA_implmnt_bigpic_1</text:p>
          </table:table-cell>
          <table:table-cell table:style-name="ce3" office:value-type="string" calcext:value-type="string">
            <text:p>q2_explain_how_steps_DFA_implmnt_bigpic_1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DF_in_tsk_design_mtchd_tsk_wo_that_DF_1</text:p>
          </table:table-cell>
          <table:table-cell table:style-name="ce3" office:value-type="string" calcext:value-type="string">
            <text:p>q1_identify_DF_in_tsk_design_mtchd_tsk_wo_that_DF_1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perform_explain_steps_DFA_1</text:p>
          </table:table-cell>
          <table:table-cell table:style-name="ce3" office:value-type="string" calcext:value-type="string">
            <text:p>q1_perform_explain_steps_DFA_1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perform_explain_steps_DFA_2</text:p>
          </table:table-cell>
          <table:table-cell table:style-name="ce3" office:value-type="string" calcext:value-type="string">
            <text:p>q1_perform_explain_steps_DFA_2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1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2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3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4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5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6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7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8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1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2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3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4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5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6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1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2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3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4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5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6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7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8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1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2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3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4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5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quiz</text:p>
          </table:table-cell>
          <table:table-cell table:style-name="ce3" office:value-type="string" calcext:value-type="string">
            <text:p>q6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valuate-redsgn_tutr_basd_frm_cta_data_mining-ca</text:p>
          </table:table-cell>
          <table:table-cell table:style-name="ce3" office:value-type="string" calcext:value-type="string">
            <text:p>q1_evaluate-redsgn_tutr_basd_frm_cta_data_mining-ca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featrs_good_lrng_curv-mc</text:p>
          </table:table-cell>
          <table:table-cell table:style-name="ce3" office:value-type="string" calcext:value-type="string">
            <text:p>q1_recognize_featrs_good_lrng_curv-mc</text:p>
          </table:table-cell>
          <table:table-cell table:style-name="ce3"/>
          <table:table-cell table:style-name="ce3" office:value-type="string" calcext:value-type="string">
            <text:p>recognize_featrs_good_lrng_cur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un_cta_anlyzg_data_usng_tools_datashop-curves</text:p>
          </table:table-cell>
          <table:table-cell table:style-name="ce3" office:value-type="string" calcext:value-type="string">
            <text:p>q1_run_cta_anlyzg_data_usng_tools_datashop-curves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un_cta_anlyzg_data_usng_tools_datashop-curves</text:p>
          </table:table-cell>
          <table:table-cell table:style-name="ce3" office:value-type="string" calcext:value-type="string">
            <text:p>q2_run_cta_anlyzg_data_usng_tools_datashop-curves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un_cta_anlyzg_data_usng_tools_datashop-curves</text:p>
          </table:table-cell>
          <table:table-cell table:style-name="ce3" office:value-type="string" calcext:value-type="string">
            <text:p>q3_run_cta_anlyzg_data_usng_tools_datashop-curves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un_cta_anlyzg_data_usng_tools_datashop-error-rate</text:p>
          </table:table-cell>
          <table:table-cell table:style-name="ce3" office:value-type="string" calcext:value-type="string">
            <text:p>q1_run_cta_anlyzg_data_usng_tools_datashop-error-rate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un_cta_anlyzg_data_usng_tools_datashop-slope-intercept</text:p>
          </table:table-cell>
          <table:table-cell table:style-name="ce3" office:value-type="string" calcext:value-type="string">
            <text:p>q1_run_cta_anlyzg_data_usng_tools_datashop-slope-intercept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un_cta_anlyzg_data_usng_tools_datashop-what-cta</text:p>
          </table:table-cell>
          <table:table-cell table:style-name="ce3" office:value-type="string" calcext:value-type="string">
            <text:p>q1_run_cta_anlyzg_data_usng_tools_datashop-what-cta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prequiz</text:p>
          </table:table-cell>
          <table:table-cell table:style-name="ce3" office:value-type="string" calcext:value-type="string">
            <text:p>q1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prequiz</text:p>
          </table:table-cell>
          <table:table-cell table:style-name="ce3" office:value-type="string" calcext:value-type="string">
            <text:p>q2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prequiz</text:p>
          </table:table-cell>
          <table:table-cell table:style-name="ce3" office:value-type="string" calcext:value-type="string">
            <text:p>q3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prequiz</text:p>
          </table:table-cell>
          <table:table-cell table:style-name="ce3" office:value-type="string" calcext:value-type="string">
            <text:p>q4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prequiz</text:p>
          </table:table-cell>
          <table:table-cell table:style-name="ce3" office:value-type="string" calcext:value-type="string">
            <text:p>q1_explain_stdnt_interctns_elrng_sys_cta_pool</text:p>
          </table:table-cell>
          <table:table-cell table:style-name="ce3"/>
          <table:table-cell table:style-name="ce3" office:value-type="string" calcext:value-type="string">
            <text:p>explain_stdnt_interctns_elrng_sys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prequiz</text:p>
          </table:table-cell>
          <table:table-cell table:style-name="ce3" office:value-type="string" calcext:value-type="string">
            <text:p>q1_recognize_featrs_good_lrng_curv_pool</text:p>
          </table:table-cell>
          <table:table-cell table:style-name="ce3"/>
          <table:table-cell table:style-name="ce3" office:value-type="string" calcext:value-type="string">
            <text:p>recognize_featrs_good_lrng_cur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prequiz</text:p>
          </table:table-cell>
          <table:table-cell table:style-name="ce3" office:value-type="string" calcext:value-type="string">
            <text:p>q1_use_lc_to_do_cta_pool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prequiz</text:p>
          </table:table-cell>
          <table:table-cell table:style-name="ce3" office:value-type="string" calcext:value-type="string">
            <text:p>q2_use_lc_to_do_cta_pool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quiz</text:p>
          </table:table-cell>
          <table:table-cell table:style-name="ce3" office:value-type="string" calcext:value-type="string">
            <text:p>q1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quiz</text:p>
          </table:table-cell>
          <table:table-cell table:style-name="ce3" office:value-type="string" calcext:value-type="string">
            <text:p>q2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quiz</text:p>
          </table:table-cell>
          <table:table-cell table:style-name="ce3" office:value-type="string" calcext:value-type="string">
            <text:p>q3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quiz</text:p>
          </table:table-cell>
          <table:table-cell table:style-name="ce3" office:value-type="string" calcext:value-type="string">
            <text:p>q4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quiz</text:p>
          </table:table-cell>
          <table:table-cell table:style-name="ce3" office:value-type="string" calcext:value-type="string">
            <text:p>q1_explain_stdnt_interctns_elrng_sys_cta_pool</text:p>
          </table:table-cell>
          <table:table-cell table:style-name="ce3"/>
          <table:table-cell table:style-name="ce3" office:value-type="string" calcext:value-type="string">
            <text:p>explain_stdnt_interctns_elrng_sys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quiz</text:p>
          </table:table-cell>
          <table:table-cell table:style-name="ce3" office:value-type="string" calcext:value-type="string">
            <text:p>q1_recognize_featrs_good_lrng_curv_pool</text:p>
          </table:table-cell>
          <table:table-cell table:style-name="ce3"/>
          <table:table-cell table:style-name="ce3" office:value-type="string" calcext:value-type="string">
            <text:p>recognize_featrs_good_lrng_cur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quiz</text:p>
          </table:table-cell>
          <table:table-cell table:style-name="ce3" office:value-type="string" calcext:value-type="string">
            <text:p>q1_use_lc_to_do_cta_pool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10_quiz</text:p>
          </table:table-cell>
          <table:table-cell table:style-name="ce3" office:value-type="string" calcext:value-type="string">
            <text:p>q2_use_lc_to_do_cta_pool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6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7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8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9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10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1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1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1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1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1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8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1_map_elemt_bloom_taxmy_to_exmpl</text:p>
          </table:table-cell>
          <table:table-cell table:style-name="ce16"/>
          <table:table-cell table:style-name="ce16" office:value-type="string" calcext:value-type="string">
            <text:p>map_elemt_bloom_taxmy_to_exmpl_skill</text:p>
          </table:table-cell>
          <table:table-cell table:style-name="ce16" table:number-columns-repeated="22"/>
          <table:table-cell table:number-columns-repeated="998"/>
        </table:table-row>
        <table:table-row table:style-name="ro8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2_map_elemt_bloom_taxmy_to_exmpl</text:p>
          </table:table-cell>
          <table:table-cell table:style-name="ce16"/>
          <table:table-cell table:style-name="ce16" office:value-type="string" calcext:value-type="string">
            <text:p>map_elemt_bloom_taxmy_to_exmpl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1_explain_kli_blooms_fit_big_pic_pool</text:p>
          </table:table-cell>
          <table:table-cell table:style-name="ce16"/>
          <table:table-cell table:style-name="ce16" office:value-type="string" calcext:value-type="string">
            <text:p>explain_kli_blooms_fit_big_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_3-10_quiz</text:p>
          </table:table-cell>
          <table:table-cell table:style-name="ce4" office:value-type="string" calcext:value-type="string">
            <text:p>q2_explain_kli_blooms_fit_big_pic_pool</text:p>
          </table:table-cell>
          <table:table-cell table:style-name="ce4"/>
          <table:table-cell table:style-name="ce4" office:value-type="string" calcext:value-type="string">
            <text:p>explain_kli_blooms_fit_big_pic_skill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1_distinguish_btwn_4_cta_theortcl_emprcl_desrptv_prescptv_pool</text:p>
          </table:table-cell>
          <table:table-cell table:style-name="ce16"/>
          <table:table-cell table:style-name="ce16" office:value-type="string" calcext:value-type="string">
            <text:p>distinguish_btwn_4_cta_theortcl_emprcl_desrptv_prescptv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2_distinguish_btwn_4_cta_theortcl_emprcl_desrptv_prescptv_pool</text:p>
          </table:table-cell>
          <table:table-cell table:style-name="ce16"/>
          <table:table-cell table:style-name="ce16" office:value-type="string" calcext:value-type="string">
            <text:p>distinguish_btwn_4_cta_theortcl_emprcl_desrptv_prescptv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3_distinguish_btwn_4_cta_theortcl_emprcl_desrptv_prescptv_pool</text:p>
          </table:table-cell>
          <table:table-cell table:style-name="ce16"/>
          <table:table-cell table:style-name="ce16" office:value-type="string" calcext:value-type="string">
            <text:p>distinguish_btwn_4_cta_theortcl_emprcl_desrptv_prescptv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4_distinguish_btwn_4_cta_theortcl_emprcl_desrptv_prescptv_pool</text:p>
          </table:table-cell>
          <table:table-cell table:style-name="ce16"/>
          <table:table-cell table:style-name="ce16" office:value-type="string" calcext:value-type="string">
            <text:p>distinguish_btwn_4_cta_theortcl_emprcl_desrptv_prescptv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5_distinguish_btwn_4_cta_theortcl_emprcl_desrptv_prescptv_pool</text:p>
          </table:table-cell>
          <table:table-cell table:style-name="ce16"/>
          <table:table-cell table:style-name="ce16" office:value-type="string" calcext:value-type="string">
            <text:p>distinguish_btwn_4_cta_theortcl_emprcl_desrptv_prescptv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6_distinguish_btwn_4_cta_theortcl_emprcl_desrptv_prescptv_pool</text:p>
          </table:table-cell>
          <table:table-cell table:style-name="ce16"/>
          <table:table-cell table:style-name="ce16" office:value-type="string" calcext:value-type="string">
            <text:p>distinguish_btwn_4_cta_theortcl_emprcl_desrptv_prescptv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7_distinguish_btwn_4_cta_theortcl_emprcl_desrptv_prescptv_pool</text:p>
          </table:table-cell>
          <table:table-cell table:style-name="ce16"/>
          <table:table-cell table:style-name="ce16" office:value-type="string" calcext:value-type="string">
            <text:p>distinguish_btwn_4_cta_theortcl_emprcl_desrptv_prescptv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8_distinguish_btwn_4_cta_theortcl_emprcl_desrptv_prescptv_pool</text:p>
          </table:table-cell>
          <table:table-cell table:style-name="ce16"/>
          <table:table-cell table:style-name="ce16" office:value-type="string" calcext:value-type="string">
            <text:p>distinguish_btwn_4_cta_theortcl_emprcl_desrptv_prescptv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3-10_quiz</text:p>
          </table:table-cell>
          <table:table-cell table:style-name="ce16" office:value-type="string" calcext:value-type="string">
            <text:p>q9_distinguish_btwn_4_cta_theortcl_emprcl_desrptv_prescptv_pool</text:p>
          </table:table-cell>
          <table:table-cell table:style-name="ce16"/>
          <table:table-cell table:style-name="ce16" office:value-type="string" calcext:value-type="string">
            <text:p>distinguish_btwn_4_cta_theortcl_emprcl_desrptv_prescptv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identify_resrch_approch_stdy_insrtcl_effectnes</text:p>
          </table:table-cell>
          <table:table-cell table:style-name="ce15" office:value-type="string" calcext:value-type="string">
            <text:p>q1_Identify_resrch_approch_stdy_insrtcl_effectnes</text:p>
          </table:table-cell>
          <table:table-cell table:style-name="ce15"/>
          <table:table-cell table:style-name="ce15" office:value-type="string" calcext:value-type="string">
            <text:p>identify_resrch_approch_stdy_insrtcl_effectns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identify_resrch_approch_stdy_insrtcl_effectnes</text:p>
          </table:table-cell>
          <table:table-cell table:style-name="ce3" office:value-type="string" calcext:value-type="string">
            <text:p>q2_Identify_resrch_approch_stdy_insrtcl_effectnes</text:p>
          </table:table-cell>
          <table:table-cell table:style-name="ce3"/>
          <table:table-cell table:style-name="ce3" office:value-type="string" calcext:value-type="string">
            <text:p>identify_resrch_approch_stdy_insrtcl_effect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reasons_no_effect_1</text:p>
          </table:table-cell>
          <table:table-cell table:style-name="ce3" office:value-type="string" calcext:value-type="string">
            <text:p>q1_identify_reasons_no_effect_1</text:p>
          </table:table-cell>
          <table:table-cell table:style-name="ce3"/>
          <table:table-cell table:style-name="ce3" office:value-type="string" calcext:value-type="string">
            <text:p>identify_reasons_no_effec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lrng_proc_for_which_kinds_knwldg</text:p>
          </table:table-cell>
          <table:table-cell table:style-name="ce3" office:value-type="string" calcext:value-type="string">
            <text:p>q1_explain_lrng_proc_for_which_kinds_knwldg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lrng_proc_for_which_kinds_knwldg</text:p>
          </table:table-cell>
          <table:table-cell table:style-name="ce3" office:value-type="string" calcext:value-type="string">
            <text:p>q1_explain_lrng_proc_for_which_kinds_knwldg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lrng_proc_for_which_kinds_knwldg</text:p>
          </table:table-cell>
          <table:table-cell table:style-name="ce3" office:value-type="string" calcext:value-type="string">
            <text:p>q1_explain_lrng_proc_for_which_kinds_knwldg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lrng_proc_for_which_kinds_knwldg</text:p>
          </table:table-cell>
          <table:table-cell table:style-name="ce3" office:value-type="string" calcext:value-type="string">
            <text:p>q1_explain_lrng_proc_for_which_kinds_knwldg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lrng_proc_for_which_kinds_knwldg</text:p>
          </table:table-cell>
          <table:table-cell table:style-name="ce3" office:value-type="string" calcext:value-type="string">
            <text:p>q1_explain_lrng_proc_for_which_kinds_knwldg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lrng_proc_for_which_kinds_knwldg</text:p>
          </table:table-cell>
          <table:table-cell table:style-name="ce3" office:value-type="string" calcext:value-type="string">
            <text:p>q1_explain_lrng_proc_for_which_kinds_knwldg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lrng_proc_for_which_kinds_knwldg</text:p>
          </table:table-cell>
          <table:table-cell table:style-name="ce3" office:value-type="string" calcext:value-type="string">
            <text:p>q1_explain_lrng_proc_for_which_kinds_knwldg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lrng_proc_for_which_kinds_knwldg</text:p>
          </table:table-cell>
          <table:table-cell table:style-name="ce3" office:value-type="string" calcext:value-type="string">
            <text:p>q1_explain_lrng_proc_for_which_kinds_knwldg</text:p>
          </table:table-cell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given_instrctnl_explain_lrng_proc</text:p>
          </table:table-cell>
          <table:table-cell table:style-name="ce3" office:value-type="string" calcext:value-type="string">
            <text:p>q1_given_instrctnl_explain_lrng_proc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given_instrctnl_explain_lrng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given_instrctnl_explain_lrng_proc</text:p>
          </table:table-cell>
          <table:table-cell table:style-name="ce3" office:value-type="string" calcext:value-type="string">
            <text:p>q3_given_instrctnl_explain_lrng_proc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given_instrctnl_explain_lrng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given_instrctnl_explain_lrng_proc</text:p>
          </table:table-cell>
          <table:table-cell table:style-name="ce3" office:value-type="string" calcext:value-type="string">
            <text:p>q5_given_instrctnl_explain_lrng_proc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given_instrctnl_explain_lrng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given_instrctnl_explain_lrng_proc</text:p>
          </table:table-cell>
          <table:table-cell table:style-name="ce3" office:value-type="string" calcext:value-type="string">
            <text:p>q7_given_instrctnl_explain_lrng_proc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given_instrctnl_explain_lrng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given_instrctnl_explain_lrng_proc</text:p>
          </table:table-cell>
          <table:table-cell table:style-name="ce3" office:value-type="string" calcext:value-type="string">
            <text:p>q9_given_instrctnl_explain_lrng_proc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given_instrctnl_explain_lrng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_4-11_prequiz</text:p>
          </table:table-cell>
          <table:table-cell table:style-name="ce15" office:value-type="string" calcext:value-type="string">
            <text:p>q1_apply_evidence_based_pool</text:p>
          </table:table-cell>
          <table:table-cell table:style-name="ce15"/>
          <table:table-cell table:style-name="ce15" office:value-type="string" calcext:value-type="string">
            <text:p>apply_evidence_based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prequiz</text:p>
          </table:table-cell>
          <table:table-cell table:style-name="ce3" office:value-type="string" calcext:value-type="string">
            <text:p>q1_explain_lrng_proc_for_which_kinds_knwldg_pool</text:p>
          </table:table-cell>
          <table:table-cell table:style-name="ce3"/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prequiz</text:p>
          </table:table-cell>
          <table:table-cell table:style-name="ce3" office:value-type="string" calcext:value-type="string">
            <text:p>q2_explain_lrng_proc_for_which_kinds_knwldg_pool</text:p>
          </table:table-cell>
          <table:table-cell table:style-name="ce3"/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prequiz</text:p>
          </table:table-cell>
          <table:table-cell table:style-name="ce3" office:value-type="string" calcext:value-type="string">
            <text:p>q3_explain_lrng_proc_for_which_kinds_knwldg_pool</text:p>
          </table:table-cell>
          <table:table-cell table:style-name="ce3"/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prequiz</text:p>
          </table:table-cell>
          <table:table-cell table:style-name="ce3" office:value-type="string" calcext:value-type="string">
            <text:p>q1_given_instrctnl_explain_lrng_proc_pool</text:p>
          </table:table-cell>
          <table:table-cell table:style-name="ce3"/>
          <table:table-cell table:style-name="ce3" office:value-type="string" calcext:value-type="string">
            <text:p>given_instrctnl_explain_lrng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prequiz</text:p>
          </table:table-cell>
          <table:table-cell table:style-name="ce3" office:value-type="string" calcext:value-type="string">
            <text:p>q1_given_lo_identify_knwldg_lrng_selct_ip_pool</text:p>
          </table:table-cell>
          <table:table-cell table:style-name="ce3"/>
          <table:table-cell table:style-name="ce3" office:value-type="string" calcext:value-type="string">
            <text:p>given_lo_identify_knwldg_lrng_selct_i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prequiz</text:p>
          </table:table-cell>
          <table:table-cell table:style-name="ce3" office:value-type="string" calcext:value-type="string">
            <text:p>q1_identify_featrs_good_exprmnts_pool</text:p>
          </table:table-cell>
          <table:table-cell table:style-name="ce3"/>
          <table:table-cell table:style-name="ce3" office:value-type="string" calcext:value-type="string">
            <text:p>identify_featrs_good_expr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prequiz</text:p>
          </table:table-cell>
          <table:table-cell table:style-name="ce3" office:value-type="string" calcext:value-type="string">
            <text:p>q1_identify_reasons_no_effect_pool</text:p>
          </table:table-cell>
          <table:table-cell table:style-name="ce3"/>
          <table:table-cell table:style-name="ce3" office:value-type="string" calcext:value-type="string">
            <text:p>identify_reasons_no_effec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prequiz</text:p>
          </table:table-cell>
          <table:table-cell table:style-name="ce3" office:value-type="string" calcext:value-type="string">
            <text:p>q1_identify_resrch_approch_stdy_insrtcl_effectns_pool</text:p>
          </table:table-cell>
          <table:table-cell table:style-name="ce3"/>
          <table:table-cell table:style-name="ce3" office:value-type="string" calcext:value-type="string">
            <text:p>identify_resrch_approch_stdy_insrtcl_effect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prequiz</text:p>
          </table:table-cell>
          <table:table-cell table:style-name="ce3" office:value-type="string" calcext:value-type="string">
            <text:p>q1_interpret_sig_in_stats_pool</text:p>
          </table:table-cell>
          <table:table-cell table:style-name="ce3"/>
          <table:table-cell table:style-name="ce3" office:value-type="string" calcext:value-type="string">
            <text:p>interpret_sig_in_sta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prequiz</text:p>
          </table:table-cell>
          <table:table-cell table:style-name="ce3" office:value-type="string" calcext:value-type="string">
            <text:p>q2_interpret_sig_in_stats_pool</text:p>
          </table:table-cell>
          <table:table-cell table:style-name="ce3"/>
          <table:table-cell table:style-name="ce3" office:value-type="string" calcext:value-type="string">
            <text:p>interpret_sig_in_sta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prequiz</text:p>
          </table:table-cell>
          <table:table-cell table:style-name="ce3" office:value-type="string" calcext:value-type="string">
            <text:p>q3_interpret_sig_in_stats_pool</text:p>
          </table:table-cell>
          <table:table-cell table:style-name="ce3"/>
          <table:table-cell table:style-name="ce3" office:value-type="string" calcext:value-type="string">
            <text:p>interpret_sig_in_sta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quiz</text:p>
          </table:table-cell>
          <table:table-cell table:style-name="ce3" office:value-type="string" calcext:value-type="string">
            <text:p>q1_apply_evidence_based_pool</text:p>
          </table:table-cell>
          <table:table-cell table:style-name="ce3"/>
          <table:table-cell table:style-name="ce3" office:value-type="string" calcext:value-type="string">
            <text:p>apply_evidence_base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quiz</text:p>
          </table:table-cell>
          <table:table-cell table:style-name="ce3" office:value-type="string" calcext:value-type="string">
            <text:p>q1_explain_lrng_proc_for_which_kinds_knwldg_pool</text:p>
          </table:table-cell>
          <table:table-cell table:style-name="ce3"/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quiz</text:p>
          </table:table-cell>
          <table:table-cell table:style-name="ce3" office:value-type="string" calcext:value-type="string">
            <text:p>q2_explain_lrng_proc_for_which_kinds_knwldg_pool</text:p>
          </table:table-cell>
          <table:table-cell table:style-name="ce3"/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quiz</text:p>
          </table:table-cell>
          <table:table-cell table:style-name="ce3" office:value-type="string" calcext:value-type="string">
            <text:p>q3_explain_lrng_proc_for_which_kinds_knwldg_pool</text:p>
          </table:table-cell>
          <table:table-cell table:style-name="ce3"/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quiz</text:p>
          </table:table-cell>
          <table:table-cell table:style-name="ce3" office:value-type="string" calcext:value-type="string">
            <text:p>q1_given_instrctnl_explain_lrng_proc_pool</text:p>
          </table:table-cell>
          <table:table-cell table:style-name="ce3"/>
          <table:table-cell table:style-name="ce3" office:value-type="string" calcext:value-type="string">
            <text:p>given_instrctnl_explain_lrng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quiz</text:p>
          </table:table-cell>
          <table:table-cell table:style-name="ce3" office:value-type="string" calcext:value-type="string">
            <text:p>q1_given_lo_identify_knwldg_lrng_selct_ip_pool</text:p>
          </table:table-cell>
          <table:table-cell table:style-name="ce3"/>
          <table:table-cell table:style-name="ce3" office:value-type="string" calcext:value-type="string">
            <text:p>given_lo_identify_knwldg_lrng_selct_i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quiz</text:p>
          </table:table-cell>
          <table:table-cell table:style-name="ce3" office:value-type="string" calcext:value-type="string">
            <text:p>q1_identify_featrs_good_exprmnts_pool</text:p>
          </table:table-cell>
          <table:table-cell table:style-name="ce3"/>
          <table:table-cell table:style-name="ce3" office:value-type="string" calcext:value-type="string">
            <text:p>identify_featrs_good_expr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quiz</text:p>
          </table:table-cell>
          <table:table-cell table:style-name="ce3" office:value-type="string" calcext:value-type="string">
            <text:p>q1_identify_reasons_no_effect_pool</text:p>
          </table:table-cell>
          <table:table-cell table:style-name="ce3"/>
          <table:table-cell table:style-name="ce3" office:value-type="string" calcext:value-type="string">
            <text:p>identify_reasons_no_effec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quiz</text:p>
          </table:table-cell>
          <table:table-cell table:style-name="ce3" office:value-type="string" calcext:value-type="string">
            <text:p>q1_identify_resrch_approch_stdy_insrtcl_effectns_pool</text:p>
          </table:table-cell>
          <table:table-cell table:style-name="ce3"/>
          <table:table-cell table:style-name="ce3" office:value-type="string" calcext:value-type="string">
            <text:p>identify_resrch_approch_stdy_insrtcl_effect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quiz</text:p>
          </table:table-cell>
          <table:table-cell table:style-name="ce3" office:value-type="string" calcext:value-type="string">
            <text:p>q1_interpret_sig_in_stats_pool</text:p>
          </table:table-cell>
          <table:table-cell table:style-name="ce3"/>
          <table:table-cell table:style-name="ce3" office:value-type="string" calcext:value-type="string">
            <text:p>interpret_sig_in_sta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quiz</text:p>
          </table:table-cell>
          <table:table-cell table:style-name="ce3" office:value-type="string" calcext:value-type="string">
            <text:p>q2_interpret_sig_in_stats_pool</text:p>
          </table:table-cell>
          <table:table-cell table:style-name="ce3"/>
          <table:table-cell table:style-name="ce3" office:value-type="string" calcext:value-type="string">
            <text:p>interpret_sig_in_sta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1_quiz</text:p>
          </table:table-cell>
          <table:table-cell table:style-name="ce3" office:value-type="string" calcext:value-type="string">
            <text:p>q3_interpret_sig_in_stats_pool</text:p>
          </table:table-cell>
          <table:table-cell table:style-name="ce3"/>
          <table:table-cell table:style-name="ce3" office:value-type="string" calcext:value-type="string">
            <text:p>interpret_sig_in_sta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explain_delbrt_prac_diff_genrl_prac_3</text:p>
          </table:table-cell>
          <table:table-cell table:style-name="ce15" office:value-type="string" calcext:value-type="string">
            <text:p>q1_explain_delbrt_prac_diff_genrl_prac_3</text:p>
          </table:table-cell>
          <table:table-cell table:style-name="ce15" office:value-type="string" calcext:value-type="string">
            <text:p>p2</text:p>
          </table:table-cell>
          <table:table-cell table:style-name="ce15" office:value-type="string" calcext:value-type="string">
            <text:p>explain_delbrt_prac_diff_genrl_pra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delbrt_prac_diff_genrl_prac_3</text:p>
          </table:table-cell>
          <table:table-cell table:style-name="ce3" office:value-type="string" calcext:value-type="string">
            <text:p>q1_explain_delbrt_prac_diff_genrl_prac_3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explain_delbrt_prac_diff_genrl_pr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delbrt_prac_diff_genrl_prac_3</text:p>
          </table:table-cell>
          <table:table-cell table:style-name="ce3" office:value-type="string" calcext:value-type="string">
            <text:p>q1_explain_delbrt_prac_diff_genrl_prac_3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explain_delbrt_prac_diff_genrl_pr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1_aef_how_much_prac_pool</text:p>
          </table:table-cell>
          <table:table-cell table:style-name="ce3"/>
          <table:table-cell table:style-name="ce3" office:value-type="string" calcext:value-type="string">
            <text:p>aef_how_much_pra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2_aef_how_much_prac_pool</text:p>
          </table:table-cell>
          <table:table-cell table:style-name="ce3"/>
          <table:table-cell table:style-name="ce3" office:value-type="string" calcext:value-type="string">
            <text:p>aef_how_much_pra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3_aef_how_much_prac_pool</text:p>
          </table:table-cell>
          <table:table-cell table:style-name="ce3"/>
          <table:table-cell table:style-name="ce3" office:value-type="string" calcext:value-type="string">
            <text:p>aef_how_much_pra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1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2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3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4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5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6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7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8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1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2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3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4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prequiz</text:p>
          </table:table-cell>
          <table:table-cell table:style-name="ce3" office:value-type="string" calcext:value-type="string">
            <text:p>q1_explain_delbrt_prac_diff_genrl_prac_pool</text:p>
          </table:table-cell>
          <table:table-cell table:style-name="ce3"/>
          <table:table-cell table:style-name="ce3" office:value-type="string" calcext:value-type="string">
            <text:p>explain_delbrt_prac_diff_genrl_pr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1_aef_how_much_prac_pool</text:p>
          </table:table-cell>
          <table:table-cell table:style-name="ce3"/>
          <table:table-cell table:style-name="ce3" office:value-type="string" calcext:value-type="string">
            <text:p>aef_how_much_pra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2_aef_how_much_prac_pool</text:p>
          </table:table-cell>
          <table:table-cell table:style-name="ce3"/>
          <table:table-cell table:style-name="ce3" office:value-type="string" calcext:value-type="string">
            <text:p>aef_how_much_pra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3_aef_how_much_prac_pool</text:p>
          </table:table-cell>
          <table:table-cell table:style-name="ce3"/>
          <table:table-cell table:style-name="ce3" office:value-type="string" calcext:value-type="string">
            <text:p>aef_how_much_pra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1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2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3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4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5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6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7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8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1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2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3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4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2_quiz</text:p>
          </table:table-cell>
          <table:table-cell table:style-name="ce3" office:value-type="string" calcext:value-type="string">
            <text:p>q1_explain_delbrt_prac_diff_genrl_prac_pool</text:p>
          </table:table-cell>
          <table:table-cell table:style-name="ce3"/>
          <table:table-cell table:style-name="ce3" office:value-type="string" calcext:value-type="string">
            <text:p>explain_delbrt_prac_diff_genrl_pr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alcp_princpl_1_exp_lrnr_cntrl_1</text:p>
          </table:table-cell>
          <table:table-cell table:style-name="ce15" office:value-type="string" calcext:value-type="string">
            <text:p>q1_alcp_princpl_1_exp_lrnr_cntrl_1</text:p>
          </table:table-cell>
          <table:table-cell table:style-name="ce15"/>
          <table:table-cell table:style-name="ce15" office:value-type="string" calcext:value-type="string">
            <text:p>alcp_princpl_1_exp_lrnr_cntrl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alcp_princpl_1_exp_lrnr_cntrl_2</text:p>
          </table:table-cell>
          <table:table-cell table:style-name="ce3" office:value-type="string" calcext:value-type="string">
            <text:p>q1_alcp_princpl_1_exp_lrnr_cntrl_2</text:p>
          </table:table-cell>
          <table:table-cell table:style-name="ce3"/>
          <table:table-cell table:style-name="ce3" office:value-type="string" calcext:value-type="string">
            <text:p>alcp_princpl_1_exp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esign_faded_wrkd_exmpl_proc_1</text:p>
          </table:table-cell>
          <table:table-cell table:style-name="ce3" office:value-type="string" calcext:value-type="string">
            <text:p>q1_design_faded_wrkd_exmpl_proc_1</text:p>
          </table:table-cell>
          <table:table-cell table:style-name="ce3"/>
          <table:table-cell table:style-name="ce3" office:value-type="string" calcext:value-type="string">
            <text:p>design_faded_wrkd_exmpl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mploy_strategies_create_wrkd_exmpl_1</text:p>
          </table:table-cell>
          <table:table-cell table:style-name="ce3" office:value-type="string" calcext:value-type="string">
            <text:p>q1_employ_strategies_create_wrkd_exmpl_1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we_add_self_expltn_q_1</text:p>
          </table:table-cell>
          <table:table-cell table:style-name="ce3" office:value-type="string" calcext:value-type="string">
            <text:p>q1_ewe_add_self_expltn_q_1</text:p>
          </table:table-cell>
          <table:table-cell table:style-name="ce3"/>
          <table:table-cell table:style-name="ce3" office:value-type="string" calcext:value-type="string">
            <text:p>ewe_add_self_expltn_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we_use_vc_design_far_trans_1</text:p>
          </table:table-cell>
          <table:table-cell table:style-name="ce3" office:value-type="string" calcext:value-type="string">
            <text:p>q1_ewe_use_vc_design_far_trans_1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we_use_vc_design_far_trans_1</text:p>
          </table:table-cell>
          <table:table-cell table:style-name="ce3" office:value-type="string" calcext:value-type="string">
            <text:p>q2_ewe_use_vc_design_far_trans_1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we_use_vc_design_far_trans_1</text:p>
          </table:table-cell>
          <table:table-cell table:style-name="ce3" office:value-type="string" calcext:value-type="string">
            <text:p>q3_ewe_use_vc_design_far_trans_1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we_use_vc_design_far_trans_2</text:p>
          </table:table-cell>
          <table:table-cell table:style-name="ce3" office:value-type="string" calcext:value-type="string">
            <text:p>q1_ewe_use_vc_design_far_trans_2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we_use_vc_design_far_trans_2</text:p>
          </table:table-cell>
          <table:table-cell table:style-name="ce3" office:value-type="string" calcext:value-type="string">
            <text:p>q2_ewe_use_vc_design_far_trans_2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we_use_vc_design_far_trans_2</text:p>
          </table:table-cell>
          <table:table-cell table:style-name="ce3" office:value-type="string" calcext:value-type="string">
            <text:p>q3_ewe_use_vc_design_far_trans_2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1_alcp_princpl_1_exp_lrnr_cntrl_pool</text:p>
          </table:table-cell>
          <table:table-cell table:style-name="ce3"/>
          <table:table-cell table:style-name="ce3" office:value-type="string" calcext:value-type="string">
            <text:p>alcp_princpl_1_exp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2_alcp_princpl_1_exp_lrnr_cntrl_pool</text:p>
          </table:table-cell>
          <table:table-cell table:style-name="ce3"/>
          <table:table-cell table:style-name="ce3" office:value-type="string" calcext:value-type="string">
            <text:p>alcp_princpl_1_exp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3_alcp_princpl_1_exp_lrnr_cntrl_pool</text:p>
          </table:table-cell>
          <table:table-cell table:style-name="ce3"/>
          <table:table-cell table:style-name="ce3" office:value-type="string" calcext:value-type="string">
            <text:p>alcp_princpl_1_exp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1_alcp_princpl_2_make_imprt_evnt_defaul_pool</text:p>
          </table:table-cell>
          <table:table-cell table:style-name="ce3"/>
          <table:table-cell table:style-name="ce3" office:value-type="string" calcext:value-type="string">
            <text:p>alcp_princpl_2_make_imprt_evnt_defau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1_alcp_princpl_3_consider_adptv_cntrl_pool</text:p>
          </table:table-cell>
          <table:table-cell table:style-name="ce3"/>
          <table:table-cell table:style-name="ce3" office:value-type="string" calcext:value-type="string">
            <text:p>alcp_princpl_3_consider_adptv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1_alcp_princpl_4_give_pace_cntrl_pool</text:p>
          </table:table-cell>
          <table:table-cell table:style-name="ce3"/>
          <table:table-cell table:style-name="ce3" office:value-type="string" calcext:value-type="string">
            <text:p>alcp_princpl_4_give_pace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1_alcp_princpl_5_offer_nav_support_pool</text:p>
          </table:table-cell>
          <table:table-cell table:style-name="ce3"/>
          <table:table-cell table:style-name="ce3" office:value-type="string" calcext:value-type="string">
            <text:p>alcp_princpl_5_offer_nav_suppor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2_alcp_princpl_5_offer_nav_support_pool</text:p>
          </table:table-cell>
          <table:table-cell table:style-name="ce3"/>
          <table:table-cell table:style-name="ce3" office:value-type="string" calcext:value-type="string">
            <text:p>alcp_princpl_5_offer_nav_suppor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1_articulate_pro_con_lrnr_cntrl_pool</text:p>
          </table:table-cell>
          <table:table-cell table:style-name="ce3"/>
          <table:table-cell table:style-name="ce3" office:value-type="string" calcext:value-type="string">
            <text:p>articulate_pro_con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1_design_faded_wrkd_exmpl_proc_pool</text:p>
          </table:table-cell>
          <table:table-cell table:style-name="ce3"/>
          <table:table-cell table:style-name="ce3" office:value-type="string" calcext:value-type="string">
            <text:p>design_faded_wrkd_exmpl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3_design_faded_wrkd_exmpl_proc_pool</text:p>
          </table:table-cell>
          <table:table-cell table:style-name="ce3"/>
          <table:table-cell table:style-name="ce3" office:value-type="string" calcext:value-type="string">
            <text:p>design_faded_wrkd_exmpl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3_design_faded_wrkd_exmpl_proc_pool</text:p>
          </table:table-cell>
          <table:table-cell table:style-name="ce3"/>
          <table:table-cell table:style-name="ce3" office:value-type="string" calcext:value-type="string">
            <text:p>design_faded_wrkd_exmpl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1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2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3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4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ewe_add_self_use_variation_skill</text:p>
          </table:table-cell>
          <table:table-cell table:style-name="ce3"/>
          <table:table-cell table:style-name="ce3" office:value-type="string" calcext:value-type="string">
            <text:p>ewe_add_self_expltn_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1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2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3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4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5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6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7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8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1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2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3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4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prequiz</text:p>
          </table:table-cell>
          <table:table-cell table:style-name="ce3" office:value-type="string" calcext:value-type="string">
            <text:p>q5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1_alcp_princpl_1_exp_lrnr_cntrl_pool</text:p>
          </table:table-cell>
          <table:table-cell table:style-name="ce3"/>
          <table:table-cell table:style-name="ce3" office:value-type="string" calcext:value-type="string">
            <text:p>alcp_princpl_1_exp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2_alcp_princpl_1_exp_lrnr_cntrl_pool</text:p>
          </table:table-cell>
          <table:table-cell table:style-name="ce3"/>
          <table:table-cell table:style-name="ce3" office:value-type="string" calcext:value-type="string">
            <text:p>alcp_princpl_1_exp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3_alcp_princpl_1_exp_lrnr_cntrl_pool</text:p>
          </table:table-cell>
          <table:table-cell table:style-name="ce3"/>
          <table:table-cell table:style-name="ce3" office:value-type="string" calcext:value-type="string">
            <text:p>alcp_princpl_1_exp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1_alcp_princpl_2_make_imprt_evnt_defaul_pool</text:p>
          </table:table-cell>
          <table:table-cell table:style-name="ce3"/>
          <table:table-cell table:style-name="ce3" office:value-type="string" calcext:value-type="string">
            <text:p>alcp_princpl_2_make_imprt_evnt_defau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1_alcp_princpl_3_consider_adptv_cntrl_pool</text:p>
          </table:table-cell>
          <table:table-cell table:style-name="ce3"/>
          <table:table-cell table:style-name="ce3" office:value-type="string" calcext:value-type="string">
            <text:p>alcp_princpl_3_consider_adptv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1_alcp_princpl_4_give_pace_cntrl_pool</text:p>
          </table:table-cell>
          <table:table-cell table:style-name="ce3"/>
          <table:table-cell table:style-name="ce3" office:value-type="string" calcext:value-type="string">
            <text:p>alcp_princpl_4_give_pace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1_alcp_princpl_5_offer_nav_support_pool</text:p>
          </table:table-cell>
          <table:table-cell table:style-name="ce3"/>
          <table:table-cell table:style-name="ce3" office:value-type="string" calcext:value-type="string">
            <text:p>alcp_princpl_5_offer_nav_suppor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2_alcp_princpl_5_offer_nav_support_pool</text:p>
          </table:table-cell>
          <table:table-cell table:style-name="ce3"/>
          <table:table-cell table:style-name="ce3" office:value-type="string" calcext:value-type="string">
            <text:p>alcp_princpl_5_offer_nav_suppor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1_articulate_pro_con_lrnr_cntrl_pool</text:p>
          </table:table-cell>
          <table:table-cell table:style-name="ce3"/>
          <table:table-cell table:style-name="ce3" office:value-type="string" calcext:value-type="string">
            <text:p>articulate_pro_con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1_design_faded_wrkd_exmpl_proc_pool</text:p>
          </table:table-cell>
          <table:table-cell table:style-name="ce3"/>
          <table:table-cell table:style-name="ce3" office:value-type="string" calcext:value-type="string">
            <text:p>design_faded_wrkd_exmpl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3_design_faded_wrkd_exmpl_proc_pool</text:p>
          </table:table-cell>
          <table:table-cell table:style-name="ce3"/>
          <table:table-cell table:style-name="ce3" office:value-type="string" calcext:value-type="string">
            <text:p>design_faded_wrkd_exmpl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3_design_faded_wrkd_exmpl_proc_pool</text:p>
          </table:table-cell>
          <table:table-cell table:style-name="ce3"/>
          <table:table-cell table:style-name="ce3" office:value-type="string" calcext:value-type="string">
            <text:p>design_faded_wrkd_exmpl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1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2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3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4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1_ewe_add_self_use_variation_pool</text:p>
          </table:table-cell>
          <table:table-cell table:style-name="ce3"/>
          <table:table-cell table:style-name="ce3" office:value-type="string" calcext:value-type="string">
            <text:p>ewe_add_self_expltn_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1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2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3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4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5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6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7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8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1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2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3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4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3_quiz</text:p>
          </table:table-cell>
          <table:table-cell table:style-name="ce3" office:value-type="string" calcext:value-type="string">
            <text:p>q5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apply_principle_sim_game_design_1</text:p>
          </table:table-cell>
          <table:table-cell table:style-name="ce15" office:value-type="string" calcext:value-type="string">
            <text:p>q1_apply_principle_sim_game_design_1</text:p>
          </table:table-cell>
          <table:table-cell table:style-name="ce15"/>
          <table:table-cell table:style-name="ce15" office:value-type="string" calcext:value-type="string">
            <text:p>apply_principle_sim_game_design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apply_principle_sim_game_design_1</text:p>
          </table:table-cell>
          <table:table-cell table:style-name="ce3" office:value-type="string" calcext:value-type="string">
            <text:p>q2_apply_principle_sim_game_design_1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apply_principle_sim_game_design_1</text:p>
          </table:table-cell>
          <table:table-cell table:style-name="ce3" office:value-type="string" calcext:value-type="string">
            <text:p>q3_apply_principle_sim_game_design_1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atsp_design_whole_task_1</text:p>
          </table:table-cell>
          <table:table-cell table:style-name="ce3" office:value-type="string" calcext:value-type="string">
            <text:p>q1_atsp_design_whole_task_1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atsp_design_whole_task_1</text:p>
          </table:table-cell>
          <table:table-cell table:style-name="ce3" office:value-type="string" calcext:value-type="string">
            <text:p>q2_atsp_design_whole_task_1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atsp_design_whole_task_1</text:p>
          </table:table-cell>
          <table:table-cell table:style-name="ce3" office:value-type="string" calcext:value-type="string">
            <text:p>q3_atsp_design_whole_task_1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amng_3_type_1</text:p>
          </table:table-cell>
          <table:table-cell table:style-name="ce3" office:value-type="string" calcext:value-type="string">
            <text:p>q1_distinguish_amng_3_type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amng_3_type_1</text:p>
          </table:table-cell>
          <table:table-cell table:style-name="ce3" office:value-type="string" calcext:value-type="string">
            <text:p>q1_distinguish_amng_3_type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amng_3_type_1</text:p>
          </table:table-cell>
          <table:table-cell table:style-name="ce3" office:value-type="string" calcext:value-type="string">
            <text:p>q1_distinguish_amng_3_type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amng_3_type_1</text:p>
          </table:table-cell>
          <table:table-cell table:style-name="ce3" office:value-type="string" calcext:value-type="string">
            <text:p>q1_distinguish_amng_3_type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amng_3_type_1</text:p>
          </table:table-cell>
          <table:table-cell table:style-name="ce3" office:value-type="string" calcext:value-type="string">
            <text:p>q1_distinguish_amng_3_type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amng_3_type_1</text:p>
          </table:table-cell>
          <table:table-cell table:style-name="ce3" office:value-type="string" calcext:value-type="string">
            <text:p>q1_distinguish_amng_3_type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amng_3_type_1</text:p>
          </table:table-cell>
          <table:table-cell table:style-name="ce3" office:value-type="string" calcext:value-type="string">
            <text:p>q1_distinguish_amng_3_type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stinguish_amng_3_type_1</text:p>
          </table:table-cell>
          <table:table-cell table:style-name="ce3" office:value-type="string" calcext:value-type="string">
            <text:p>q1_distinguish_amng_3_type</text:p>
          </table:table-cell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_4-14_prequiz</text:p>
          </table:table-cell>
          <table:table-cell table:style-name="ce15" office:value-type="string" calcext:value-type="string">
            <text:p>q1_apply_principle_sim_game_design_pool</text:p>
          </table:table-cell>
          <table:table-cell table:style-name="ce15"/>
          <table:table-cell table:style-name="ce15" office:value-type="string" calcext:value-type="string">
            <text:p>apply_principle_sim_game_design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2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3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4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5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6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7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1_atsp_base_lesson_cta_pool</text:p>
          </table:table-cell>
          <table:table-cell table:style-name="ce3"/>
          <table:table-cell table:style-name="ce3" office:value-type="string" calcext:value-type="string">
            <text:p>atsp_base_lesson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2_atsp_base_lesson_cta_pool</text:p>
          </table:table-cell>
          <table:table-cell table:style-name="ce3"/>
          <table:table-cell table:style-name="ce3" office:value-type="string" calcext:value-type="string">
            <text:p>atsp_base_lesson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1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2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3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4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5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6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1_atsp_focus_job_specfic_pool</text:p>
          </table:table-cell>
          <table:table-cell table:style-name="ce3"/>
          <table:table-cell table:style-name="ce3" office:value-type="string" calcext:value-type="string">
            <text:p>atsp_focus_job_specf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2_atsp_focus_job_specfic_pool</text:p>
          </table:table-cell>
          <table:table-cell table:style-name="ce3"/>
          <table:table-cell table:style-name="ce3" office:value-type="string" calcext:value-type="string">
            <text:p>atsp_focus_job_specf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1_atsp_make_thinking_proc_explicit_pool</text:p>
          </table:table-cell>
          <table:table-cell table:style-name="ce3"/>
          <table:table-cell table:style-name="ce3" office:value-type="string" calcext:value-type="string">
            <text:p>atsp_make_thinking_proc_explici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2_atsp_make_thinking_proc_explicit_pool</text:p>
          </table:table-cell>
          <table:table-cell table:style-name="ce3"/>
          <table:table-cell table:style-name="ce3" office:value-type="string" calcext:value-type="string">
            <text:p>atsp_make_thinking_proc_explici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3_atsp_make_thinking_proc_explicit_pool</text:p>
          </table:table-cell>
          <table:table-cell table:style-name="ce3"/>
          <table:table-cell table:style-name="ce3" office:value-type="string" calcext:value-type="string">
            <text:p>atsp_make_thinking_proc_explici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1_distinguish_amng_3_type_pool</text:p>
          </table:table-cell>
          <table:table-cell table:style-name="ce3"/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2_distinguish_amng_3_type_pool</text:p>
          </table:table-cell>
          <table:table-cell table:style-name="ce3"/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1_distinguish_btwn_sim_game_pool</text:p>
          </table:table-cell>
          <table:table-cell table:style-name="ce3"/>
          <table:table-cell table:style-name="ce3" office:value-type="string" calcext:value-type="string">
            <text:p>distinguish_btwn_sim_gam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1_identify_research_evid_sim_game_pool</text:p>
          </table:table-cell>
          <table:table-cell table:style-name="ce3"/>
          <table:table-cell table:style-name="ce3" office:value-type="string" calcext:value-type="string">
            <text:p>identify_research_evid_sim_gam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prequiz</text:p>
          </table:table-cell>
          <table:table-cell table:style-name="ce3" office:value-type="string" calcext:value-type="string">
            <text:p>q2_identify_research_evid_sim_game_pool</text:p>
          </table:table-cell>
          <table:table-cell table:style-name="ce3"/>
          <table:table-cell table:style-name="ce3" office:value-type="string" calcext:value-type="string">
            <text:p>identify_research_evid_sim_gam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1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2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3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4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5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6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7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1_atsp_base_lesson_cta_pool</text:p>
          </table:table-cell>
          <table:table-cell table:style-name="ce3"/>
          <table:table-cell table:style-name="ce3" office:value-type="string" calcext:value-type="string">
            <text:p>atsp_base_lesson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2_atsp_base_lesson_cta_pool</text:p>
          </table:table-cell>
          <table:table-cell table:style-name="ce3"/>
          <table:table-cell table:style-name="ce3" office:value-type="string" calcext:value-type="string">
            <text:p>atsp_base_lesson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1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2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3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4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5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6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1_atsp_focus_job_specfic_pool</text:p>
          </table:table-cell>
          <table:table-cell table:style-name="ce3"/>
          <table:table-cell table:style-name="ce3" office:value-type="string" calcext:value-type="string">
            <text:p>atsp_focus_job_specf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2_atsp_focus_job_specfic_pool</text:p>
          </table:table-cell>
          <table:table-cell table:style-name="ce3"/>
          <table:table-cell table:style-name="ce3" office:value-type="string" calcext:value-type="string">
            <text:p>atsp_focus_job_specf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1_atsp_make_thinking_proc_explicit_pool</text:p>
          </table:table-cell>
          <table:table-cell table:style-name="ce3"/>
          <table:table-cell table:style-name="ce3" office:value-type="string" calcext:value-type="string">
            <text:p>atsp_make_thinking_proc_explici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2_atsp_make_thinking_proc_explicit_pool</text:p>
          </table:table-cell>
          <table:table-cell table:style-name="ce3"/>
          <table:table-cell table:style-name="ce3" office:value-type="string" calcext:value-type="string">
            <text:p>atsp_make_thinking_proc_explici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3_atsp_make_thinking_proc_explicit_pool</text:p>
          </table:table-cell>
          <table:table-cell table:style-name="ce3"/>
          <table:table-cell table:style-name="ce3" office:value-type="string" calcext:value-type="string">
            <text:p>atsp_make_thinking_proc_explici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1_distinguish_amng_3_type_pool</text:p>
          </table:table-cell>
          <table:table-cell table:style-name="ce3"/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2_distinguish_amng_3_type_pool</text:p>
          </table:table-cell>
          <table:table-cell table:style-name="ce3"/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1_distinguish_btwn_sim_game_pool</text:p>
          </table:table-cell>
          <table:table-cell table:style-name="ce3"/>
          <table:table-cell table:style-name="ce3" office:value-type="string" calcext:value-type="string">
            <text:p>distinguish_btwn_sim_gam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1_identify_research_evid_sim_game_pool</text:p>
          </table:table-cell>
          <table:table-cell table:style-name="ce3"/>
          <table:table-cell table:style-name="ce3" office:value-type="string" calcext:value-type="string">
            <text:p>identify_research_evid_sim_gam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4-14_quiz</text:p>
          </table:table-cell>
          <table:table-cell table:style-name="ce3" office:value-type="string" calcext:value-type="string">
            <text:p>q2_identify_research_evid_sim_game_pool</text:p>
          </table:table-cell>
          <table:table-cell table:style-name="ce3"/>
          <table:table-cell table:style-name="ce3" office:value-type="string" calcext:value-type="string">
            <text:p>identify_research_evid_sim_gam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describe_contig_princpl</text:p>
          </table:table-cell>
          <table:table-cell table:style-name="ce15" office:value-type="string" calcext:value-type="string">
            <text:p>q1_describe_contig_princpl</text:p>
          </table:table-cell>
          <table:table-cell table:style-name="ce15"/>
          <table:table-cell table:style-name="ce15" office:value-type="string" calcext:value-type="string">
            <text:p>describe_contig_princpl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escribe_contig_princpl</text:p>
          </table:table-cell>
          <table:table-cell table:style-name="ce3" office:value-type="string" calcext:value-type="string">
            <text:p>q2_describe_contig_princpl</text:p>
          </table:table-cell>
          <table:table-cell table:style-name="ce3"/>
          <table:table-cell table:style-name="ce3" office:value-type="string" calcext:value-type="string">
            <text:p>describe_conti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escribe_contig_princpl</text:p>
          </table:table-cell>
          <table:table-cell table:style-name="ce3" office:value-type="string" calcext:value-type="string">
            <text:p>q3_describe_contig_princpl</text:p>
          </table:table-cell>
          <table:table-cell table:style-name="ce3"/>
          <table:table-cell table:style-name="ce3" office:value-type="string" calcext:value-type="string">
            <text:p>describe_conti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escribe_cta_imprv_multmd_contig_princpl</text:p>
          </table:table-cell>
          <table:table-cell table:style-name="ce3" office:value-type="string" calcext:value-type="string">
            <text:p>q1_describe_cta_imprv_multmd_contig_princpl</text:p>
          </table:table-cell>
          <table:table-cell table:style-name="ce3"/>
          <table:table-cell table:style-name="ce3" office:value-type="string" calcext:value-type="string">
            <text:p>describe_cta_imprv_multmd_conti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escribe_multmd_princpl-mc</text:p>
          </table:table-cell>
          <table:table-cell table:style-name="ce3" office:value-type="string" calcext:value-type="string">
            <text:p>q1_describe_multmd_princpl-mc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escribe_multmd_princpl-mc</text:p>
          </table:table-cell>
          <table:table-cell table:style-name="ce3" office:value-type="string" calcext:value-type="string">
            <text:p>q2_describe_multmd_princpl-mc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escribe_multmd_princpl-mc</text:p>
          </table:table-cell>
          <table:table-cell table:style-name="ce3" office:value-type="string" calcext:value-type="string">
            <text:p>q3_describe_multmd_princpl-mc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1_recognize_multmd_princpl_violated_done_well_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1_recognize_multmd_princpl_violated_done_well_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1_recognize_multmd_princpl_violated_done_well_1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2_recognize_multmd_princpl_violated_done_well_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2_recognize_multmd_princpl_violated_done_well_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2_recognize_multmd_princpl_violated_done_well_1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3_recognize_multmd_princpl_violated_done_well_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3_recognize_multmd_princpl_violated_done_well_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3_recognize_multmd_princpl_violated_done_well_1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4_recognize_multmd_princpl_violated_done_well_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4_recognize_multmd_princpl_violated_done_well_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4_recognize_multmd_princpl_violated_done_well_1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5_recognize_multmd_princpl_violated_done_well_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5_recognize_multmd_princpl_violated_done_well_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5_recognize_multmd_princpl_violated_done_well_1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6_recognize_multmd_princpl_violated_done_well_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6_recognize_multmd_princpl_violated_done_well_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multmd_princpl_violated_done_well_1</text:p>
          </table:table-cell>
          <table:table-cell table:style-name="ce3" office:value-type="string" calcext:value-type="string">
            <text:p>q6_recognize_multmd_princpl_violated_done_well_1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_5-15_prequiz</text:p>
          </table:table-cell>
          <table:table-cell table:style-name="ce15" office:value-type="string" calcext:value-type="string">
            <text:p>q1_describe_contig_princpl_pool</text:p>
          </table:table-cell>
          <table:table-cell table:style-name="ce15"/>
          <table:table-cell table:style-name="ce15" office:value-type="string" calcext:value-type="string">
            <text:p>describe_contig_princpl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2_describe_contig_princpl_pool</text:p>
          </table:table-cell>
          <table:table-cell table:style-name="ce3"/>
          <table:table-cell table:style-name="ce3" office:value-type="string" calcext:value-type="string">
            <text:p>describe_conti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1_describe_cta_imprv_multmd_contig_princpl_pool</text:p>
          </table:table-cell>
          <table:table-cell table:style-name="ce3"/>
          <table:table-cell table:style-name="ce3" office:value-type="string" calcext:value-type="string">
            <text:p>describe_cta_imprv_multmd_conti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1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2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3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4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5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1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2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3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4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5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1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2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3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4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prequiz</text:p>
          </table:table-cell>
          <table:table-cell table:style-name="ce3" office:value-type="string" calcext:value-type="string">
            <text:p>q5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1_describe_contig_princpl_pool</text:p>
          </table:table-cell>
          <table:table-cell table:style-name="ce3"/>
          <table:table-cell table:style-name="ce3" office:value-type="string" calcext:value-type="string">
            <text:p>describe_conti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2_describe_contig_princpl_pool</text:p>
          </table:table-cell>
          <table:table-cell table:style-name="ce3"/>
          <table:table-cell table:style-name="ce3" office:value-type="string" calcext:value-type="string">
            <text:p>describe_conti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1_describe_cta_imprv_multmd_contig_princpl_pool</text:p>
          </table:table-cell>
          <table:table-cell table:style-name="ce3"/>
          <table:table-cell table:style-name="ce3" office:value-type="string" calcext:value-type="string">
            <text:p>describe_cta_imprv_multmd_conti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1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2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3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4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5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1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2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3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4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5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1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2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3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4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5_quiz</text:p>
          </table:table-cell>
          <table:table-cell table:style-name="ce3" office:value-type="string" calcext:value-type="string">
            <text:p>q5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desc_mdlty_effctve_2</text:p>
          </table:table-cell>
          <table:table-cell table:style-name="ce15" office:value-type="string" calcext:value-type="string">
            <text:p>q1_desc_mdlty_effctve_2</text:p>
          </table:table-cell>
          <table:table-cell table:style-name="ce15"/>
          <table:table-cell table:style-name="ce15" office:value-type="string" calcext:value-type="string">
            <text:p>desc_mdlty_effctve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_mdlty_violtd_well_1</text:p>
          </table:table-cell>
          <table:table-cell table:style-name="ce3" office:value-type="string" calcext:value-type="string">
            <text:p>q1_rec_mdlty_violtd_well_1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_mdlty_violtd_well_1</text:p>
          </table:table-cell>
          <table:table-cell table:style-name="ce3" office:value-type="string" calcext:value-type="string">
            <text:p>q2_rec_mdlty_violtd_well_1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_mdlty_violtd_well_1</text:p>
          </table:table-cell>
          <table:table-cell table:style-name="ce3" office:value-type="string" calcext:value-type="string">
            <text:p>q3_rec_mdlty_violtd_well_1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_mdlty_violtd_well_2</text:p>
          </table:table-cell>
          <table:table-cell table:style-name="ce3" office:value-type="string" calcext:value-type="string">
            <text:p>q1_rec_mdlty_violtd_well_2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_mdlty_violtd_well_2</text:p>
          </table:table-cell>
          <table:table-cell table:style-name="ce3" office:value-type="string" calcext:value-type="string">
            <text:p>q2_rec_mdlty_violtd_well_2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_mdlty_violtd_well_2</text:p>
          </table:table-cell>
          <table:table-cell table:style-name="ce3" office:value-type="string" calcext:value-type="string">
            <text:p>q3_rec_mdlty_violtd_well_2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_rdndncy_violtd_well_1</text:p>
          </table:table-cell>
          <table:table-cell table:style-name="ce3" office:value-type="string" calcext:value-type="string">
            <text:p>q1_rec_rdndncy_violtd_well_1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_rdndncy_violtd_well_1</text:p>
          </table:table-cell>
          <table:table-cell table:style-name="ce3" office:value-type="string" calcext:value-type="string">
            <text:p>q2_rec_rdndncy_violtd_well_1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_rdndncy_violtd_well_1</text:p>
          </table:table-cell>
          <table:table-cell table:style-name="ce3" office:value-type="string" calcext:value-type="string">
            <text:p>q3_rec_rdndncy_violtd_well_1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1_desc_cta_imprv_pool</text:p>
          </table:table-cell>
          <table:table-cell table:style-name="ce3"/>
          <table:table-cell table:style-name="ce3" office:value-type="string" calcext:value-type="string">
            <text:p>desc_cta_impr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1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2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3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4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1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2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3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4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1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2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3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4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1_rec_rdndncy_violtd_well_pool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2_rec_rdndncy_violtd_well_pool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prequiz</text:p>
          </table:table-cell>
          <table:table-cell table:style-name="ce3" office:value-type="string" calcext:value-type="string">
            <text:p>q3_rec_rdndncy_violtd_well_pool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1_desc_cta_imprv_pool</text:p>
          </table:table-cell>
          <table:table-cell table:style-name="ce3"/>
          <table:table-cell table:style-name="ce3" office:value-type="string" calcext:value-type="string">
            <text:p>desc_cta_impr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1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2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3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4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1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2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3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4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1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2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3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4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1_rec_rdndncy_violtd_well_pool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2_rec_rdndncy_violtd_well_pool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6_quiz</text:p>
          </table:table-cell>
          <table:table-cell table:style-name="ce3" office:value-type="string" calcext:value-type="string">
            <text:p>q3_rec_rdndncy_violtd_well_pool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6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7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8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9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10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1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1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1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1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6_quiz</text:p>
          </table:table-cell>
          <table:table-cell table:style-name="ce16" office:value-type="string" calcext:value-type="string">
            <text:p>q1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describe_coh_princ_why_effect_learn</text:p>
          </table:table-cell>
          <table:table-cell table:style-name="ce15" office:value-type="string" calcext:value-type="string">
            <text:p>q1_describe_coh_princ_why_effect_learn</text:p>
          </table:table-cell>
          <table:table-cell table:style-name="ce15"/>
          <table:table-cell table:style-name="ce15" office:value-type="string" calcext:value-type="string">
            <text:p>describe_coh_princ_why_effect_learn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escribe_coh_princ_why_effect_learn_2</text:p>
          </table:table-cell>
          <table:table-cell table:style-name="ce3" office:value-type="string" calcext:value-type="string">
            <text:p>q1_describe_coh_princ_why_effect_learn_2</text:p>
          </table:table-cell>
          <table:table-cell table:style-name="ce3"/>
          <table:table-cell table:style-name="ce3" office:value-type="string" calcext:value-type="string">
            <text:p>describe_coh_princ_why_effect_lear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personal_princ_volated_applied_well</text:p>
          </table:table-cell>
          <table:table-cell table:style-name="ce3" office:value-type="string" calcext:value-type="string">
            <text:p>q1_recognize_personal_princ_volated_applied_well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personal_princ_volated_applied_well_2</text:p>
          </table:table-cell>
          <table:table-cell table:style-name="ce3" office:value-type="string" calcext:value-type="string">
            <text:p>q1_recognize_personal_princ_volated_applied_well_2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personal_princ_volated_applied_well_3</text:p>
          </table:table-cell>
          <table:table-cell table:style-name="ce3" office:value-type="string" calcext:value-type="string">
            <text:p>q1_recognize_personal_princ_volated_applied_well_3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when_coh_princ_violated_applied_well</text:p>
          </table:table-cell>
          <table:table-cell table:style-name="ce3" office:value-type="string" calcext:value-type="string">
            <text:p>q1_recognize_personal_princ_volated_applied_well_3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when_coh_princ_violated_applied_well_2</text:p>
          </table:table-cell>
          <table:table-cell table:style-name="ce3" office:value-type="string" calcext:value-type="string">
            <text:p>q1_recognize_when_coh_princ_violated_applied_well_2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when_coh_princ_violated_applied_well_3</text:p>
          </table:table-cell>
          <table:table-cell table:style-name="ce3" office:value-type="string" calcext:value-type="string">
            <text:p>q1_recognize_when_coh_princ_violated_applied_well_3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1_describe_coh_princ_why_effect_learn_pool</text:p>
          </table:table-cell>
          <table:table-cell table:style-name="ce3"/>
          <table:table-cell table:style-name="ce3" office:value-type="string" calcext:value-type="string">
            <text:p>describe_coh_princ_why_effect_lear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2_describe_coh_princ_why_effect_learn_pool</text:p>
          </table:table-cell>
          <table:table-cell table:style-name="ce3"/>
          <table:table-cell table:style-name="ce3" office:value-type="string" calcext:value-type="string">
            <text:p>describe_coh_princ_why_effect_lear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1_describe_how_CTA_improves_appli_coh_personal_princ_pool</text:p>
          </table:table-cell>
          <table:table-cell table:style-name="ce3"/>
          <table:table-cell table:style-name="ce3" office:value-type="string" calcext:value-type="string">
            <text:p>describe_how_CTA_improves_appli_coh_personal_prin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1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2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3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4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5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1_recognize_personal_princ_volated_applied_well_pool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2_recognize_personal_princ_volated_applied_well_pool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3_recognize_personal_princ_volated_applied_well_pool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1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2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3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4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5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6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prequiz</text:p>
          </table:table-cell>
          <table:table-cell table:style-name="ce3" office:value-type="string" calcext:value-type="string">
            <text:p>q7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1_describe_coh_princ_why_effect_learn_pool</text:p>
          </table:table-cell>
          <table:table-cell table:style-name="ce3"/>
          <table:table-cell table:style-name="ce3" office:value-type="string" calcext:value-type="string">
            <text:p>describe_coh_princ_why_effect_lear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2_describe_coh_princ_why_effect_learn_pool</text:p>
          </table:table-cell>
          <table:table-cell table:style-name="ce3"/>
          <table:table-cell table:style-name="ce3" office:value-type="string" calcext:value-type="string">
            <text:p>describe_coh_princ_why_effect_lear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1_describe_how_CTA_improves_appli_coh_personal_princ_pool</text:p>
          </table:table-cell>
          <table:table-cell table:style-name="ce3"/>
          <table:table-cell table:style-name="ce3" office:value-type="string" calcext:value-type="string">
            <text:p>describe_how_CTA_improves_appli_coh_personal_prin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1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2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3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4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5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1_recognize_personal_princ_volated_applied_well_pool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2_recognize_personal_princ_volated_applied_well_pool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3_recognize_personal_princ_volated_applied_well_pool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1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2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3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4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5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6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7_quiz</text:p>
          </table:table-cell>
          <table:table-cell table:style-name="ce3" office:value-type="string" calcext:value-type="string">
            <text:p>q7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describe_pretraining_princpl_1</text:p>
          </table:table-cell>
          <table:table-cell table:style-name="ce15" office:value-type="string" calcext:value-type="string">
            <text:p>q1_describe_pretraining_princpl_1</text:p>
          </table:table-cell>
          <table:table-cell table:style-name="ce15"/>
          <table:table-cell table:style-name="ce15" office:value-type="string" calcext:value-type="string">
            <text:p>describe_pretraining_princpl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pretrain_violated_done_well</text:p>
          </table:table-cell>
          <table:table-cell table:style-name="ce3" office:value-type="string" calcext:value-type="string">
            <text:p>q1_recognize_pretrain_violated_done_well</text:p>
          </table:table-cell>
          <table:table-cell table:style-name="ce3"/>
          <table:table-cell table:style-name="ce3" office:value-type="string" calcext:value-type="string">
            <text:p>recognize_pretrain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pretrain_violated_done_well</text:p>
          </table:table-cell>
          <table:table-cell table:style-name="ce3" office:value-type="string" calcext:value-type="string">
            <text:p>q2_recognize_pretrain_violated_done_well</text:p>
          </table:table-cell>
          <table:table-cell table:style-name="ce3"/>
          <table:table-cell table:style-name="ce3" office:value-type="string" calcext:value-type="string">
            <text:p>recognize_pretrain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pretrain_violated_done_well</text:p>
          </table:table-cell>
          <table:table-cell table:style-name="ce3" office:value-type="string" calcext:value-type="string">
            <text:p>q3_recognize_pretrain_violated_done_well</text:p>
          </table:table-cell>
          <table:table-cell table:style-name="ce3"/>
          <table:table-cell table:style-name="ce3" office:value-type="string" calcext:value-type="string">
            <text:p>recognize_pretrain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seg_princpl_violated_done_well_1</text:p>
          </table:table-cell>
          <table:table-cell table:style-name="ce3" office:value-type="string" calcext:value-type="string">
            <text:p>q1_recognize_seg_princpl_violated_done_well_1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seg_princpl_violated_done_well_1</text:p>
          </table:table-cell>
          <table:table-cell table:style-name="ce3" office:value-type="string" calcext:value-type="string">
            <text:p>q2_recognize_seg_princpl_violated_done_well_1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seg_princpl_violated_done_well_2</text:p>
          </table:table-cell>
          <table:table-cell table:style-name="ce3" office:value-type="string" calcext:value-type="string">
            <text:p>q1_recognize_seg_princpl_violated_done_well_2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seg_princpl_violated_done_well_2</text:p>
          </table:table-cell>
          <table:table-cell table:style-name="ce3" office:value-type="string" calcext:value-type="string">
            <text:p>q2_recognize_seg_princpl_violated_done_well_2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recognize_seg_princpl_violated_done_well_2</text:p>
          </table:table-cell>
          <table:table-cell table:style-name="ce3" office:value-type="string" calcext:value-type="string">
            <text:p>q3_recognize_seg_princpl_violated_done_well_2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prequiz</text:p>
          </table:table-cell>
          <table:table-cell table:style-name="ce3" office:value-type="string" calcext:value-type="string">
            <text:p>q1_describe_cta_imprv_app_seg_pretrain_pool</text:p>
          </table:table-cell>
          <table:table-cell table:style-name="ce3"/>
          <table:table-cell table:style-name="ce3" office:value-type="string" calcext:value-type="string">
            <text:p>describe_cta_imprv_app_seg_pretr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prequiz</text:p>
          </table:table-cell>
          <table:table-cell table:style-name="ce3" office:value-type="string" calcext:value-type="string">
            <text:p>q2_describe_cta_imprv_app_seg_pretrain_pool</text:p>
          </table:table-cell>
          <table:table-cell table:style-name="ce3"/>
          <table:table-cell table:style-name="ce3" office:value-type="string" calcext:value-type="string">
            <text:p>describe_cta_imprv_app_seg_pretr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prequiz</text:p>
          </table:table-cell>
          <table:table-cell table:style-name="ce3" office:value-type="string" calcext:value-type="string">
            <text:p>q1_describe_pretraining_princpl_pool</text:p>
          </table:table-cell>
          <table:table-cell table:style-name="ce3"/>
          <table:table-cell table:style-name="ce3" office:value-type="string" calcext:value-type="string">
            <text:p>describe_pretrainin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prequiz</text:p>
          </table:table-cell>
          <table:table-cell table:style-name="ce3" office:value-type="string" calcext:value-type="string">
            <text:p>q1_describe_seg_princpl_pool</text:p>
          </table:table-cell>
          <table:table-cell table:style-name="ce3"/>
          <table:table-cell table:style-name="ce3" office:value-type="string" calcext:value-type="string">
            <text:p>describe_se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prequiz</text:p>
          </table:table-cell>
          <table:table-cell table:style-name="ce3" office:value-type="string" calcext:value-type="string">
            <text:p>q1_recognize_pretrain_violated_done_well_pool</text:p>
          </table:table-cell>
          <table:table-cell table:style-name="ce3"/>
          <table:table-cell table:style-name="ce3" office:value-type="string" calcext:value-type="string">
            <text:p>recognize_pretrain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prequiz</text:p>
          </table:table-cell>
          <table:table-cell table:style-name="ce3" office:value-type="string" calcext:value-type="string">
            <text:p>q2_recognize_pretrain_violated_done_well_pool</text:p>
          </table:table-cell>
          <table:table-cell table:style-name="ce3"/>
          <table:table-cell table:style-name="ce3" office:value-type="string" calcext:value-type="string">
            <text:p>recognize_pretrain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prequiz</text:p>
          </table:table-cell>
          <table:table-cell table:style-name="ce3" office:value-type="string" calcext:value-type="string">
            <text:p>q1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prequiz</text:p>
          </table:table-cell>
          <table:table-cell table:style-name="ce3" office:value-type="string" calcext:value-type="string">
            <text:p>q2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prequiz</text:p>
          </table:table-cell>
          <table:table-cell table:style-name="ce3" office:value-type="string" calcext:value-type="string">
            <text:p>q3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prequiz</text:p>
          </table:table-cell>
          <table:table-cell table:style-name="ce3" office:value-type="string" calcext:value-type="string">
            <text:p>q4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prequiz</text:p>
          </table:table-cell>
          <table:table-cell table:style-name="ce3" office:value-type="string" calcext:value-type="string">
            <text:p>q1_apply_multimed_princpls_to_workd_exmpls_pool</text:p>
          </table:table-cell>
          <table:table-cell table:style-name="ce3"/>
          <table:table-cell table:style-name="ce3" office:value-type="string" calcext:value-type="string">
            <text:p>apply_multimed_princpls_to_workd_exm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prequiz</text:p>
          </table:table-cell>
          <table:table-cell table:style-name="ce3" office:value-type="string" calcext:value-type="string">
            <text:p>q2_apply_multimed_princpls_to_workd_exmpls_pool</text:p>
          </table:table-cell>
          <table:table-cell table:style-name="ce3"/>
          <table:table-cell table:style-name="ce3" office:value-type="string" calcext:value-type="string">
            <text:p>apply_multimed_princpls_to_workd_exm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prequiz</text:p>
          </table:table-cell>
          <table:table-cell table:style-name="ce3" office:value-type="string" calcext:value-type="string">
            <text:p>q3_apply_multimed_princpls_to_workd_exmpls_pool</text:p>
          </table:table-cell>
          <table:table-cell table:style-name="ce3"/>
          <table:table-cell table:style-name="ce3" office:value-type="string" calcext:value-type="string">
            <text:p>apply_multimed_princpls_to_workd_exm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quiz</text:p>
          </table:table-cell>
          <table:table-cell table:style-name="ce3" office:value-type="string" calcext:value-type="string">
            <text:p>q1_describe_cta_imprv_app_seg_pretrain_pool</text:p>
          </table:table-cell>
          <table:table-cell table:style-name="ce3"/>
          <table:table-cell table:style-name="ce3" office:value-type="string" calcext:value-type="string">
            <text:p>describe_cta_imprv_app_seg_pretr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quiz</text:p>
          </table:table-cell>
          <table:table-cell table:style-name="ce3" office:value-type="string" calcext:value-type="string">
            <text:p>q2_describe_cta_imprv_app_seg_pretrain_pool</text:p>
          </table:table-cell>
          <table:table-cell table:style-name="ce3"/>
          <table:table-cell table:style-name="ce3" office:value-type="string" calcext:value-type="string">
            <text:p>describe_cta_imprv_app_seg_pretr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quiz</text:p>
          </table:table-cell>
          <table:table-cell table:style-name="ce3" office:value-type="string" calcext:value-type="string">
            <text:p>q1_describe_pretraining_princpl_pool</text:p>
          </table:table-cell>
          <table:table-cell table:style-name="ce3"/>
          <table:table-cell table:style-name="ce3" office:value-type="string" calcext:value-type="string">
            <text:p>describe_pretrainin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quiz</text:p>
          </table:table-cell>
          <table:table-cell table:style-name="ce3" office:value-type="string" calcext:value-type="string">
            <text:p>q1_describe_seg_princpl_pool</text:p>
          </table:table-cell>
          <table:table-cell table:style-name="ce3"/>
          <table:table-cell table:style-name="ce3" office:value-type="string" calcext:value-type="string">
            <text:p>describe_se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quiz</text:p>
          </table:table-cell>
          <table:table-cell table:style-name="ce3" office:value-type="string" calcext:value-type="string">
            <text:p>q1_recognize_pretrain_violated_done_well_pool</text:p>
          </table:table-cell>
          <table:table-cell table:style-name="ce3"/>
          <table:table-cell table:style-name="ce3" office:value-type="string" calcext:value-type="string">
            <text:p>recognize_pretrain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quiz</text:p>
          </table:table-cell>
          <table:table-cell table:style-name="ce3" office:value-type="string" calcext:value-type="string">
            <text:p>q2_recognize_pretrain_violated_done_well_pool</text:p>
          </table:table-cell>
          <table:table-cell table:style-name="ce3"/>
          <table:table-cell table:style-name="ce3" office:value-type="string" calcext:value-type="string">
            <text:p>recognize_pretrain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quiz</text:p>
          </table:table-cell>
          <table:table-cell table:style-name="ce3" office:value-type="string" calcext:value-type="string">
            <text:p>q1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quiz</text:p>
          </table:table-cell>
          <table:table-cell table:style-name="ce3" office:value-type="string" calcext:value-type="string">
            <text:p>q2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quiz</text:p>
          </table:table-cell>
          <table:table-cell table:style-name="ce3" office:value-type="string" calcext:value-type="string">
            <text:p>q3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quiz</text:p>
          </table:table-cell>
          <table:table-cell table:style-name="ce3" office:value-type="string" calcext:value-type="string">
            <text:p>q4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quiz</text:p>
          </table:table-cell>
          <table:table-cell table:style-name="ce3" office:value-type="string" calcext:value-type="string">
            <text:p>q1_apply_multimed_princpls_to_workd_exmpls_pool</text:p>
          </table:table-cell>
          <table:table-cell table:style-name="ce3"/>
          <table:table-cell table:style-name="ce3" office:value-type="string" calcext:value-type="string">
            <text:p>apply_multimed_princpls_to_workd_exm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quiz</text:p>
          </table:table-cell>
          <table:table-cell table:style-name="ce3" office:value-type="string" calcext:value-type="string">
            <text:p>q2_apply_multimed_princpls_to_workd_exmpls_pool</text:p>
          </table:table-cell>
          <table:table-cell table:style-name="ce3"/>
          <table:table-cell table:style-name="ce3" office:value-type="string" calcext:value-type="string">
            <text:p>apply_multimed_princpls_to_workd_exm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8_quiz</text:p>
          </table:table-cell>
          <table:table-cell table:style-name="ce3" office:value-type="string" calcext:value-type="string">
            <text:p>q3_apply_multimed_princpls_to_workd_exmpls_pool</text:p>
          </table:table-cell>
          <table:table-cell table:style-name="ce3"/>
          <table:table-cell table:style-name="ce3" office:value-type="string" calcext:value-type="string">
            <text:p>apply_multimed_princpls_to_workd_exm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6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7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8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9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0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2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3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4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5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6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7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8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9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0_explain_cta_used_identify_lg_pool</text:p>
          </table:table-cell>
          <table:table-cell table:style-name="ce16"/>
          <table:table-cell table:style-name="ce16" office:value-type="string" calcext:value-type="string">
            <text:p>explain_cta_used_to_identify_goal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_ewe_add_self_use_variation_pool</text:p>
          </table:table-cell>
          <table:table-cell table:style-name="ce16"/>
          <table:table-cell table:style-name="ce16" office:value-type="string" calcext:value-type="string">
            <text:p>ewe_add_self_expltn_q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_ewe_use_vc_design_far_trans_pool</text:p>
          </table:table-cell>
          <table:table-cell table:style-name="ce16"/>
          <table:table-cell table:style-name="ce16" office:value-type="string" calcext:value-type="string">
            <text:p>ewe_use_vc_design_far_tran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2_ewe_use_vc_design_far_trans_pool</text:p>
          </table:table-cell>
          <table:table-cell table:style-name="ce16"/>
          <table:table-cell table:style-name="ce16" office:value-type="string" calcext:value-type="string">
            <text:p>ewe_use_vc_design_far_tran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3_ewe_use_vc_design_far_trans_pool</text:p>
          </table:table-cell>
          <table:table-cell table:style-name="ce16"/>
          <table:table-cell table:style-name="ce16" office:value-type="string" calcext:value-type="string">
            <text:p>ewe_use_vc_design_far_tran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4_ewe_use_vc_design_far_trans_pool</text:p>
          </table:table-cell>
          <table:table-cell table:style-name="ce16"/>
          <table:table-cell table:style-name="ce16" office:value-type="string" calcext:value-type="string">
            <text:p>ewe_use_vc_design_far_tran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5_ewe_use_vc_design_far_trans_pool</text:p>
          </table:table-cell>
          <table:table-cell table:style-name="ce16"/>
          <table:table-cell table:style-name="ce16" office:value-type="string" calcext:value-type="string">
            <text:p>ewe_use_vc_design_far_tran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6_ewe_use_vc_design_far_trans_pool</text:p>
          </table:table-cell>
          <table:table-cell table:style-name="ce16"/>
          <table:table-cell table:style-name="ce16" office:value-type="string" calcext:value-type="string">
            <text:p>ewe_use_vc_design_far_tran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7_ewe_use_vc_design_far_trans_pool</text:p>
          </table:table-cell>
          <table:table-cell table:style-name="ce16"/>
          <table:table-cell table:style-name="ce16" office:value-type="string" calcext:value-type="string">
            <text:p>ewe_use_vc_design_far_tran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8_ewe_use_vc_design_far_trans_pool</text:p>
          </table:table-cell>
          <table:table-cell table:style-name="ce16"/>
          <table:table-cell table:style-name="ce16" office:value-type="string" calcext:value-type="string">
            <text:p>ewe_use_vc_design_far_trans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dnd_match_KC_properties</text:p>
          </table:table-cell>
          <table:table-cell table:style-name="ce15" office:value-type="string" calcext:value-type="string">
            <text:p>q1_dnd_match_KC_properties</text:p>
          </table:table-cell>
          <table:table-cell table:style-name="ce15" office:value-type="string" calcext:value-type="string">
            <text:p>p1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19"/>
          <table:table-cell table:style-name="ce15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dnd_match_KC_properties</text:p>
          </table:table-cell>
          <table:table-cell table:style-name="ce3" office:value-type="string" calcext:value-type="string">
            <text:p>q1_dnd_match_KC_properties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20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dnd_match_KC_properties</text:p>
          </table:table-cell>
          <table:table-cell table:style-name="ce3" office:value-type="string" calcext:value-type="string">
            <text:p>q1_dnd_match_KC_properties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20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dnd_match_KC_properties</text:p>
          </table:table-cell>
          <table:table-cell table:style-name="ce3" office:value-type="string" calcext:value-type="string">
            <text:p>q1_dnd_match_KC_properties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20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dnd_match_KC_properties</text:p>
          </table:table-cell>
          <table:table-cell table:style-name="ce3" office:value-type="string" calcext:value-type="string">
            <text:p>q1_dnd_match_KC_properties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20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dnd_match_KC_properties</text:p>
          </table:table-cell>
          <table:table-cell table:style-name="ce3" office:value-type="string" calcext:value-type="string">
            <text:p>q1_dnd_match_KC_properties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20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dnd_match_KC_properties</text:p>
          </table:table-cell>
          <table:table-cell table:style-name="ce3" office:value-type="string" calcext:value-type="string">
            <text:p>q1_dnd_match_KC_properties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20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dnd_match_KC_properties</text:p>
          </table:table-cell>
          <table:table-cell table:style-name="ce3" office:value-type="string" calcext:value-type="string">
            <text:p>q1_dnd_match_KC_properties</text:p>
          </table:table-cell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20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dnd_use_kli_choose_ip_match_kc_lp</text:p>
          </table:table-cell>
          <table:table-cell table:style-name="ce3" office:value-type="string" calcext:value-type="string">
            <text:p>q1_dnd_use_kli_choose_ip_match_kc_lp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use_kli_choose_ip_match_kc_lp</text:p>
          </table:table-cell>
          <table:table-cell table:style-name="ce3" office:value-type="string" calcext:value-type="string">
            <text:p>q1_dnd_use_kli_choose_ip_match_kc_lp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use_kli_choose_ip_match_kc_lp</text:p>
          </table:table-cell>
          <table:table-cell table:style-name="ce3" office:value-type="string" calcext:value-type="string">
            <text:p>q1_dnd_use_kli_choose_ip_match_kc_lp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use_kli_choose_ip_match_kc_lp</text:p>
          </table:table-cell>
          <table:table-cell table:style-name="ce3" office:value-type="string" calcext:value-type="string">
            <text:p>q1_dnd_use_kli_choose_ip_match_kc_lp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use_kli_choose_ip_match_kc_lp</text:p>
          </table:table-cell>
          <table:table-cell table:style-name="ce3" office:value-type="string" calcext:value-type="string">
            <text:p>q1_dnd_use_kli_choose_ip_match_kc_lp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use_kli_choose_ip_match_kc_lp</text:p>
          </table:table-cell>
          <table:table-cell table:style-name="ce3" office:value-type="string" calcext:value-type="string">
            <text:p>q1_dnd_use_kli_choose_ip_match_kc_lp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use_kli_choose_ip_match_kc_lp</text:p>
          </table:table-cell>
          <table:table-cell table:style-name="ce3" office:value-type="string" calcext:value-type="string">
            <text:p>q1_dnd_use_kli_choose_ip_match_kc_lp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use_kli_choose_ip_match_kc_lp</text:p>
          </table:table-cell>
          <table:table-cell table:style-name="ce3" office:value-type="string" calcext:value-type="string">
            <text:p>q1_dnd_use_kli_choose_ip_match_kc_lp</text:p>
          </table:table-cell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nd_use_kli_choose_ip_match_kc_lp</text:p>
          </table:table-cell>
          <table:table-cell table:style-name="ce3" office:value-type="string" calcext:value-type="string">
            <text:p>q2_dnd_use_kli_choose_ip_match_kc_lp</text:p>
          </table:table-cell>
          <table:table-cell table:style-name="ce3"/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prequiz</text:p>
          </table:table-cell>
          <table:table-cell table:style-name="ce3" office:value-type="string" calcext:value-type="string">
            <text:p>q1_kc_define_instruct_goals_kc_lp_pool</text:p>
          </table:table-cell>
          <table:table-cell table:style-name="ce3"/>
          <table:table-cell table:style-name="ce3" office:value-type="string" calcext:value-type="string">
            <text:p>kc_define_instruct_goals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prequiz</text:p>
          </table:table-cell>
          <table:table-cell table:style-name="ce3" office:value-type="string" calcext:value-type="string">
            <text:p>q2_kc_define_instruct_goals_kc_lp_pool</text:p>
          </table:table-cell>
          <table:table-cell table:style-name="ce3"/>
          <table:table-cell table:style-name="ce3" office:value-type="string" calcext:value-type="string">
            <text:p>kc_define_instruct_goals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prequiz</text:p>
          </table:table-cell>
          <table:table-cell table:style-name="ce3" office:value-type="string" calcext:value-type="string">
            <text:p>q3_kc_define_instruct_goals_kc_lp_pool</text:p>
          </table:table-cell>
          <table:table-cell table:style-name="ce3"/>
          <table:table-cell table:style-name="ce3" office:value-type="string" calcext:value-type="string">
            <text:p>kc_define_instruct_goals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prequiz</text:p>
          </table:table-cell>
          <table:table-cell table:style-name="ce3" office:value-type="string" calcext:value-type="string">
            <text:p>q1_kc_explain_interrelation_btwn_kc_lp_ip</text:p>
          </table:table-cell>
          <table:table-cell table:style-name="ce3"/>
          <table:table-cell table:style-name="ce3" office:value-type="string" calcext:value-type="string">
            <text:p>kc_explain_interrelation_btwn_kc_lp_i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prequiz</text:p>
          </table:table-cell>
          <table:table-cell table:style-name="ce3" office:value-type="string" calcext:value-type="string">
            <text:p>q1_kc_explain_interrelation_btwn_kc_lp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prequiz</text:p>
          </table:table-cell>
          <table:table-cell table:style-name="ce3" office:value-type="string" calcext:value-type="string">
            <text:p>q1_kc_explain_interrelation_btwn_kc_lp_pool</text:p>
          </table:table-cell>
          <table:table-cell table:style-name="ce3" office:value-type="string" calcext:value-type="string">
            <text:p>memory_induction_understanding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prequiz</text:p>
          </table:table-cell>
          <table:table-cell table:style-name="ce3" office:value-type="string" calcext:value-type="string">
            <text:p>q2_kc_explain_interrelation_btwn_kc_lp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prequiz</text:p>
          </table:table-cell>
          <table:table-cell table:style-name="ce3" office:value-type="string" calcext:value-type="string">
            <text:p>q2_kc_explain_interrelation_btwn_kc_lp_pool</text:p>
          </table:table-cell>
          <table:table-cell table:style-name="ce3" office:value-type="string" calcext:value-type="string">
            <text:p>memory_induction_understanding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prequiz</text:p>
          </table:table-cell>
          <table:table-cell table:style-name="ce3" office:value-type="string" calcext:value-type="string">
            <text:p>q3_kc_explain_interrelation_btwn_kc_lp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prequiz</text:p>
          </table:table-cell>
          <table:table-cell table:style-name="ce3" office:value-type="string" calcext:value-type="string">
            <text:p>q3_kc_explain_interrelation_btwn_kc_lp_pool</text:p>
          </table:table-cell>
          <table:table-cell table:style-name="ce3" office:value-type="string" calcext:value-type="string">
            <text:p>memory_induction_understanding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prequiz</text:p>
          </table:table-cell>
          <table:table-cell table:style-name="ce3" office:value-type="string" calcext:value-type="string">
            <text:p>q1_use_kli_choose_ip_match_kc_lp_pool</text:p>
          </table:table-cell>
          <table:table-cell table:style-name="ce3"/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prequiz</text:p>
          </table:table-cell>
          <table:table-cell table:style-name="ce3" office:value-type="string" calcext:value-type="string">
            <text:p>q2_use_kli_choose_ip_match_kc_lp_pool</text:p>
          </table:table-cell>
          <table:table-cell table:style-name="ce3"/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prequiz</text:p>
          </table:table-cell>
          <table:table-cell table:style-name="ce3" office:value-type="string" calcext:value-type="string">
            <text:p>q3_use_kli_choose_ip_match_kc_lp_pool</text:p>
          </table:table-cell>
          <table:table-cell table:style-name="ce3"/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quiz</text:p>
          </table:table-cell>
          <table:table-cell table:style-name="ce3" office:value-type="string" calcext:value-type="string">
            <text:p>q1_kc_define_instruct_goals_kc_lp_pool</text:p>
          </table:table-cell>
          <table:table-cell table:style-name="ce3"/>
          <table:table-cell table:style-name="ce3" office:value-type="string" calcext:value-type="string">
            <text:p>kc_define_instruct_goals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quiz</text:p>
          </table:table-cell>
          <table:table-cell table:style-name="ce3" office:value-type="string" calcext:value-type="string">
            <text:p>q2_kc_define_instruct_goals_kc_lp_pool</text:p>
          </table:table-cell>
          <table:table-cell table:style-name="ce3"/>
          <table:table-cell table:style-name="ce3" office:value-type="string" calcext:value-type="string">
            <text:p>kc_define_instruct_goals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quiz</text:p>
          </table:table-cell>
          <table:table-cell table:style-name="ce3" office:value-type="string" calcext:value-type="string">
            <text:p>q3_kc_define_instruct_goals_kc_lp_pool</text:p>
          </table:table-cell>
          <table:table-cell table:style-name="ce3"/>
          <table:table-cell table:style-name="ce3" office:value-type="string" calcext:value-type="string">
            <text:p>kc_define_instruct_goals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quiz</text:p>
          </table:table-cell>
          <table:table-cell table:style-name="ce3" office:value-type="string" calcext:value-type="string">
            <text:p>q1_kc_explain_interrelation_btwn_kc_lp_ip</text:p>
          </table:table-cell>
          <table:table-cell table:style-name="ce3"/>
          <table:table-cell table:style-name="ce3" office:value-type="string" calcext:value-type="string">
            <text:p>kc_explain_interrelation_btwn_kc_lp_i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quiz</text:p>
          </table:table-cell>
          <table:table-cell table:style-name="ce3" office:value-type="string" calcext:value-type="string">
            <text:p>q1_kc_explain_interrelation_btwn_kc_lp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quiz</text:p>
          </table:table-cell>
          <table:table-cell table:style-name="ce3" office:value-type="string" calcext:value-type="string">
            <text:p>q1_kc_explain_interrelation_btwn_kc_lp_pool</text:p>
          </table:table-cell>
          <table:table-cell table:style-name="ce3" office:value-type="string" calcext:value-type="string">
            <text:p>memory_induction_understanding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quiz</text:p>
          </table:table-cell>
          <table:table-cell table:style-name="ce3" office:value-type="string" calcext:value-type="string">
            <text:p>q2_kc_explain_interrelation_btwn_kc_lp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quiz</text:p>
          </table:table-cell>
          <table:table-cell table:style-name="ce3" office:value-type="string" calcext:value-type="string">
            <text:p>q2_kc_explain_interrelation_btwn_kc_lp_pool</text:p>
          </table:table-cell>
          <table:table-cell table:style-name="ce3" office:value-type="string" calcext:value-type="string">
            <text:p>memory_induction_understanding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quiz</text:p>
          </table:table-cell>
          <table:table-cell table:style-name="ce3" office:value-type="string" calcext:value-type="string">
            <text:p>q3_kc_explain_interrelation_btwn_kc_lp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quiz</text:p>
          </table:table-cell>
          <table:table-cell table:style-name="ce3" office:value-type="string" calcext:value-type="string">
            <text:p>q3_kc_explain_interrelation_btwn_kc_lp_pool</text:p>
          </table:table-cell>
          <table:table-cell table:style-name="ce3" office:value-type="string" calcext:value-type="string">
            <text:p>memory_induction_understanding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quiz</text:p>
          </table:table-cell>
          <table:table-cell table:style-name="ce3" office:value-type="string" calcext:value-type="string">
            <text:p>q1_use_kli_choose_ip_match_kc_lp_pool</text:p>
          </table:table-cell>
          <table:table-cell table:style-name="ce3"/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quiz</text:p>
          </table:table-cell>
          <table:table-cell table:style-name="ce3" office:value-type="string" calcext:value-type="string">
            <text:p>q2_use_kli_choose_ip_match_kc_lp_pool</text:p>
          </table:table-cell>
          <table:table-cell table:style-name="ce3"/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5-19_quiz</text:p>
          </table:table-cell>
          <table:table-cell table:style-name="ce3" office:value-type="string" calcext:value-type="string">
            <text:p>q3_use_kli_choose_ip_match_kc_lp_pool</text:p>
          </table:table-cell>
          <table:table-cell table:style-name="ce3"/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6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7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8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9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0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5-18_quiz</text:p>
          </table:table-cell>
          <table:table-cell table:style-name="ce16" office:value-type="string" calcext:value-type="string">
            <text:p>q1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1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2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3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4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5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6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7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3-9_prequiz</text:p>
          </table:table-cell>
          <table:table-cell table:style-name="ce3" office:value-type="string" calcext:value-type="string">
            <text:p>q8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identify_charctrstcs_good_exprmt_1</text:p>
          </table:table-cell>
          <table:table-cell table:style-name="ce15" office:value-type="string" calcext:value-type="string">
            <text:p>q1_identify_charctrstcs_good_exprmt_1</text:p>
          </table:table-cell>
          <table:table-cell table:style-name="ce15"/>
          <table:table-cell table:style-name="ce15" office:value-type="string" calcext:value-type="string">
            <text:p>identify_charctrstcs_good_exprmt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charctrstcs_good_exprmt_1</text:p>
          </table:table-cell>
          <table:table-cell table:style-name="ce3" office:value-type="string" calcext:value-type="string">
            <text:p>q2_identify_charctrstcs_good_exprmt_1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charctrstcs_good_exprmt_2</text:p>
          </table:table-cell>
          <table:table-cell table:style-name="ce3" office:value-type="string" calcext:value-type="string">
            <text:p>q1_identify_charctrstcs_good_exprmt_2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charctrstcs_good_exprmt_2</text:p>
          </table:table-cell>
          <table:table-cell table:style-name="ce3" office:value-type="string" calcext:value-type="string">
            <text:p>q2_identify_charctrstcs_good_exprmt_2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charctrstcs_good_exprmt_3</text:p>
          </table:table-cell>
          <table:table-cell table:style-name="ce3" office:value-type="string" calcext:value-type="string">
            <text:p>q1_identify_charctrstcs_good_exprmt_3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charctrstcs_good_exprmt_3</text:p>
          </table:table-cell>
          <table:table-cell table:style-name="ce3" office:value-type="string" calcext:value-type="string">
            <text:p>q2_identify_charctrstcs_good_exprmt_3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charctrstcs_good_exprmt_4</text:p>
          </table:table-cell>
          <table:table-cell table:style-name="ce3" office:value-type="string" calcext:value-type="string">
            <text:p>q1_identify_charctrstcs_good_exprmt_4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identify_charctrstcs_good_exprmt_4</text:p>
          </table:table-cell>
          <table:table-cell table:style-name="ce3" office:value-type="string" calcext:value-type="string">
            <text:p>q2_identify_charctrstcs_good_exprmt_4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explain_exprmt_imprt_whr_intutn_theory_inadqt_1</text:p>
          </table:table-cell>
          <table:table-cell table:style-name="ce3" office:value-type="string" calcext:value-type="string">
            <text:p>q1_explain_exprmt_imprt_whr_intutn_theory_inadqt_1</text:p>
          </table:table-cell>
          <table:table-cell table:style-name="ce3"/>
          <table:table-cell table:style-name="ce3" office:value-type="string" calcext:value-type="string">
            <text:p>explain_exprmt_imprt_whr_intutn_theory_inadq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esign_exprmt_to_eval_elrn_better_alt_1</text:p>
          </table:table-cell>
          <table:table-cell table:style-name="ce3" office:value-type="string" calcext:value-type="string">
            <text:p>q1_design_exprmt_to_eval_elrn_better_alt_1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prequiz</text:p>
          </table:table-cell>
          <table:table-cell table:style-name="ce3" office:value-type="string" calcext:value-type="string">
            <text:p>q2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prequiz</text:p>
          </table:table-cell>
          <table:table-cell table:style-name="ce3" office:value-type="string" calcext:value-type="string">
            <text:p>q3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prequiz</text:p>
          </table:table-cell>
          <table:table-cell table:style-name="ce3" office:value-type="string" calcext:value-type="string">
            <text:p>q4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prequiz</text:p>
          </table:table-cell>
          <table:table-cell table:style-name="ce3" office:value-type="string" calcext:value-type="string">
            <text:p>q5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prequiz</text:p>
          </table:table-cell>
          <table:table-cell table:style-name="ce3" office:value-type="string" calcext:value-type="string">
            <text:p>q1_explain_exprmt_imprt_whr_intutn_theory_inadqt_pool</text:p>
          </table:table-cell>
          <table:table-cell table:style-name="ce3"/>
          <table:table-cell table:style-name="ce3" office:value-type="string" calcext:value-type="string">
            <text:p>explain_exprmt_imprt_whr_intutn_theory_inadq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prequiz</text:p>
          </table:table-cell>
          <table:table-cell table:style-name="ce3" office:value-type="string" calcext:value-type="string">
            <text:p>q2_explain_exprmt_imprt_whr_intutn_theory_inadqt_pool</text:p>
          </table:table-cell>
          <table:table-cell table:style-name="ce3"/>
          <table:table-cell table:style-name="ce3" office:value-type="string" calcext:value-type="string">
            <text:p>explain_exprmt_imprt_whr_intutn_theory_inadq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prequiz</text:p>
          </table:table-cell>
          <table:table-cell table:style-name="ce3" office:value-type="string" calcext:value-type="string">
            <text:p>q3_explain_exprmt_imprt_whr_intutn_theory_inadqt_pool</text:p>
          </table:table-cell>
          <table:table-cell table:style-name="ce3"/>
          <table:table-cell table:style-name="ce3" office:value-type="string" calcext:value-type="string">
            <text:p>explain_exprmt_imprt_whr_intutn_theory_inadq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prequiz</text:p>
          </table:table-cell>
          <table:table-cell table:style-name="ce3" office:value-type="string" calcext:value-type="string">
            <text:p>q1_explain_optmzng_perf_does_not_gurante_lrng_pool</text:p>
          </table:table-cell>
          <table:table-cell table:style-name="ce3"/>
          <table:table-cell table:style-name="ce3" office:value-type="string" calcext:value-type="string">
            <text:p>explain_optmzng_perf_does_not_gurante_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prequiz</text:p>
          </table:table-cell>
          <table:table-cell table:style-name="ce3" office:value-type="string" calcext:value-type="string">
            <text:p>q2_explain_optmzng_perf_does_not_gurante_lrng_pool</text:p>
          </table:table-cell>
          <table:table-cell table:style-name="ce3"/>
          <table:table-cell table:style-name="ce3" office:value-type="string" calcext:value-type="string">
            <text:p>explain_optmzng_perf_does_not_gurante_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prequiz</text:p>
          </table:table-cell>
          <table:table-cell table:style-name="ce3" office:value-type="string" calcext:value-type="string">
            <text:p>q3_explain_optmzng_perf_does_not_gurante_lrng_pool</text:p>
          </table:table-cell>
          <table:table-cell table:style-name="ce3"/>
          <table:table-cell table:style-name="ce3" office:value-type="string" calcext:value-type="string">
            <text:p>explain_optmzng_perf_does_not_gurante_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prequiz</text:p>
          </table:table-cell>
          <table:table-cell table:style-name="ce3" office:value-type="string" calcext:value-type="string">
            <text:p>q1_identify_charctrstcs_good_exprmt_pool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prequiz</text:p>
          </table:table-cell>
          <table:table-cell table:style-name="ce3" office:value-type="string" calcext:value-type="string">
            <text:p>q2_identify_charctrstcs_good_exprmt_pool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prequiz</text:p>
          </table:table-cell>
          <table:table-cell table:style-name="ce3" office:value-type="string" calcext:value-type="string">
            <text:p>q3_identify_charctrstcs_good_exprmt_pool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quiz</text:p>
          </table:table-cell>
          <table:table-cell table:style-name="ce3" office:value-type="string" calcext:value-type="string">
            <text:p>q2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quiz</text:p>
          </table:table-cell>
          <table:table-cell table:style-name="ce3" office:value-type="string" calcext:value-type="string">
            <text:p>q3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quiz</text:p>
          </table:table-cell>
          <table:table-cell table:style-name="ce3" office:value-type="string" calcext:value-type="string">
            <text:p>q4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quiz</text:p>
          </table:table-cell>
          <table:table-cell table:style-name="ce3" office:value-type="string" calcext:value-type="string">
            <text:p>q5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quiz</text:p>
          </table:table-cell>
          <table:table-cell table:style-name="ce3" office:value-type="string" calcext:value-type="string">
            <text:p>q1_explain_exprmt_imprt_whr_intutn_theory_inadqt_pool</text:p>
          </table:table-cell>
          <table:table-cell table:style-name="ce3"/>
          <table:table-cell table:style-name="ce3" office:value-type="string" calcext:value-type="string">
            <text:p>explain_exprmt_imprt_whr_intutn_theory_inadq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quiz</text:p>
          </table:table-cell>
          <table:table-cell table:style-name="ce3" office:value-type="string" calcext:value-type="string">
            <text:p>q2_explain_exprmt_imprt_whr_intutn_theory_inadqt_pool</text:p>
          </table:table-cell>
          <table:table-cell table:style-name="ce3"/>
          <table:table-cell table:style-name="ce3" office:value-type="string" calcext:value-type="string">
            <text:p>explain_exprmt_imprt_whr_intutn_theory_inadq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quiz</text:p>
          </table:table-cell>
          <table:table-cell table:style-name="ce3" office:value-type="string" calcext:value-type="string">
            <text:p>q3_explain_exprmt_imprt_whr_intutn_theory_inadqt_pool</text:p>
          </table:table-cell>
          <table:table-cell table:style-name="ce3"/>
          <table:table-cell table:style-name="ce3" office:value-type="string" calcext:value-type="string">
            <text:p>explain_exprmt_imprt_whr_intutn_theory_inadq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quiz</text:p>
          </table:table-cell>
          <table:table-cell table:style-name="ce3" office:value-type="string" calcext:value-type="string">
            <text:p>q1_explain_optmzng_perf_does_not_gurante_lrng_pool</text:p>
          </table:table-cell>
          <table:table-cell table:style-name="ce3"/>
          <table:table-cell table:style-name="ce3" office:value-type="string" calcext:value-type="string">
            <text:p>explain_optmzng_perf_does_not_gurante_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quiz</text:p>
          </table:table-cell>
          <table:table-cell table:style-name="ce3" office:value-type="string" calcext:value-type="string">
            <text:p>q2_explain_optmzng_perf_does_not_gurante_lrng_pool</text:p>
          </table:table-cell>
          <table:table-cell table:style-name="ce3"/>
          <table:table-cell table:style-name="ce3" office:value-type="string" calcext:value-type="string">
            <text:p>explain_optmzng_perf_does_not_gurante_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quiz</text:p>
          </table:table-cell>
          <table:table-cell table:style-name="ce3" office:value-type="string" calcext:value-type="string">
            <text:p>q3_explain_optmzng_perf_does_not_gurante_lrng_pool</text:p>
          </table:table-cell>
          <table:table-cell table:style-name="ce3"/>
          <table:table-cell table:style-name="ce3" office:value-type="string" calcext:value-type="string">
            <text:p>explain_optmzng_perf_does_not_gurante_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quiz</text:p>
          </table:table-cell>
          <table:table-cell table:style-name="ce3" office:value-type="string" calcext:value-type="string">
            <text:p>q1_identify_charctrstcs_good_exprmt_pool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quiz</text:p>
          </table:table-cell>
          <table:table-cell table:style-name="ce3" office:value-type="string" calcext:value-type="string">
            <text:p>q2_identify_charctrstcs_good_exprmt_pool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_6-20_quiz</text:p>
          </table:table-cell>
          <table:table-cell table:style-name="ce3" office:value-type="string" calcext:value-type="string">
            <text:p>q3_identify_charctrstcs_good_exprmt_pool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6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7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8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9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10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11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12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13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14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15_recall_elmnts_bigpic_pool</text:p>
          </table:table-cell>
          <table:table-cell table:style-name="ce16"/>
          <table:table-cell table:style-name="ce16" office:value-type="string" calcext:value-type="string">
            <text:p>recall_elmnts_bigpic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1_compare_contrast_clark-cta_vrs_CI_pool</text:p>
          </table:table-cell>
          <table:table-cell table:style-name="ce16"/>
          <table:table-cell table:style-name="ce16" office:value-type="string" calcext:value-type="string">
            <text:p>compare_contrast_interview_CI_CTA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office:value-type="string" calcext:value-type="string">
            <text:p>_6-20_quiz</text:p>
          </table:table-cell>
          <table:table-cell table:style-name="ce16" office:value-type="string" calcext:value-type="string">
            <text:p>q2_compare_contrast_clark-cta_vrs_CI_pool</text:p>
          </table:table-cell>
          <table:table-cell table:style-name="ce16"/>
          <table:table-cell table:style-name="ce16" office:value-type="string" calcext:value-type="string">
            <text:p>compare_contrast_interview_CI_CTA_skill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7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8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9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0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1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2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3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4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5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7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8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evaluate_resrch_evdnc_media_comprsns_pool</text:p>
          </table:table-cell>
          <table:table-cell table:style-name="ce3"/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valuate_resrch_evdnc_media_comprsns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valuate_resrch_evdnc_media_comprsns_pool</text:p>
          </table:table-cell>
          <table:table-cell table:style-name="ce3" office:value-type="string" calcext:value-type="string">
            <text:p>p_mobile_learning</text:p>
          </table:table-cell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valuate_resrch_evdnc_media_comprsns_pool</text:p>
          </table:table-cell>
          <table:table-cell table:style-name="ce3" office:value-type="string" calcext:value-type="string">
            <text:p>p_virtual_world_lessons</text:p>
          </table:table-cell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midterm_review_quiz</text:p>
          </table:table-cell>
          <table:table-cell table:style-name="ce15" office:value-type="string" calcext:value-type="string">
            <text:p>q1_explain_why_ID_cmplx_size_space_chg_cntnt_lrner_pool</text:p>
          </table:table-cell>
          <table:table-cell table:style-name="ce15"/>
          <table:table-cell table:style-name="ce15" office:value-type="string" calcext:value-type="string">
            <text:p>explain_why_instrctnl_desgn_complx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distinguish_tech_lrnr_intrct_3_cog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distinguish_tech_lrnr_intrct_3_cog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distinguish_tech_lrnr_intrct_3_cog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distinguish_tech_lrnr_intrct_3_cog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7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8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9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0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15" office:value-type="string" calcext:value-type="string">
            <text:p>midterm_review_quiz</text:p>
          </table:table-cell>
          <table:table-cell table:style-name="ce15" office:value-type="string" calcext:value-type="string">
            <text:p>q1_explain_bkwrd_design_LOGO_pool</text:p>
          </table:table-cell>
          <table:table-cell table:style-name="ce15"/>
          <table:table-cell table:style-name="ce15" office:value-type="string" calcext:value-type="string">
            <text:p>explain_intrrltonshps_amng_goal_instrctn_assmnt_skill</text:p>
          </table:table-cell>
          <table:table-cell table:style-name="ce15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explain_diff_among_le_ie_ae_1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xplain_diff_among_le_ie_ae_1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explain_diff_among_le_ie_ae_1_pool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explain_diff_among_le_ie_ae_1_pool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map_elemt_bloom_taxmy_to_exmpl</text:p>
          </table:table-cell>
          <table:table-cell table:style-name="ce3"/>
          <table:table-cell table:style-name="ce3" office:value-type="string" calcext:value-type="string">
            <text:p>map_elemt_bloom_taxmy_to_exmpl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map_elemt_bloom_taxmy_to_exmpl</text:p>
          </table:table-cell>
          <table:table-cell table:style-name="ce3"/>
          <table:table-cell table:style-name="ce3" office:value-type="string" calcext:value-type="string">
            <text:p>map_elemt_bloom_taxmy_to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midterm_review_quiz</text:p>
          </table:table-cell>
          <table:table-cell table:style-name="ce15" office:value-type="string" calcext:value-type="string">
            <text:p>q1_create_evaluate_goals_using_kli_blooms_abcd_pool</text:p>
          </table:table-cell>
          <table:table-cell table:style-name="ce15"/>
          <table:table-cell table:style-name="ce15" office:value-type="string" calcext:value-type="string">
            <text:p>evaluate_goals_using_kli_blooms_abcd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7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8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9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0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1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explain_kli_blooms_fit_big_pic_pool</text:p>
          </table:table-cell>
          <table:table-cell table:style-name="ce3"/>
          <table:table-cell table:style-name="ce3" office:value-type="string" calcext:value-type="string">
            <text:p>explain_kli_blooms_fit_big_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midterm_review_quiz</text:p>
          </table:table-cell>
          <table:table-cell table:style-name="ce4" office:value-type="string" calcext:value-type="string">
            <text:p>q2_explain_kli_blooms_fit_big_pic_pool</text:p>
          </table:table-cell>
          <table:table-cell table:style-name="ce4"/>
          <table:table-cell table:style-name="ce4" office:value-type="string" calcext:value-type="string">
            <text:p>explain_kli_blooms_fit_big_pic_skill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compare_purp_formtv_sumtv_assessmnt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compare_purp_formtv_sumtv_assessmnt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compare_purp_formtv_sumtv_assessmnt_pool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midterm_review_quiz</text:p>
          </table:table-cell>
          <table:table-cell table:style-name="ce15" office:value-type="string" calcext:value-type="string">
            <text:p>q1_explain_why_knwldg_gls</text:p>
          </table:table-cell>
          <table:table-cell table:style-name="ce15"/>
          <table:table-cell table:style-name="ce15" office:value-type="string" calcext:value-type="string">
            <text:p>recall_goals_ct_explain_why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explain_why_knwldg_gls</text:p>
          </table:table-cell>
          <table:table-cell table:style-name="ce3"/>
          <table:table-cell table:style-name="ce3" office:value-type="string" calcext:value-type="string">
            <text:p>explain_why_knwldg_g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7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8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9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0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recognize_assess_auth_tools_good-bad_pool</text:p>
          </table:table-cell>
          <table:table-cell table:style-name="ce3"/>
          <table:table-cell table:style-name="ce3" office:value-type="string" calcext:value-type="string">
            <text:p>recognize_assessmnt_author_tools_feature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recognize_assess_auth_tools_good-bad_pool</text:p>
          </table:table-cell>
          <table:table-cell table:style-name="ce3"/>
          <table:table-cell table:style-name="ce3" office:value-type="string" calcext:value-type="string">
            <text:p>recognize_assessmnt_author_tools_feature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midterm_review_quiz</text:p>
          </table:table-cell>
          <table:table-cell table:style-name="ce15" office:value-type="string" calcext:value-type="string">
            <text:p>q1_compare_contrast_clark-cta_vrs_CI_pool</text:p>
          </table:table-cell>
          <table:table-cell table:style-name="ce15"/>
          <table:table-cell table:style-name="ce15" office:value-type="string" calcext:value-type="string">
            <text:p>compare_contrast_interview_CI_CTA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ompare_contrast_clark-cta_vrs_CI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compare_contrast_focus_set_CI_and_clark_intrvw-CTA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4" office:value-type="string" calcext:value-type="string">
            <text:p>q1_explain_imprtnc_focus_set_CI_and_clark-CTA_intrvw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use_interv-CTA_CI_to_idntfy_goals_pool</text:p>
          </table:table-cell>
          <table:table-cell table:style-name="ce3"/>
          <table:table-cell table:style-name="ce3" office:value-type="string" calcext:value-type="string">
            <text:p>use_ho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midterm_review_quiz</text:p>
          </table:table-cell>
          <table:table-cell table:style-name="ce15" office:value-type="string" calcext:value-type="string">
            <text:p>q1_apply_theoretical_CTA_to_a_task_domain-pool</text:p>
          </table:table-cell>
          <table:table-cell table:style-name="ce15"/>
          <table:table-cell table:style-name="ce15" office:value-type="string" calcext:value-type="string">
            <text:p>apply_theoretical_CTA_to_a_task_domain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apply_theoretical_CTA_to_a_task_domain-pool</text:p>
          </table:table-cell>
          <table:table-cell table:style-name="ce3"/>
          <table:table-cell table:style-name="ce3" office:value-type="string" calcext:value-type="string">
            <text:p>apply_theoretical_CTA_to_a_task_dom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apply_theoretical_CTA_to_a_task_domain-pool</text:p>
          </table:table-cell>
          <table:table-cell table:style-name="ce3"/>
          <table:table-cell table:style-name="ce3" office:value-type="string" calcext:value-type="string">
            <text:p>apply_theoretical_CTA_to_a_task_dom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7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8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9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7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7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8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9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midterm_review_quiz</text:p>
          </table:table-cell>
          <table:table-cell table:style-name="ce15" office:value-type="string" calcext:value-type="string">
            <text:p>q1_compare_contrast_DFA_CTA_pool</text:p>
          </table:table-cell>
          <table:table-cell table:style-name="ce15"/>
          <table:table-cell table:style-name="ce15" office:value-type="string" calcext:value-type="string">
            <text:p>compare_contrast_DFA_CTA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7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8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midterm_review_quiz</text:p>
          </table:table-cell>
          <table:table-cell table:style-name="ce15" office:value-type="string" calcext:value-type="string">
            <text:p>q1_evaluate_redsgn_tutr_basd_imprvd_kc_pool</text:p>
          </table:table-cell>
          <table:table-cell table:style-name="ce15"/>
          <table:table-cell table:style-name="ce15" office:value-type="string" calcext:value-type="string">
            <text:p>evaluate_redsgn_tutr_basd_imprvd_kc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explain_stdnt_interctns_elrng_sys_cta_pool</text:p>
          </table:table-cell>
          <table:table-cell table:style-name="ce3"/>
          <table:table-cell table:style-name="ce3" office:value-type="string" calcext:value-type="string">
            <text:p>explain_stdnt_interctns_elrng_sys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recognize_featrs_good_lrng_curv_pool</text:p>
          </table:table-cell>
          <table:table-cell table:style-name="ce3"/>
          <table:table-cell table:style-name="ce3" office:value-type="string" calcext:value-type="string">
            <text:p>recognize_featrs_good_lrng_cur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use_lc_to_do_cta_pool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use_lc_to_do_cta_pool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_4-11_quiz</text:p>
          </table:table-cell>
          <table:table-cell table:style-name="ce15" office:value-type="string" calcext:value-type="string">
            <text:p>q1_apply_evidence_based_pool</text:p>
          </table:table-cell>
          <table:table-cell table:style-name="ce15"/>
          <table:table-cell table:style-name="ce15" office:value-type="string" calcext:value-type="string">
            <text:p>apply_evidence_based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explain_lrng_proc_for_which_kinds_knwldg_pool</text:p>
          </table:table-cell>
          <table:table-cell table:style-name="ce3"/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xplain_lrng_proc_for_which_kinds_knwldg_pool</text:p>
          </table:table-cell>
          <table:table-cell table:style-name="ce3"/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explain_lrng_proc_for_which_kinds_knwldg_pool</text:p>
          </table:table-cell>
          <table:table-cell table:style-name="ce3"/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given_instrctnl_explain_lrng_proc_pool</text:p>
          </table:table-cell>
          <table:table-cell table:style-name="ce3"/>
          <table:table-cell table:style-name="ce3" office:value-type="string" calcext:value-type="string">
            <text:p>given_instrctnl_explain_lrng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given_lo_identify_knwldg_lrng_selct_ip_pool</text:p>
          </table:table-cell>
          <table:table-cell table:style-name="ce3"/>
          <table:table-cell table:style-name="ce3" office:value-type="string" calcext:value-type="string">
            <text:p>given_lo_identify_knwldg_lrng_selct_i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identify_featrs_good_exprmnts_pool</text:p>
          </table:table-cell>
          <table:table-cell table:style-name="ce3"/>
          <table:table-cell table:style-name="ce3" office:value-type="string" calcext:value-type="string">
            <text:p>identify_featrs_good_expr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identify_reasons_no_effect_pool</text:p>
          </table:table-cell>
          <table:table-cell table:style-name="ce3"/>
          <table:table-cell table:style-name="ce3" office:value-type="string" calcext:value-type="string">
            <text:p>identify_reasons_no_effec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identify_resrch_approch_stdy_insrtcl_effectns_pool</text:p>
          </table:table-cell>
          <table:table-cell table:style-name="ce3"/>
          <table:table-cell table:style-name="ce3" office:value-type="string" calcext:value-type="string">
            <text:p>identify_resrch_approch_stdy_insrtcl_effect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interpret_sig_in_stats_pool</text:p>
          </table:table-cell>
          <table:table-cell table:style-name="ce3"/>
          <table:table-cell table:style-name="ce3" office:value-type="string" calcext:value-type="string">
            <text:p>interpret_sig_in_sta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interpret_sig_in_stats_pool</text:p>
          </table:table-cell>
          <table:table-cell table:style-name="ce3"/>
          <table:table-cell table:style-name="ce3" office:value-type="string" calcext:value-type="string">
            <text:p>interpret_sig_in_sta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interpret_sig_in_stats_pool</text:p>
          </table:table-cell>
          <table:table-cell table:style-name="ce3"/>
          <table:table-cell table:style-name="ce3" office:value-type="string" calcext:value-type="string">
            <text:p>interpret_sig_in_sta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15" office:value-type="string" calcext:value-type="string">
            <text:p>q1_aef_how_much_prac_pool</text:p>
          </table:table-cell>
          <table:table-cell table:style-name="ce15"/>
          <table:table-cell table:style-name="ce15" office:value-type="string" calcext:value-type="string">
            <text:p>aef_how_much_prac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aef_how_much_prac_pool</text:p>
          </table:table-cell>
          <table:table-cell table:style-name="ce3"/>
          <table:table-cell table:style-name="ce3" office:value-type="string" calcext:value-type="string">
            <text:p>aef_how_much_pra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aef_how_much_prac_pool</text:p>
          </table:table-cell>
          <table:table-cell table:style-name="ce3"/>
          <table:table-cell table:style-name="ce3" office:value-type="string" calcext:value-type="string">
            <text:p>aef_how_much_pra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7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8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explain_delbrt_prac_diff_genrl_prac_pool</text:p>
          </table:table-cell>
          <table:table-cell table:style-name="ce3"/>
          <table:table-cell table:style-name="ce3" office:value-type="string" calcext:value-type="string">
            <text:p>explain_delbrt_prac_diff_genrl_pr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15" office:value-type="string" calcext:value-type="string">
            <text:p>q1_alcp_princpl_1_exp_lrnr_cntrl_pool</text:p>
          </table:table-cell>
          <table:table-cell table:style-name="ce15"/>
          <table:table-cell table:style-name="ce15" office:value-type="string" calcext:value-type="string">
            <text:p>alcp_princpl_1_exp_lrnr_cntrl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alcp_princpl_1_exp_lrnr_cntrl_pool</text:p>
          </table:table-cell>
          <table:table-cell table:style-name="ce3"/>
          <table:table-cell table:style-name="ce3" office:value-type="string" calcext:value-type="string">
            <text:p>alcp_princpl_1_exp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alcp_princpl_1_exp_lrnr_cntrl_pool</text:p>
          </table:table-cell>
          <table:table-cell table:style-name="ce3"/>
          <table:table-cell table:style-name="ce3" office:value-type="string" calcext:value-type="string">
            <text:p>alcp_princpl_1_exp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alcp_princpl_2_make_imprt_evnt_defaul_pool</text:p>
          </table:table-cell>
          <table:table-cell table:style-name="ce3"/>
          <table:table-cell table:style-name="ce3" office:value-type="string" calcext:value-type="string">
            <text:p>alcp_princpl_2_make_imprt_evnt_defau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alcp_princpl_3_consider_adptv_cntrl_pool</text:p>
          </table:table-cell>
          <table:table-cell table:style-name="ce3"/>
          <table:table-cell table:style-name="ce3" office:value-type="string" calcext:value-type="string">
            <text:p>alcp_princpl_3_consider_adptv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alcp_princpl_4_give_pace_cntrl_pool</text:p>
          </table:table-cell>
          <table:table-cell table:style-name="ce3"/>
          <table:table-cell table:style-name="ce3" office:value-type="string" calcext:value-type="string">
            <text:p>alcp_princpl_4_give_pace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alcp_princpl_5_offer_nav_support_pool</text:p>
          </table:table-cell>
          <table:table-cell table:style-name="ce3"/>
          <table:table-cell table:style-name="ce3" office:value-type="string" calcext:value-type="string">
            <text:p>alcp_princpl_5_offer_nav_suppor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alcp_princpl_5_offer_nav_support_pool</text:p>
          </table:table-cell>
          <table:table-cell table:style-name="ce3"/>
          <table:table-cell table:style-name="ce3" office:value-type="string" calcext:value-type="string">
            <text:p>alcp_princpl_5_offer_nav_suppor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articulate_pro_con_lrnr_cntrl_pool</text:p>
          </table:table-cell>
          <table:table-cell table:style-name="ce3"/>
          <table:table-cell table:style-name="ce3" office:value-type="string" calcext:value-type="string">
            <text:p>articulate_pro_con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esign_faded_wrkd_exmpl_proc_pool</text:p>
          </table:table-cell>
          <table:table-cell table:style-name="ce3"/>
          <table:table-cell table:style-name="ce3" office:value-type="string" calcext:value-type="string">
            <text:p>design_faded_wrkd_exmpl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design_faded_wrkd_exmpl_proc_pool</text:p>
          </table:table-cell>
          <table:table-cell table:style-name="ce3"/>
          <table:table-cell table:style-name="ce3" office:value-type="string" calcext:value-type="string">
            <text:p>design_faded_wrkd_exmpl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design_faded_wrkd_exmpl_proc_pool</text:p>
          </table:table-cell>
          <table:table-cell table:style-name="ce3"/>
          <table:table-cell table:style-name="ce3" office:value-type="string" calcext:value-type="string">
            <text:p>design_faded_wrkd_exmpl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ewe_add_self_use_variation_pool</text:p>
          </table:table-cell>
          <table:table-cell table:style-name="ce3"/>
          <table:table-cell table:style-name="ce3" office:value-type="string" calcext:value-type="string">
            <text:p>ewe_add_self_expltn_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7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8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15" office:value-type="string" calcext:value-type="string">
            <text:p>q1_apply_principle_sim_game_design_pool</text:p>
          </table:table-cell>
          <table:table-cell table:style-name="ce15"/>
          <table:table-cell table:style-name="ce15" office:value-type="string" calcext:value-type="string">
            <text:p>apply_principle_sim_game_design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7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atsp_base_lesson_cta_pool</text:p>
          </table:table-cell>
          <table:table-cell table:style-name="ce3"/>
          <table:table-cell table:style-name="ce3" office:value-type="string" calcext:value-type="string">
            <text:p>atsp_base_lesson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atsp_base_lesson_cta_pool</text:p>
          </table:table-cell>
          <table:table-cell table:style-name="ce3"/>
          <table:table-cell table:style-name="ce3" office:value-type="string" calcext:value-type="string">
            <text:p>atsp_base_lesson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atsp_focus_job_specfic_pool</text:p>
          </table:table-cell>
          <table:table-cell table:style-name="ce3"/>
          <table:table-cell table:style-name="ce3" office:value-type="string" calcext:value-type="string">
            <text:p>atsp_focus_job_specf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atsp_focus_job_specfic_pool</text:p>
          </table:table-cell>
          <table:table-cell table:style-name="ce3"/>
          <table:table-cell table:style-name="ce3" office:value-type="string" calcext:value-type="string">
            <text:p>atsp_focus_job_specf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atsp_make_thinking_proc_explicit_pool</text:p>
          </table:table-cell>
          <table:table-cell table:style-name="ce3"/>
          <table:table-cell table:style-name="ce3" office:value-type="string" calcext:value-type="string">
            <text:p>atsp_make_thinking_proc_explici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atsp_make_thinking_proc_explicit_pool</text:p>
          </table:table-cell>
          <table:table-cell table:style-name="ce3"/>
          <table:table-cell table:style-name="ce3" office:value-type="string" calcext:value-type="string">
            <text:p>atsp_make_thinking_proc_explici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atsp_make_thinking_proc_explicit_pool</text:p>
          </table:table-cell>
          <table:table-cell table:style-name="ce3"/>
          <table:table-cell table:style-name="ce3" office:value-type="string" calcext:value-type="string">
            <text:p>atsp_make_thinking_proc_explici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istinguish_amng_3_type_pool</text:p>
          </table:table-cell>
          <table:table-cell table:style-name="ce3"/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distinguish_amng_3_type_pool</text:p>
          </table:table-cell>
          <table:table-cell table:style-name="ce3"/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istinguish_btwn_sim_game_pool</text:p>
          </table:table-cell>
          <table:table-cell table:style-name="ce3"/>
          <table:table-cell table:style-name="ce3" office:value-type="string" calcext:value-type="string">
            <text:p>distinguish_btwn_sim_gam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identify_research_evid_sim_game_pool</text:p>
          </table:table-cell>
          <table:table-cell table:style-name="ce3"/>
          <table:table-cell table:style-name="ce3" office:value-type="string" calcext:value-type="string">
            <text:p>identify_research_evid_sim_gam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identify_research_evid_sim_game_pool</text:p>
          </table:table-cell>
          <table:table-cell table:style-name="ce3"/>
          <table:table-cell table:style-name="ce3" office:value-type="string" calcext:value-type="string">
            <text:p>identify_research_evid_sim_gam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15" office:value-type="string" calcext:value-type="string">
            <text:p>q1_describe_contig_princpl_pool</text:p>
          </table:table-cell>
          <table:table-cell table:style-name="ce15"/>
          <table:table-cell table:style-name="ce15" office:value-type="string" calcext:value-type="string">
            <text:p>describe_contig_princpl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describe_contig_princpl_pool</text:p>
          </table:table-cell>
          <table:table-cell table:style-name="ce3"/>
          <table:table-cell table:style-name="ce3" office:value-type="string" calcext:value-type="string">
            <text:p>describe_conti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escribe_cta_imprv_multmd_contig_princpl_pool</text:p>
          </table:table-cell>
          <table:table-cell table:style-name="ce3"/>
          <table:table-cell table:style-name="ce3" office:value-type="string" calcext:value-type="string">
            <text:p>describe_cta_imprv_multmd_conti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15" office:value-type="string" calcext:value-type="string">
            <text:p>q1_desc_cta_imprv_pool</text:p>
          </table:table-cell>
          <table:table-cell table:style-name="ce15"/>
          <table:table-cell table:style-name="ce15" office:value-type="string" calcext:value-type="string">
            <text:p>desc_cta_imprv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rec_rdndncy_violtd_well_pool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rec_rdndncy_violtd_well_pool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rec_rdndncy_violtd_well_pool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15" office:value-type="string" calcext:value-type="string">
            <text:p>q1_describe_coh_princ_why_effect_learn_pool</text:p>
          </table:table-cell>
          <table:table-cell table:style-name="ce15"/>
          <table:table-cell table:style-name="ce15" office:value-type="string" calcext:value-type="string">
            <text:p>describe_coh_princ_why_effect_learn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describe_coh_princ_why_effect_learn_pool</text:p>
          </table:table-cell>
          <table:table-cell table:style-name="ce3"/>
          <table:table-cell table:style-name="ce3" office:value-type="string" calcext:value-type="string">
            <text:p>describe_coh_princ_why_effect_lear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escribe_how_CTA_improves_appli_coh_personal_princ_pool</text:p>
          </table:table-cell>
          <table:table-cell table:style-name="ce3"/>
          <table:table-cell table:style-name="ce3" office:value-type="string" calcext:value-type="string">
            <text:p>describe_how_CTA_improves_appli_coh_personal_prin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recognize_personal_princ_volated_applied_well_pool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recognize_personal_princ_volated_applied_well_pool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recognize_personal_princ_volated_applied_well_pool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6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7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15" office:value-type="string" calcext:value-type="string">
            <text:p>q1_describe_cta_imprv_app_seg_pretrain_pool</text:p>
          </table:table-cell>
          <table:table-cell table:style-name="ce15"/>
          <table:table-cell table:style-name="ce15" office:value-type="string" calcext:value-type="string">
            <text:p>describe_cta_imprv_app_seg_pretrain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describe_cta_imprv_app_seg_pretrain_pool</text:p>
          </table:table-cell>
          <table:table-cell table:style-name="ce3"/>
          <table:table-cell table:style-name="ce15" office:value-type="string" calcext:value-type="string">
            <text:p>describe_cta_imprv_app_seg_pretr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escribe_pretraining_princpl_pool</text:p>
          </table:table-cell>
          <table:table-cell table:style-name="ce3"/>
          <table:table-cell table:style-name="ce3" office:value-type="string" calcext:value-type="string">
            <text:p>describe_pretrainin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describe_seg_princpl_pool</text:p>
          </table:table-cell>
          <table:table-cell table:style-name="ce3"/>
          <table:table-cell table:style-name="ce3" office:value-type="string" calcext:value-type="string">
            <text:p>describe_se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recognize_pretrain_violated_done_well_pool</text:p>
          </table:table-cell>
          <table:table-cell table:style-name="ce3"/>
          <table:table-cell table:style-name="ce3" office:value-type="string" calcext:value-type="string">
            <text:p>recognize_pretrain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recognize_pretrain_violated_done_well_pool</text:p>
          </table:table-cell>
          <table:table-cell table:style-name="ce3"/>
          <table:table-cell table:style-name="ce3" office:value-type="string" calcext:value-type="string">
            <text:p>recognize_pretrain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apply_multimed_princpls_to_workd_exmpls_pool</text:p>
          </table:table-cell>
          <table:table-cell table:style-name="ce3"/>
          <table:table-cell table:style-name="ce3" office:value-type="string" calcext:value-type="string">
            <text:p>apply_multimed_princpls_to_workd_exm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apply_multimed_princpls_to_workd_exmpls_pool</text:p>
          </table:table-cell>
          <table:table-cell table:style-name="ce3"/>
          <table:table-cell table:style-name="ce3" office:value-type="string" calcext:value-type="string">
            <text:p>apply_multimed_princpls_to_workd_exm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apply_multimed_princpls_to_workd_exmpls_pool</text:p>
          </table:table-cell>
          <table:table-cell table:style-name="ce3"/>
          <table:table-cell table:style-name="ce3" office:value-type="string" calcext:value-type="string">
            <text:p>apply_multimed_princpls_to_workd_exm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15" office:value-type="string" calcext:value-type="string">
            <text:p>q1_kc_define_instruct_goals_kc_lp_pool</text:p>
          </table:table-cell>
          <table:table-cell table:style-name="ce15"/>
          <table:table-cell table:style-name="ce15" office:value-type="string" calcext:value-type="string">
            <text:p>kc_define_instruct_goals_kc_lp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kc_define_instruct_goals_kc_lp_pool</text:p>
          </table:table-cell>
          <table:table-cell table:style-name="ce3"/>
          <table:table-cell table:style-name="ce3" office:value-type="string" calcext:value-type="string">
            <text:p>kc_define_instruct_goals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kc_define_instruct_goals_kc_lp_pool</text:p>
          </table:table-cell>
          <table:table-cell table:style-name="ce3"/>
          <table:table-cell table:style-name="ce3" office:value-type="string" calcext:value-type="string">
            <text:p>kc_define_instruct_goals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kc_explain_interrelation_btwn_kc_lp_ip</text:p>
          </table:table-cell>
          <table:table-cell table:style-name="ce3"/>
          <table:table-cell table:style-name="ce3" office:value-type="string" calcext:value-type="string">
            <text:p>kc_explain_interrelation_btwn_kc_lp_i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kc_explain_interrelation_btwn_kc_lp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kc_explain_interrelation_btwn_kc_lp_pool</text:p>
          </table:table-cell>
          <table:table-cell table:style-name="ce3" office:value-type="string" calcext:value-type="string">
            <text:p>memory_induction_understanding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kc_explain_interrelation_btwn_kc_lp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kc_explain_interrelation_btwn_kc_lp_pool</text:p>
          </table:table-cell>
          <table:table-cell table:style-name="ce3" office:value-type="string" calcext:value-type="string">
            <text:p>memory_induction_understanding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kc_explain_interrelation_btwn_kc_lp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kc_explain_interrelation_btwn_kc_lp_pool</text:p>
          </table:table-cell>
          <table:table-cell table:style-name="ce3" office:value-type="string" calcext:value-type="string">
            <text:p>memory_induction_understanding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use_kli_choose_ip_match_kc_lp_pool</text:p>
          </table:table-cell>
          <table:table-cell table:style-name="ce3"/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use_kli_choose_ip_match_kc_lp_pool</text:p>
          </table:table-cell>
          <table:table-cell table:style-name="ce3"/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use_kli_choose_ip_match_kc_lp_pool</text:p>
          </table:table-cell>
          <table:table-cell table:style-name="ce3"/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15" office:value-type="string" calcext:value-type="string">
            <text:p>q2_design_exprmt_to_eval_elrn_better_alt_pool</text:p>
          </table:table-cell>
          <table:table-cell table:style-name="ce15"/>
          <table:table-cell table:style-name="ce15" office:value-type="string" calcext:value-type="string">
            <text:p>design_exprmt_to_eval_elrn_better_alt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4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5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explain_exprmt_imprt_whr_intutn_theory_inadqt_pool</text:p>
          </table:table-cell>
          <table:table-cell table:style-name="ce3"/>
          <table:table-cell table:style-name="ce3" office:value-type="string" calcext:value-type="string">
            <text:p>explain_exprmt_imprt_whr_intutn_theory_inadq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xplain_exprmt_imprt_whr_intutn_theory_inadqt_pool</text:p>
          </table:table-cell>
          <table:table-cell table:style-name="ce3"/>
          <table:table-cell table:style-name="ce3" office:value-type="string" calcext:value-type="string">
            <text:p>explain_exprmt_imprt_whr_intutn_theory_inadq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explain_exprmt_imprt_whr_intutn_theory_inadqt_pool</text:p>
          </table:table-cell>
          <table:table-cell table:style-name="ce3"/>
          <table:table-cell table:style-name="ce3" office:value-type="string" calcext:value-type="string">
            <text:p>explain_exprmt_imprt_whr_intutn_theory_inadq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explain_optmzng_perf_does_not_gurante_lrng_pool</text:p>
          </table:table-cell>
          <table:table-cell table:style-name="ce3"/>
          <table:table-cell table:style-name="ce3" office:value-type="string" calcext:value-type="string">
            <text:p>explain_optmzng_perf_does_not_gurante_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explain_optmzng_perf_does_not_gurante_lrng_pool</text:p>
          </table:table-cell>
          <table:table-cell table:style-name="ce3"/>
          <table:table-cell table:style-name="ce3" office:value-type="string" calcext:value-type="string">
            <text:p>explain_optmzng_perf_does_not_gurante_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explain_optmzng_perf_does_not_gurante_lrng_pool</text:p>
          </table:table-cell>
          <table:table-cell table:style-name="ce3"/>
          <table:table-cell table:style-name="ce3" office:value-type="string" calcext:value-type="string">
            <text:p>explain_optmzng_perf_does_not_gurante_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1_identify_charctrstcs_good_exprmt_pool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2_identify_charctrstcs_good_exprmt_pool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idterm_review_quiz</text:p>
          </table:table-cell>
          <table:table-cell table:style-name="ce3" office:value-type="string" calcext:value-type="string">
            <text:p>q3_identify_charctrstcs_good_exprmt_pool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final_review_quiz</text:p>
          </table:table-cell>
          <table:table-cell table:style-name="ce15" office:value-type="string" calcext:value-type="string">
            <text:p>q1_recall_elmnts_bigpic_pool</text:p>
          </table:table-cell>
          <table:table-cell table:style-name="ce15"/>
          <table:table-cell table:style-name="ce15" office:value-type="string" calcext:value-type="string">
            <text:p>recall_elmnts_bigpic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7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8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9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0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1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2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3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4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5_recall_elmnts_bigpic_pool</text:p>
          </table:table-cell>
          <table:table-cell table:style-name="ce3"/>
          <table:table-cell table:style-name="ce2" office:value-type="string" calcext:value-type="string">
            <text:p>recall_elmnts_big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7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8_classify_kinds_elrng_pool</text:p>
          </table:table-cell>
          <table:table-cell table:style-name="ce3"/>
          <table:table-cell table:style-name="ce2" office:value-type="string" calcext:value-type="string">
            <text:p>classify_kinds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identify_good_bad_ugly_elrng_pool</text:p>
          </table:table-cell>
          <table:table-cell table:style-name="ce3"/>
          <table:table-cell table:style-name="ce2" office:value-type="string" calcext:value-type="string">
            <text:p>identify_good_bad_ugly_e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evaluate_resrch_evdnc_media_comprsns_pool</text:p>
          </table:table-cell>
          <table:table-cell table:style-name="ce3"/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valuate_resrch_evdnc_media_comprsns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valuate_resrch_evdnc_media_comprsns_pool</text:p>
          </table:table-cell>
          <table:table-cell table:style-name="ce3" office:value-type="string" calcext:value-type="string">
            <text:p>p_mobile_learning</text:p>
          </table:table-cell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valuate_resrch_evdnc_media_comprsns_pool</text:p>
          </table:table-cell>
          <table:table-cell table:style-name="ce3" office:value-type="string" calcext:value-type="string">
            <text:p>p_virtual_world_lessons</text:p>
          </table:table-cell>
          <table:table-cell table:style-name="ce3" office:value-type="string" calcext:value-type="string">
            <text:p>evaluate_resrch_evdnc_media_comprs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final_review_quiz</text:p>
          </table:table-cell>
          <table:table-cell table:style-name="ce15" office:value-type="string" calcext:value-type="string">
            <text:p>q1_explain_why_ID_cmplx_size_space_chg_cntnt_lrner_pool</text:p>
          </table:table-cell>
          <table:table-cell table:style-name="ce15"/>
          <table:table-cell table:style-name="ce15" office:value-type="string" calcext:value-type="string">
            <text:p>explain_why_instrctnl_desgn_complx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explain_why_ID_cmplx_size_space_chg_cntnt_lrner_pool</text:p>
          </table:table-cell>
          <table:table-cell table:style-name="ce3"/>
          <table:table-cell table:style-name="ce3" office:value-type="string" calcext:value-type="string">
            <text:p>explain_why_instrctnl_desgn_complx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distinguish_tech_lrnr_intrct_3_cog_pool</text:p>
          </table:table-cell>
          <table:table-cell table:style-name="ce3"/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distinguish_tech_lrnr_intrct_3_cog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distinguish_tech_lrnr_intrct_3_cog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distinguish_tech_lrnr_intrct_3_cog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distinguish_tech_lrnr_intrct_3_cog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stinguish_tech_vs_lrng_centrd_lrng_vs_instrct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7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8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9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0_identify_3_metphrs_3_princ-proc_4_lrng_pool</text:p>
          </table:table-cell>
          <table:table-cell table:style-name="ce3"/>
          <table:table-cell table:style-name="ce3" office:value-type="string" calcext:value-type="string">
            <text:p>identify_3_metphors_3_princpls_procs_4_key_lrng_evnt-princpls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15" office:value-type="string" calcext:value-type="string">
            <text:p>final_review_quiz</text:p>
          </table:table-cell>
          <table:table-cell table:style-name="ce15" office:value-type="string" calcext:value-type="string">
            <text:p>q1_explain_bkwrd_design_LOGO_pool</text:p>
          </table:table-cell>
          <table:table-cell table:style-name="ce15"/>
          <table:table-cell table:style-name="ce15" office:value-type="string" calcext:value-type="string">
            <text:p>explain_intrrltonshps_amng_goal_instrctn_assmnt_skill</text:p>
          </table:table-cell>
          <table:table-cell table:style-name="ce15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explain_bkwrd_design_LOGO_pool</text:p>
          </table:table-cell>
          <table:table-cell table:style-name="ce3"/>
          <table:table-cell table:style-name="ce3" office:value-type="string" calcext:value-type="string">
            <text:p>explain_intrrltonshps_amng_goal_instrctn_assmnt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categorize_kc_4_D_pool</text:p>
          </table:table-cell>
          <table:table-cell table:style-name="ce3"/>
          <table:table-cell table:style-name="ce3" office:value-type="string" calcext:value-type="string">
            <text:p>categorize_knowldg_compnts_alng_4_dimen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explain_diff_among_le_ie_ae_1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xplain_diff_among_le_ie_ae_1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explain_diff_among_le_ie_ae_1_pool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explain_diff_among_le_ie_ae_1_pool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differentiate_among_le_ie_ae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identify_hypths_KLI_frmwrk_pool</text:p>
          </table:table-cell>
          <table:table-cell table:style-name="ce3"/>
          <table:table-cell table:style-name="ce3" office:value-type="string" calcext:value-type="string">
            <text:p>identify_key_hypthss_of_kli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map_elemt_bloom_taxmy_to_exmpl</text:p>
          </table:table-cell>
          <table:table-cell table:style-name="ce3"/>
          <table:table-cell table:style-name="ce3" office:value-type="string" calcext:value-type="string">
            <text:p>map_elemt_bloom_taxmy_to_exmpl_skill</text:p>
          </table:table-cell>
          <table:table-cell table:style-name="ce3" table:number-columns-repeated="22"/>
          <table:table-cell table:number-columns-repeated="998"/>
        </table:table-row>
        <table:table-row table:style-name="ro8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map_elemt_bloom_taxmy_to_exmpl</text:p>
          </table:table-cell>
          <table:table-cell table:style-name="ce3"/>
          <table:table-cell table:style-name="ce3" office:value-type="string" calcext:value-type="string">
            <text:p>map_elemt_bloom_taxmy_to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final_review_quiz</text:p>
          </table:table-cell>
          <table:table-cell table:style-name="ce15" office:value-type="string" calcext:value-type="string">
            <text:p>q1_create_evaluate_goals_using_kli_blooms_abcd_pool</text:p>
          </table:table-cell>
          <table:table-cell table:style-name="ce15"/>
          <table:table-cell table:style-name="ce15" office:value-type="string" calcext:value-type="string">
            <text:p>evaluate_goals_using_kli_blooms_abcd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7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8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9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0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1_create_evaluate_goals_using_kli_blooms_abcd_pool</text:p>
          </table:table-cell>
          <table:table-cell table:style-name="ce3"/>
          <table:table-cell table:style-name="ce3" office:value-type="string" calcext:value-type="string">
            <text:p>evaluate_goals_using_kli_blooms_abcd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explain_kli_blooms_fit_big_pic_pool</text:p>
          </table:table-cell>
          <table:table-cell table:style-name="ce3"/>
          <table:table-cell table:style-name="ce3" office:value-type="string" calcext:value-type="string">
            <text:p>explain_kli_blooms_fit_big_p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final_review_quiz</text:p>
          </table:table-cell>
          <table:table-cell table:style-name="ce4" office:value-type="string" calcext:value-type="string">
            <text:p>q2_explain_kli_blooms_fit_big_pic_pool</text:p>
          </table:table-cell>
          <table:table-cell table:style-name="ce4"/>
          <table:table-cell table:style-name="ce4" office:value-type="string" calcext:value-type="string">
            <text:p>explain_kli_blooms_fit_big_pic_skill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recognize_value_limit_self_assessmnt_pool</text:p>
          </table:table-cell>
          <table:table-cell table:style-name="ce3"/>
          <table:table-cell table:style-name="ce3" office:value-type="string" calcext:value-type="string">
            <text:p>recognize_value_limitation_self_assmn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compare_purp_formtv_sumtv_assessmnt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compare_purp_formtv_sumtv_assessmnt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compare_purp_formtv_sumtv_assessmnt_pool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ompare_purp_formtv_sumtv_assessmnt_pool</text:p>
          </table:table-cell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compare_purps_formtv_summtv_ass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final_review_quiz</text:p>
          </table:table-cell>
          <table:table-cell table:style-name="ce15" office:value-type="string" calcext:value-type="string">
            <text:p>q1_explain_why_knwldg_gls</text:p>
          </table:table-cell>
          <table:table-cell table:style-name="ce15"/>
          <table:table-cell table:style-name="ce15" office:value-type="string" calcext:value-type="string">
            <text:p>recall_goals_ct_explain_why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explain_why_knwldg_gls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explain_why_knwldg_gls</text:p>
          </table:table-cell>
          <table:table-cell table:style-name="ce3"/>
          <table:table-cell table:style-name="ce3" office:value-type="string" calcext:value-type="string">
            <text:p>explain_why_knwldg_g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recall_4_contxtul_inqry_princpls_and_def_pool</text:p>
          </table:table-cell>
          <table:table-cell table:style-name="ce3"/>
          <table:table-cell table:style-name="ce3" office:value-type="string" calcext:value-type="string">
            <text:p>recall_4_contxtul_inqry_princpls_and_def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recall_goals_ct_explain_why_pool</text:p>
          </table:table-cell>
          <table:table-cell table:style-name="ce3"/>
          <table:table-cell table:style-name="ce3" office:value-type="string" calcext:value-type="string">
            <text:p>recall_goals_ct_explain_why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7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8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9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0_explain_cta_used_identify_lg_pool</text:p>
          </table:table-cell>
          <table:table-cell table:style-name="ce3"/>
          <table:table-cell table:style-name="ce3" office:value-type="string" calcext:value-type="string">
            <text:p>explain_cta_used_to_identify_goa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final_review_quiz</text:p>
          </table:table-cell>
          <table:table-cell table:style-name="ce15" office:value-type="string" calcext:value-type="string">
            <text:p>q1_recognize_assess_auth_tools_good-bad_pool</text:p>
          </table:table-cell>
          <table:table-cell table:style-name="ce15"/>
          <table:table-cell table:style-name="ce15" office:value-type="string" calcext:value-type="string">
            <text:p>recognize_assessmnt_author_tools_features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recognize_assess_auth_tools_good-bad_pool</text:p>
          </table:table-cell>
          <table:table-cell table:style-name="ce3"/>
          <table:table-cell table:style-name="ce3" office:value-type="string" calcext:value-type="string">
            <text:p>recognize_assessmnt_author_tools_feature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design_assess_algnd_lg_kli_blooms_pool</text:p>
          </table:table-cell>
          <table:table-cell table:style-name="ce3"/>
          <table:table-cell table:style-name="ce3" office:value-type="string" calcext:value-type="string">
            <text:p>implement_assessmnts_using_auth_too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final_review_quiz</text:p>
          </table:table-cell>
          <table:table-cell table:style-name="ce15" office:value-type="string" calcext:value-type="string">
            <text:p>q1_compare_contrast_clark-cta_vrs_CI_pool</text:p>
          </table:table-cell>
          <table:table-cell table:style-name="ce15"/>
          <table:table-cell table:style-name="ce15" office:value-type="string" calcext:value-type="string">
            <text:p>compare_contrast_interview_CI_CTA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ompare_contrast_clark-cta_vrs_CI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compare_contrast_focus_set_CI_and_clark_intrvw-CTA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4" office:value-type="string" calcext:value-type="string">
            <text:p>q1_explain_imprtnc_focus_set_CI_and_clark-CTA_intrvw_pool</text:p>
          </table:table-cell>
          <table:table-cell table:style-name="ce3"/>
          <table:table-cell table:style-name="ce3" office:value-type="string" calcext:value-type="string">
            <text:p>compare_contrast_intervie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use_interv-CTA_CI_to_idntfy_goals_pool</text:p>
          </table:table-cell>
          <table:table-cell table:style-name="ce3"/>
          <table:table-cell table:style-name="ce3" office:value-type="string" calcext:value-type="string">
            <text:p>use_how_CI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final_review_quiz</text:p>
          </table:table-cell>
          <table:table-cell table:style-name="ce15" office:value-type="string" calcext:value-type="string">
            <text:p>q1_apply_theoretical_CTA_to_a_task_domain-pool</text:p>
          </table:table-cell>
          <table:table-cell table:style-name="ce15"/>
          <table:table-cell table:style-name="ce15" office:value-type="string" calcext:value-type="string">
            <text:p>apply_theoretical_CTA_to_a_task_domain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apply_theoretical_CTA_to_a_task_domain-pool</text:p>
          </table:table-cell>
          <table:table-cell table:style-name="ce3"/>
          <table:table-cell table:style-name="ce3" office:value-type="string" calcext:value-type="string">
            <text:p>apply_theoretical_CTA_to_a_task_dom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apply_theoretical_CTA_to_a_task_domain-pool</text:p>
          </table:table-cell>
          <table:table-cell table:style-name="ce3"/>
          <table:table-cell table:style-name="ce3" office:value-type="string" calcext:value-type="string">
            <text:p>apply_theoretical_CTA_to_a_task_dom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7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8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9_use_think_alould_cta_technq-pool</text:p>
          </table:table-cell>
          <table:table-cell table:style-name="ce3"/>
          <table:table-cell table:style-name="ce3" office:value-type="string" calcext:value-type="string">
            <text:p>use_think_alould_cta_techn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7_compare_contrast_diffrnt_cta_technq-pool</text:p>
          </table:table-cell>
          <table:table-cell table:style-name="ce3"/>
          <table:table-cell table:style-name="ce3" office:value-type="string" calcext:value-type="string">
            <text:p>compare_and_contrast_think_aloud_with_different_CTA_method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7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8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9_distinguish_btwn_4_cta_theortcl_emprcl_desrptv_prescptv_pool</text:p>
          </table:table-cell>
          <table:table-cell table:style-name="ce3"/>
          <table:table-cell table:style-name="ce3" office:value-type="string" calcext:value-type="string">
            <text:p>distinguish_btwn_4_cta_theortcl_emprcl_desrptv_prescpt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final_review_quiz</text:p>
          </table:table-cell>
          <table:table-cell table:style-name="ce15" office:value-type="string" calcext:value-type="string">
            <text:p>q1_compare_contrast_DFA_CTA_pool</text:p>
          </table:table-cell>
          <table:table-cell table:style-name="ce15"/>
          <table:table-cell table:style-name="ce15" office:value-type="string" calcext:value-type="string">
            <text:p>compare_contrast_DFA_CTA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7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8_compare_contrast_DFA_CTA_pool</text:p>
          </table:table-cell>
          <table:table-cell table:style-name="ce3"/>
          <table:table-cell table:style-name="ce3" office:value-type="string" calcext:value-type="string">
            <text:p>compare_contrast_DFA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perform_explain_steps_in_DFA_pool</text:p>
          </table:table-cell>
          <table:table-cell table:style-name="ce3"/>
          <table:table-cell table:style-name="ce3" office:value-type="string" calcext:value-type="string">
            <text:p>perform_explain_steps_in_DF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5" office:value-type="string" calcext:value-type="string">
            <text:p>final_review_quiz</text:p>
          </table:table-cell>
          <table:table-cell table:style-name="ce15" office:value-type="string" calcext:value-type="string">
            <text:p>q1_evaluate_redsgn_tutr_basd_imprvd_kc_pool</text:p>
          </table:table-cell>
          <table:table-cell table:style-name="ce15"/>
          <table:table-cell table:style-name="ce15" office:value-type="string" calcext:value-type="string">
            <text:p>evaluate_redsgn_tutr_basd_imprvd_kc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evaluate_redsgn_tutr_basd_imprvd_kc_pool</text:p>
          </table:table-cell>
          <table:table-cell table:style-name="ce3"/>
          <table:table-cell table:style-name="ce3" office:value-type="string" calcext:value-type="string">
            <text:p>evaluate_redsgn_tutr_basd_imprvd_k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explain_stdnt_interctns_elrng_sys_cta_pool</text:p>
          </table:table-cell>
          <table:table-cell table:style-name="ce3"/>
          <table:table-cell table:style-name="ce3" office:value-type="string" calcext:value-type="string">
            <text:p>explain_stdnt_interctns_elrng_sys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recognize_featrs_good_lrng_curv_pool</text:p>
          </table:table-cell>
          <table:table-cell table:style-name="ce3"/>
          <table:table-cell table:style-name="ce3" office:value-type="string" calcext:value-type="string">
            <text:p>recognize_featrs_good_lrng_curv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use_lc_to_do_cta_pool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use_lc_to_do_cta_pool</text:p>
          </table:table-cell>
          <table:table-cell table:style-name="ce3"/>
          <table:table-cell table:style-name="ce3" office:value-type="string" calcext:value-type="string">
            <text:p>use_lc_to_do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15" office:value-type="string" calcext:value-type="string">
            <text:p>q1_apply_evidence_based_pool</text:p>
          </table:table-cell>
          <table:table-cell table:style-name="ce15"/>
          <table:table-cell table:style-name="ce15" office:value-type="string" calcext:value-type="string">
            <text:p>apply_evidence_based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explain_lrng_proc_for_which_kinds_knwldg_pool</text:p>
          </table:table-cell>
          <table:table-cell table:style-name="ce3"/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xplain_lrng_proc_for_which_kinds_knwldg_pool</text:p>
          </table:table-cell>
          <table:table-cell table:style-name="ce3"/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explain_lrng_proc_for_which_kinds_knwldg_pool</text:p>
          </table:table-cell>
          <table:table-cell table:style-name="ce3"/>
          <table:table-cell table:style-name="ce3" office:value-type="string" calcext:value-type="string">
            <text:p>explain_lrng_proc_for_which_kinds_knwld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given_instrctnl_explain_lrng_proc_pool</text:p>
          </table:table-cell>
          <table:table-cell table:style-name="ce3"/>
          <table:table-cell table:style-name="ce3" office:value-type="string" calcext:value-type="string">
            <text:p>given_instrctnl_explain_lrng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given_lo_identify_knwldg_lrng_selct_ip_pool</text:p>
          </table:table-cell>
          <table:table-cell table:style-name="ce3"/>
          <table:table-cell table:style-name="ce3" office:value-type="string" calcext:value-type="string">
            <text:p>given_lo_identify_knwldg_lrng_selct_i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identify_featrs_good_exprmnts_pool</text:p>
          </table:table-cell>
          <table:table-cell table:style-name="ce3"/>
          <table:table-cell table:style-name="ce3" office:value-type="string" calcext:value-type="string">
            <text:p>identify_featrs_good_exprmn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identify_reasons_no_effect_pool</text:p>
          </table:table-cell>
          <table:table-cell table:style-name="ce3"/>
          <table:table-cell table:style-name="ce3" office:value-type="string" calcext:value-type="string">
            <text:p>identify_reasons_no_effec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identify_resrch_approch_stdy_insrtcl_effectns_pool</text:p>
          </table:table-cell>
          <table:table-cell table:style-name="ce3"/>
          <table:table-cell table:style-name="ce3" office:value-type="string" calcext:value-type="string">
            <text:p>identify_resrch_approch_stdy_insrtcl_effect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interpret_sig_in_stats_pool</text:p>
          </table:table-cell>
          <table:table-cell table:style-name="ce3"/>
          <table:table-cell table:style-name="ce3" office:value-type="string" calcext:value-type="string">
            <text:p>interpret_sig_in_sta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interpret_sig_in_stats_pool</text:p>
          </table:table-cell>
          <table:table-cell table:style-name="ce3"/>
          <table:table-cell table:style-name="ce3" office:value-type="string" calcext:value-type="string">
            <text:p>interpret_sig_in_sta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interpret_sig_in_stats_pool</text:p>
          </table:table-cell>
          <table:table-cell table:style-name="ce3"/>
          <table:table-cell table:style-name="ce3" office:value-type="string" calcext:value-type="string">
            <text:p>interpret_sig_in_stat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15" office:value-type="string" calcext:value-type="string">
            <text:p>q1_aef_how_much_prac_pool</text:p>
          </table:table-cell>
          <table:table-cell table:style-name="ce15"/>
          <table:table-cell table:style-name="ce15" office:value-type="string" calcext:value-type="string">
            <text:p>aef_how_much_prac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aef_how_much_prac_pool</text:p>
          </table:table-cell>
          <table:table-cell table:style-name="ce3"/>
          <table:table-cell table:style-name="ce3" office:value-type="string" calcext:value-type="string">
            <text:p>aef_how_much_pra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aef_how_much_prac_pool</text:p>
          </table:table-cell>
          <table:table-cell table:style-name="ce3"/>
          <table:table-cell table:style-name="ce3" office:value-type="string" calcext:value-type="string">
            <text:p>aef_how_much_pra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7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8_aef_kind_of_prac_distrb_pool</text:p>
          </table:table-cell>
          <table:table-cell table:style-name="ce3"/>
          <table:table-cell table:style-name="ce3" office:value-type="string" calcext:value-type="string">
            <text:p>aef_kind_of_prac_distrb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aef_what_feedback_pool</text:p>
          </table:table-cell>
          <table:table-cell table:style-name="ce3"/>
          <table:table-cell table:style-name="ce3" office:value-type="string" calcext:value-type="string">
            <text:p>aef_what_feedbac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explain_delbrt_prac_diff_genrl_prac_pool</text:p>
          </table:table-cell>
          <table:table-cell table:style-name="ce3"/>
          <table:table-cell table:style-name="ce3" office:value-type="string" calcext:value-type="string">
            <text:p>explain_delbrt_prac_diff_genrl_pr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15" office:value-type="string" calcext:value-type="string">
            <text:p>q1_alcp_princpl_1_exp_lrnr_cntrl_pool</text:p>
          </table:table-cell>
          <table:table-cell table:style-name="ce15"/>
          <table:table-cell table:style-name="ce15" office:value-type="string" calcext:value-type="string">
            <text:p>alcp_princpl_1_exp_lrnr_cntrl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alcp_princpl_1_exp_lrnr_cntrl_pool</text:p>
          </table:table-cell>
          <table:table-cell table:style-name="ce3"/>
          <table:table-cell table:style-name="ce3" office:value-type="string" calcext:value-type="string">
            <text:p>alcp_princpl_1_exp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alcp_princpl_1_exp_lrnr_cntrl_pool</text:p>
          </table:table-cell>
          <table:table-cell table:style-name="ce3"/>
          <table:table-cell table:style-name="ce3" office:value-type="string" calcext:value-type="string">
            <text:p>alcp_princpl_1_exp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alcp_princpl_2_make_imprt_evnt_defaul_pool</text:p>
          </table:table-cell>
          <table:table-cell table:style-name="ce3"/>
          <table:table-cell table:style-name="ce3" office:value-type="string" calcext:value-type="string">
            <text:p>alcp_princpl_2_make_imprt_evnt_defau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alcp_princpl_3_consider_adptv_cntrl_pool</text:p>
          </table:table-cell>
          <table:table-cell table:style-name="ce3"/>
          <table:table-cell table:style-name="ce3" office:value-type="string" calcext:value-type="string">
            <text:p>alcp_princpl_3_consider_adptv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alcp_princpl_4_give_pace_cntrl_pool</text:p>
          </table:table-cell>
          <table:table-cell table:style-name="ce3"/>
          <table:table-cell table:style-name="ce3" office:value-type="string" calcext:value-type="string">
            <text:p>alcp_princpl_4_give_pace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alcp_princpl_5_offer_nav_support_pool</text:p>
          </table:table-cell>
          <table:table-cell table:style-name="ce3"/>
          <table:table-cell table:style-name="ce3" office:value-type="string" calcext:value-type="string">
            <text:p>alcp_princpl_5_offer_nav_suppor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alcp_princpl_5_offer_nav_support_pool</text:p>
          </table:table-cell>
          <table:table-cell table:style-name="ce3"/>
          <table:table-cell table:style-name="ce3" office:value-type="string" calcext:value-type="string">
            <text:p>alcp_princpl_5_offer_nav_suppor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articulate_pro_con_lrnr_cntrl_pool</text:p>
          </table:table-cell>
          <table:table-cell table:style-name="ce3"/>
          <table:table-cell table:style-name="ce3" office:value-type="string" calcext:value-type="string">
            <text:p>articulate_pro_con_lrnr_cn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esign_faded_wrkd_exmpl_proc_pool</text:p>
          </table:table-cell>
          <table:table-cell table:style-name="ce3"/>
          <table:table-cell table:style-name="ce3" office:value-type="string" calcext:value-type="string">
            <text:p>design_faded_wrkd_exmpl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design_faded_wrkd_exmpl_proc_pool</text:p>
          </table:table-cell>
          <table:table-cell table:style-name="ce3"/>
          <table:table-cell table:style-name="ce3" office:value-type="string" calcext:value-type="string">
            <text:p>design_faded_wrkd_exmpl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design_faded_wrkd_exmpl_proc_pool</text:p>
          </table:table-cell>
          <table:table-cell table:style-name="ce3"/>
          <table:table-cell table:style-name="ce3" office:value-type="string" calcext:value-type="string">
            <text:p>design_faded_wrkd_exmpl_pro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employ_strategies_create_wrkd_exmpl_pool</text:p>
          </table:table-cell>
          <table:table-cell table:style-name="ce3"/>
          <table:table-cell table:style-name="ce3" office:value-type="string" calcext:value-type="string">
            <text:p>employ_strategies_create_wrkd_exm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ewe_add_self_use_variation_pool</text:p>
          </table:table-cell>
          <table:table-cell table:style-name="ce3"/>
          <table:table-cell table:style-name="ce3" office:value-type="string" calcext:value-type="string">
            <text:p>ewe_add_self_expltn_q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7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8_ewe_use_vc_design_far_trans_pool</text:p>
          </table:table-cell>
          <table:table-cell table:style-name="ce3"/>
          <table:table-cell table:style-name="ce3" office:value-type="string" calcext:value-type="string">
            <text:p>ewe_use_vc_design_far_tran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identify_3_type_lrnr_ctrl_pool</text:p>
          </table:table-cell>
          <table:table-cell table:style-name="ce3"/>
          <table:table-cell table:style-name="ce3" office:value-type="string" calcext:value-type="string">
            <text:p>identify_3_type_lrnr_ctr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15" office:value-type="string" calcext:value-type="string">
            <text:p>q1_apply_principle_sim_game_design_pool</text:p>
          </table:table-cell>
          <table:table-cell table:style-name="ce15"/>
          <table:table-cell table:style-name="ce15" office:value-type="string" calcext:value-type="string">
            <text:p>apply_principle_sim_game_design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7_apply_principle_sim_game_design_pool</text:p>
          </table:table-cell>
          <table:table-cell table:style-name="ce3"/>
          <table:table-cell table:style-name="ce3" office:value-type="string" calcext:value-type="string">
            <text:p>apply_principle_sim_game_desig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atsp_base_lesson_cta_pool</text:p>
          </table:table-cell>
          <table:table-cell table:style-name="ce3"/>
          <table:table-cell table:style-name="ce3" office:value-type="string" calcext:value-type="string">
            <text:p>atsp_base_lesson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atsp_base_lesson_cta_pool</text:p>
          </table:table-cell>
          <table:table-cell table:style-name="ce3"/>
          <table:table-cell table:style-name="ce3" office:value-type="string" calcext:value-type="string">
            <text:p>atsp_base_lesson_cta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atsp_design_whole_task_pool</text:p>
          </table:table-cell>
          <table:table-cell table:style-name="ce3"/>
          <table:table-cell table:style-name="ce3" office:value-type="string" calcext:value-type="string">
            <text:p>atsp_design_whole_task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atsp_focus_job_specfic_pool</text:p>
          </table:table-cell>
          <table:table-cell table:style-name="ce3"/>
          <table:table-cell table:style-name="ce3" office:value-type="string" calcext:value-type="string">
            <text:p>atsp_focus_job_specf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atsp_focus_job_specfic_pool</text:p>
          </table:table-cell>
          <table:table-cell table:style-name="ce3"/>
          <table:table-cell table:style-name="ce3" office:value-type="string" calcext:value-type="string">
            <text:p>atsp_focus_job_specfi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atsp_make_thinking_proc_explicit_pool</text:p>
          </table:table-cell>
          <table:table-cell table:style-name="ce3"/>
          <table:table-cell table:style-name="ce3" office:value-type="string" calcext:value-type="string">
            <text:p>atsp_make_thinking_proc_explici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atsp_make_thinking_proc_explicit_pool</text:p>
          </table:table-cell>
          <table:table-cell table:style-name="ce3"/>
          <table:table-cell table:style-name="ce3" office:value-type="string" calcext:value-type="string">
            <text:p>atsp_make_thinking_proc_explici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atsp_make_thinking_proc_explicit_pool</text:p>
          </table:table-cell>
          <table:table-cell table:style-name="ce3"/>
          <table:table-cell table:style-name="ce3" office:value-type="string" calcext:value-type="string">
            <text:p>atsp_make_thinking_proc_explici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istinguish_amng_3_type_pool</text:p>
          </table:table-cell>
          <table:table-cell table:style-name="ce3"/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distinguish_amng_3_type_pool</text:p>
          </table:table-cell>
          <table:table-cell table:style-name="ce3"/>
          <table:table-cell table:style-name="ce3" office:value-type="string" calcext:value-type="string">
            <text:p>distinguish_amng_3_typ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istinguish_btwn_sim_game_pool</text:p>
          </table:table-cell>
          <table:table-cell table:style-name="ce3"/>
          <table:table-cell table:style-name="ce3" office:value-type="string" calcext:value-type="string">
            <text:p>distinguish_btwn_sim_gam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identify_research_evid_sim_game_pool</text:p>
          </table:table-cell>
          <table:table-cell table:style-name="ce3"/>
          <table:table-cell table:style-name="ce3" office:value-type="string" calcext:value-type="string">
            <text:p>identify_research_evid_sim_gam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identify_research_evid_sim_game_pool</text:p>
          </table:table-cell>
          <table:table-cell table:style-name="ce3"/>
          <table:table-cell table:style-name="ce3" office:value-type="string" calcext:value-type="string">
            <text:p>identify_research_evid_sim_gam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15" office:value-type="string" calcext:value-type="string">
            <text:p>q1_describe_contig_princpl_pool</text:p>
          </table:table-cell>
          <table:table-cell table:style-name="ce15"/>
          <table:table-cell table:style-name="ce15" office:value-type="string" calcext:value-type="string">
            <text:p>describe_contig_princpl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describe_contig_princpl_pool</text:p>
          </table:table-cell>
          <table:table-cell table:style-name="ce3"/>
          <table:table-cell table:style-name="ce3" office:value-type="string" calcext:value-type="string">
            <text:p>describe_conti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escribe_cta_imprv_multmd_contig_princpl_pool</text:p>
          </table:table-cell>
          <table:table-cell table:style-name="ce3"/>
          <table:table-cell table:style-name="ce3" office:value-type="string" calcext:value-type="string">
            <text:p>describe_cta_imprv_multmd_conti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describe_multmd_princpl_pool</text:p>
          </table:table-cell>
          <table:table-cell table:style-name="ce3"/>
          <table:table-cell table:style-name="ce3" office:value-type="string" calcext:value-type="string">
            <text:p>describe_multmd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recognize_contig_princpl_violated_done_well_pool</text:p>
          </table:table-cell>
          <table:table-cell table:style-name="ce3"/>
          <table:table-cell table:style-name="ce3" office:value-type="string" calcext:value-type="string">
            <text:p>recognize_conti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recognize_multmd_princpl_violated_done_well_pool</text:p>
          </table:table-cell>
          <table:table-cell table:style-name="ce3"/>
          <table:table-cell table:style-name="ce3" office:value-type="string" calcext:value-type="string">
            <text:p>recognize_multmd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15" office:value-type="string" calcext:value-type="string">
            <text:p>q1_desc_cta_imprv_pool</text:p>
          </table:table-cell>
          <table:table-cell table:style-name="ce15"/>
          <table:table-cell table:style-name="ce15" office:value-type="string" calcext:value-type="string">
            <text:p>desc_cta_imprv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desc_mdlty_effctve_pool</text:p>
          </table:table-cell>
          <table:table-cell table:style-name="ce3"/>
          <table:table-cell table:style-name="ce3" office:value-type="string" calcext:value-type="string">
            <text:p>desc_mdlt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desc_rdndncy_effctve_pool</text:p>
          </table:table-cell>
          <table:table-cell table:style-name="ce3"/>
          <table:table-cell table:style-name="ce3" office:value-type="string" calcext:value-type="string">
            <text:p>desc_rdndncy_effct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rec_mdlty_violtd_well_pool</text:p>
          </table:table-cell>
          <table:table-cell table:style-name="ce3"/>
          <table:table-cell table:style-name="ce3" office:value-type="string" calcext:value-type="string">
            <text:p>rec_mdlt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rec_rdndncy_violtd_well_pool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rec_rdndncy_violtd_well_pool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rec_rdndncy_violtd_well_pool</text:p>
          </table:table-cell>
          <table:table-cell table:style-name="ce3"/>
          <table:table-cell table:style-name="ce3" office:value-type="string" calcext:value-type="string">
            <text:p>rec_rdndncy_violt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15" office:value-type="string" calcext:value-type="string">
            <text:p>q1_describe_coh_princ_why_effect_learn_pool</text:p>
          </table:table-cell>
          <table:table-cell table:style-name="ce15"/>
          <table:table-cell table:style-name="ce15" office:value-type="string" calcext:value-type="string">
            <text:p>describe_coh_princ_why_effect_learn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describe_coh_princ_why_effect_learn_pool</text:p>
          </table:table-cell>
          <table:table-cell table:style-name="ce3"/>
          <table:table-cell table:style-name="ce3" office:value-type="string" calcext:value-type="string">
            <text:p>describe_coh_princ_why_effect_lear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escribe_how_CTA_improves_appli_coh_personal_princ_pool</text:p>
          </table:table-cell>
          <table:table-cell table:style-name="ce3"/>
          <table:table-cell table:style-name="ce3" office:value-type="string" calcext:value-type="string">
            <text:p>describe_how_CTA_improves_appli_coh_personal_princ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describe_personal_princ_why_effective_pool</text:p>
          </table:table-cell>
          <table:table-cell table:style-name="ce3"/>
          <table:table-cell table:style-name="ce3" office:value-type="string" calcext:value-type="string">
            <text:p>describe_personal_princ_why_effective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recognize_personal_princ_volated_applied_well_pool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recognize_personal_princ_volated_applied_well_pool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recognize_personal_princ_volated_applied_well_pool</text:p>
          </table:table-cell>
          <table:table-cell table:style-name="ce3"/>
          <table:table-cell table:style-name="ce3" office:value-type="string" calcext:value-type="string">
            <text:p>recognize_personal_princ_v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6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7_recognize_when_coh_princ_violated_applied_well_pool</text:p>
          </table:table-cell>
          <table:table-cell table:style-name="ce3"/>
          <table:table-cell table:style-name="ce3" office:value-type="string" calcext:value-type="string">
            <text:p>recognize_when_coh_princ_violated_applied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15" office:value-type="string" calcext:value-type="string">
            <text:p>q1_describe_cta_imprv_app_seg_pretrain_pool</text:p>
          </table:table-cell>
          <table:table-cell table:style-name="ce15"/>
          <table:table-cell table:style-name="ce15" office:value-type="string" calcext:value-type="string">
            <text:p>describe_cta_imprv_app_seg_pretrain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describe_cta_imprv_app_seg_pretrain_pool</text:p>
          </table:table-cell>
          <table:table-cell table:style-name="ce3"/>
          <table:table-cell table:style-name="ce15" office:value-type="string" calcext:value-type="string">
            <text:p>describe_cta_imprv_app_seg_pretrain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escribe_pretraining_princpl_pool</text:p>
          </table:table-cell>
          <table:table-cell table:style-name="ce3"/>
          <table:table-cell table:style-name="ce3" office:value-type="string" calcext:value-type="string">
            <text:p>describe_pretrainin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describe_seg_princpl_pool</text:p>
          </table:table-cell>
          <table:table-cell table:style-name="ce3"/>
          <table:table-cell table:style-name="ce3" office:value-type="string" calcext:value-type="string">
            <text:p>describe_seg_princp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recognize_pretrain_violated_done_well_pool</text:p>
          </table:table-cell>
          <table:table-cell table:style-name="ce3"/>
          <table:table-cell table:style-name="ce3" office:value-type="string" calcext:value-type="string">
            <text:p>recognize_pretrain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recognize_pretrain_violated_done_well_pool</text:p>
          </table:table-cell>
          <table:table-cell table:style-name="ce3"/>
          <table:table-cell table:style-name="ce3" office:value-type="string" calcext:value-type="string">
            <text:p>recognize_pretrain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recognize_seg_princpl_violated_done_well_pool</text:p>
          </table:table-cell>
          <table:table-cell table:style-name="ce3"/>
          <table:table-cell table:style-name="ce3" office:value-type="string" calcext:value-type="string">
            <text:p>recognize_seg_princpl_violated_done_well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apply_multimed_princpls_to_workd_exmpls_pool</text:p>
          </table:table-cell>
          <table:table-cell table:style-name="ce3"/>
          <table:table-cell table:style-name="ce3" office:value-type="string" calcext:value-type="string">
            <text:p>apply_multimed_princpls_to_workd_exm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apply_multimed_princpls_to_workd_exmpls_pool</text:p>
          </table:table-cell>
          <table:table-cell table:style-name="ce3"/>
          <table:table-cell table:style-name="ce3" office:value-type="string" calcext:value-type="string">
            <text:p>apply_multimed_princpls_to_workd_exm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apply_multimed_princpls_to_workd_exmpls_pool</text:p>
          </table:table-cell>
          <table:table-cell table:style-name="ce3"/>
          <table:table-cell table:style-name="ce3" office:value-type="string" calcext:value-type="string">
            <text:p>apply_multimed_princpls_to_workd_exmpls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15" office:value-type="string" calcext:value-type="string">
            <text:p>q1_kc_define_instruct_goals_kc_lp_pool</text:p>
          </table:table-cell>
          <table:table-cell table:style-name="ce15"/>
          <table:table-cell table:style-name="ce15" office:value-type="string" calcext:value-type="string">
            <text:p>kc_define_instruct_goals_kc_lp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kc_define_instruct_goals_kc_lp_pool</text:p>
          </table:table-cell>
          <table:table-cell table:style-name="ce3"/>
          <table:table-cell table:style-name="ce3" office:value-type="string" calcext:value-type="string">
            <text:p>kc_define_instruct_goals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kc_define_instruct_goals_kc_lp_pool</text:p>
          </table:table-cell>
          <table:table-cell table:style-name="ce3"/>
          <table:table-cell table:style-name="ce3" office:value-type="string" calcext:value-type="string">
            <text:p>kc_define_instruct_goals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kc_explain_interrelation_btwn_kc_lp_ip</text:p>
          </table:table-cell>
          <table:table-cell table:style-name="ce3"/>
          <table:table-cell table:style-name="ce3" office:value-type="string" calcext:value-type="string">
            <text:p>kc_explain_interrelation_btwn_kc_lp_i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kc_explain_interrelation_btwn_kc_lp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kc_explain_interrelation_btwn_kc_lp_pool</text:p>
          </table:table-cell>
          <table:table-cell table:style-name="ce3" office:value-type="string" calcext:value-type="string">
            <text:p>memory_induction_understanding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kc_explain_interrelation_btwn_kc_lp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kc_explain_interrelation_btwn_kc_lp_pool</text:p>
          </table:table-cell>
          <table:table-cell table:style-name="ce3" office:value-type="string" calcext:value-type="string">
            <text:p>memory_induction_understanding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kc_explain_interrelation_btwn_kc_lp_pool</text:p>
          </table:table-cell>
          <table:table-cell table:style-name="ce3" office:value-type="string" calcext:value-type="string">
            <text:p>p_social_medias_wikis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kc_explain_interrelation_btwn_kc_lp_pool</text:p>
          </table:table-cell>
          <table:table-cell table:style-name="ce3" office:value-type="string" calcext:value-type="string">
            <text:p>memory_induction_understanding</text:p>
          </table:table-cell>
          <table:table-cell table:style-name="ce3" office:value-type="string" calcext:value-type="string">
            <text:p>kc_explain_interrelation_btwn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use_kli_choose_ip_match_kc_lp_pool</text:p>
          </table:table-cell>
          <table:table-cell table:style-name="ce3"/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use_kli_choose_ip_match_kc_lp_pool</text:p>
          </table:table-cell>
          <table:table-cell table:style-name="ce3"/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use_kli_choose_ip_match_kc_lp_pool</text:p>
          </table:table-cell>
          <table:table-cell table:style-name="ce3"/>
          <table:table-cell table:style-name="ce3" office:value-type="string" calcext:value-type="string">
            <text:p>use_kli_choose_ip_match_kc_lp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15" office:value-type="string" calcext:value-type="string">
            <text:p>q2_design_exprmt_to_eval_elrn_better_alt_pool</text:p>
          </table:table-cell>
          <table:table-cell table:style-name="ce15"/>
          <table:table-cell table:style-name="ce15" office:value-type="string" calcext:value-type="string">
            <text:p>design_exprmt_to_eval_elrn_better_alt_skill</text:p>
          </table:table-cell>
          <table:table-cell table:style-name="ce1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4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5_design_exprmt_to_eval_elrn_better_alt_pool</text:p>
          </table:table-cell>
          <table:table-cell table:style-name="ce3"/>
          <table:table-cell table:style-name="ce3" office:value-type="string" calcext:value-type="string">
            <text:p>design_exprmt_to_eval_elrn_better_al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explain_exprmt_imprt_whr_intutn_theory_inadqt_pool</text:p>
          </table:table-cell>
          <table:table-cell table:style-name="ce3"/>
          <table:table-cell table:style-name="ce3" office:value-type="string" calcext:value-type="string">
            <text:p>explain_exprmt_imprt_whr_intutn_theory_inadq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xplain_exprmt_imprt_whr_intutn_theory_inadqt_pool</text:p>
          </table:table-cell>
          <table:table-cell table:style-name="ce3"/>
          <table:table-cell table:style-name="ce3" office:value-type="string" calcext:value-type="string">
            <text:p>explain_exprmt_imprt_whr_intutn_theory_inadq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explain_exprmt_imprt_whr_intutn_theory_inadqt_pool</text:p>
          </table:table-cell>
          <table:table-cell table:style-name="ce3"/>
          <table:table-cell table:style-name="ce3" office:value-type="string" calcext:value-type="string">
            <text:p>explain_exprmt_imprt_whr_intutn_theory_inadq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explain_optmzng_perf_does_not_gurante_lrng_pool</text:p>
          </table:table-cell>
          <table:table-cell table:style-name="ce3"/>
          <table:table-cell table:style-name="ce3" office:value-type="string" calcext:value-type="string">
            <text:p>explain_optmzng_perf_does_not_gurante_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explain_optmzng_perf_does_not_gurante_lrng_pool</text:p>
          </table:table-cell>
          <table:table-cell table:style-name="ce3"/>
          <table:table-cell table:style-name="ce3" office:value-type="string" calcext:value-type="string">
            <text:p>explain_optmzng_perf_does_not_gurante_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explain_optmzng_perf_does_not_gurante_lrng_pool</text:p>
          </table:table-cell>
          <table:table-cell table:style-name="ce3"/>
          <table:table-cell table:style-name="ce3" office:value-type="string" calcext:value-type="string">
            <text:p>explain_optmzng_perf_does_not_gurante_lrng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1_identify_charctrstcs_good_exprmt_pool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2_identify_charctrstcs_good_exprmt_pool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inal_review_quiz</text:p>
          </table:table-cell>
          <table:table-cell table:style-name="ce3" office:value-type="string" calcext:value-type="string">
            <text:p>q3_identify_charctrstcs_good_exprmt_pool</text:p>
          </table:table-cell>
          <table:table-cell table:style-name="ce3"/>
          <table:table-cell table:style-name="ce3" office:value-type="string" calcext:value-type="string">
            <text:p>identify_charctrstcs_good_exprmt_skill</text:p>
          </table:table-cell>
          <table:table-cell table:style-name="ce3" table:number-columns-repeated="22"/>
          <table:table-cell table:number-columns-repeated="998"/>
        </table:table-row>
        <table:table-row table:style-name="ro6" table:number-rows-repeated="104663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Skills.$A$1" table:cell-range-address="$Problems.$A$1:.$I$1939"/>
        </table:named-expressions>
      </table:table>
      <table:table table:name="LO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14" table:default-cell-style-name="Default"/>
        <table:table-row table:style-name="ro9">
          <table:table-cell table:style-name="ce21" office:value-type="string" calcext:value-type="string">
            <text:p>e_learning_dp </text:p>
          </table:table-cell>
          <table:table-cell table:style-name="ce24" office:value-type="string" calcext:value-type="string">
            <text:p>1.1</text:p>
          </table:table-cell>
          <table:table-cell table:style-name="ce24" table:number-columns-repeated="3"/>
          <table:table-cell table:style-name="ce21" table:number-columns-repeated="8"/>
          <table:table-cell table:style-name="ce6" table:number-columns-repeated="13"/>
          <table:table-cell table:number-columns-repeated="998"/>
        </table:table-row>
        <table:table-row table:style-name="ro10">
          <table:table-cell table:style-name="ce21" office:value-type="string" calcext:value-type="string">
            <text:p>Learning objective</text:p>
          </table:table-cell>
          <table:table-cell table:style-name="ce25" office:value-type="string" calcext:value-type="string">
            <text:p>Low Opportunity</text:p>
          </table:table-cell>
          <table:table-cell table:style-name="ce25" office:value-type="string" calcext:value-type="string">
            <text:p>Min. Practice</text:p>
          </table:table-cell>
          <table:table-cell table:style-name="ce25" office:value-type="string" calcext:value-type="string">
            <text:p>Low Cutoff</text:p>
          </table:table-cell>
          <table:table-cell table:style-name="ce25" office:value-type="string" calcext:value-type="string">
            <text:p>Moderate Cutoff</text:p>
          </table:table-cell>
          <table:table-cell table:style-name="ce21" office:value-type="string" calcext:value-type="string">
            <text:p>Skill1</text:p>
          </table:table-cell>
          <table:table-cell table:style-name="ce21" office:value-type="string" calcext:value-type="string">
            <text:p>Skill2</text:p>
          </table:table-cell>
          <table:table-cell table:style-name="ce21" office:value-type="string" calcext:value-type="string">
            <text:p>Skill3</text:p>
          </table:table-cell>
          <table:table-cell table:style-name="ce21" office:value-type="string" calcext:value-type="string">
            <text:p>Skill4</text:p>
          </table:table-cell>
          <table:table-cell table:style-name="ce21" office:value-type="string" calcext:value-type="string">
            <text:p>Skill5</text:p>
          </table:table-cell>
          <table:table-cell table:style-name="ce21" office:value-type="string" calcext:value-type="string">
            <text:p>Skill6</text:p>
          </table:table-cell>
          <table:table-cell table:style-name="ce21" office:value-type="string" calcext:value-type="string">
            <text:p>Skill7</text:p>
          </table:table-cell>
          <table:table-cell table:style-name="ce21" office:value-type="string" calcext:value-type="string">
            <text:p>Skill8</text:p>
          </table:table-cell>
          <table:table-cell table:style-name="ce6" table:number-columns-repeated="13"/>
          <table:table-cell table:number-columns-repeated="998"/>
        </table:table-row>
        <table:table-row table:style-name="ro11">
          <table:table-cell table:style-name="ce22" office:value-type="string" calcext:value-type="string">
            <text:p>recall_elmnts_bigpic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22" office:value-type="string" calcext:value-type="string">
            <text:p>recall_elmnts_bigpic_skill</text:p>
          </table:table-cell>
          <table:table-cell table:style-name="ce6" table:number-columns-repeated="20"/>
          <table:table-cell table:number-columns-repeated="998"/>
        </table:table-row>
        <table:table-row table:style-name="ro12">
          <table:table-cell table:style-name="ce6" office:value-type="string" calcext:value-type="string">
            <text:p>evaluate_resrch_evdnc_media_comprsns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evaluate_resrch_evdnc_media_comprsns_skill</text:p>
          </table:table-cell>
          <table:table-cell table:style-name="ce6" table:number-columns-repeated="20"/>
          <table:table-cell table:number-columns-repeated="998"/>
        </table:table-row>
        <table:table-row table:style-name="ro12">
          <table:table-cell table:style-name="ce22" office:value-type="string" calcext:value-type="string">
            <text:p>classify_kinds_elrng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22" office:value-type="string" calcext:value-type="string">
            <text:p>classify_kinds_elrng_skill</text:p>
          </table:table-cell>
          <table:table-cell table:style-name="ce6" table:number-columns-repeated="20"/>
          <table:table-cell table:number-columns-repeated="998"/>
        </table:table-row>
        <table:table-row table:style-name="ro12">
          <table:table-cell table:style-name="ce22" office:value-type="string" calcext:value-type="string">
            <text:p>identify_good_bad_ugly_elrng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22" office:value-type="string" calcext:value-type="string">
            <text:p>identify_good_bad_ugly_elrng_skill</text:p>
          </table:table-cell>
          <table:table-cell table:style-name="ce6" table:number-columns-repeated="20"/>
          <table:table-cell table:number-columns-repeated="998"/>
        </table:table-row>
        <table:table-row table:style-name="ro12">
          <table:table-cell table:style-name="ce6" office:value-type="string" calcext:value-type="string">
            <text:p>distinguish_tech_vs_lrng_centrd_lrng_vs_instrctn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distinguish_tech_vs_lrng_centrd_lrng_vs_instrctn_skill</text:p>
          </table:table-cell>
          <table:table-cell table:style-name="ce6" table:number-columns-repeated="20"/>
          <table:table-cell table:number-columns-repeated="998"/>
        </table:table-row>
        <table:table-row table:style-name="ro12">
          <table:table-cell table:style-name="ce6" office:value-type="string" calcext:value-type="string">
            <text:p>distinguish_3_forms_of_cognitive_load_proc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distinguish_3_forms_of_cognitive_load_proc_skill</text:p>
          </table:table-cell>
          <table:table-cell table:style-name="ce6" table:number-columns-repeated="20"/>
          <table:table-cell table:number-columns-repeated="998"/>
        </table:table-row>
        <table:table-row table:style-name="ro12">
          <table:table-cell table:style-name="ce6" office:value-type="string" calcext:value-type="string">
            <text:p>identify_3_metphors_3_princpls_procs_4_key_lrng_evnt-princpls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identify_3_metphors_3_princpls_procs_4_key_lrng_evnt-princpls_skill</text:p>
          </table:table-cell>
          <table:table-cell table:style-name="ce6" table:number-columns-repeated="20"/>
          <table:table-cell table:number-columns-repeated="998"/>
        </table:table-row>
        <table:table-row table:style-name="ro12">
          <table:table-cell table:style-name="ce6" office:value-type="string" calcext:value-type="string">
            <text:p>explain_why_instrctnl_desgn_complx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explain_why_instrctnl_desgn_complx_skill</text:p>
          </table:table-cell>
          <table:table-cell table:style-name="ce6" table:number-columns-repeated="20"/>
          <table:table-cell table:number-columns-repeated="998"/>
        </table:table-row>
        <table:table-row table:style-name="ro12">
          <table:table-cell table:style-name="ce6" office:value-type="string" calcext:value-type="string">
            <text:p>explain_intrrltonshps_amng_goal_instrctn_assmnt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explain_intrrltonshps_amng_goal_instrctn_assmnt_skill</text:p>
          </table:table-cell>
          <table:table-cell table:style-name="ce6" table:number-columns-repeated="20"/>
          <table:table-cell table:number-columns-repeated="998"/>
        </table:table-row>
        <table:table-row table:style-name="ro13">
          <table:table-cell table:style-name="ce6" office:value-type="string" calcext:value-type="string">
            <text:p>map_elemt_bloom_taxmy_to_exmpl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map_elemt_bloom_taxmy_to_exmpl_skill</text:p>
          </table:table-cell>
          <table:table-cell table:style-name="ce6" table:number-columns-repeated="20"/>
          <table:table-cell table:number-columns-repeated="998"/>
        </table:table-row>
        <table:table-row table:style-name="ro14">
          <table:table-cell table:style-name="ce6" office:value-type="string" calcext:value-type="string">
            <text:p>categorize_knowldg_compnts_alng_4_dimen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categorize_knowldg_compnts_alng_4_dimen_skill</text:p>
          </table:table-cell>
          <table:table-cell table:style-name="ce6"/>
          <table:table-cell table:style-name="ce30" table:number-columns-repeated="2"/>
          <table:table-cell table:style-name="ce6" table:number-columns-repeated="17"/>
          <table:table-cell table:number-columns-repeated="998"/>
        </table:table-row>
        <table:table-row table:style-name="ro14">
          <table:table-cell table:style-name="ce6" office:value-type="string" calcext:value-type="string">
            <text:p>differentiate_among_le_ie_ae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differentiate_among_le_ie_ae_skill</text:p>
          </table:table-cell>
          <table:table-cell table:style-name="ce6" table:number-columns-repeated="20"/>
          <table:table-cell table:number-columns-repeated="998"/>
        </table:table-row>
        <table:table-row table:style-name="ro11">
          <table:table-cell table:style-name="ce6" office:value-type="string" calcext:value-type="string">
            <text:p>identify_key_hypthss_of_kli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identify_key_hypthss_of_kli_skill</text:p>
          </table:table-cell>
          <table:table-cell table:style-name="ce6" table:number-columns-repeated="20"/>
          <table:table-cell table:number-columns-repeated="998"/>
        </table:table-row>
        <table:table-row table:style-name="ro15">
          <table:table-cell table:style-name="ce6" office:value-type="string" calcext:value-type="string">
            <text:p>evaluate_goals_using_kli_blooms_abcd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evaluate_goals_using_kli_blooms_abcd_skill</text:p>
          </table:table-cell>
          <table:table-cell table:style-name="ce6" table:number-columns-repeated="20"/>
          <table:table-cell table:number-columns-repeated="998"/>
        </table:table-row>
        <table:table-row table:style-name="ro15">
          <table:table-cell table:style-name="ce6" office:value-type="string" calcext:value-type="string">
            <text:p>explain_kli_blooms_fit_big_pic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explain_kli_blooms_fit_big_pic_skill</text:p>
          </table:table-cell>
          <table:table-cell table:style-name="ce6" table:number-columns-repeated="20"/>
          <table:table-cell table:number-columns-repeated="998"/>
        </table:table-row>
        <table:table-row table:style-name="ro15">
          <table:table-cell table:style-name="ce6" office:value-type="string" calcext:value-type="string">
            <text:p>compare_purps_formtv_summtv_assmnts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compare_purps_formtv_summtv_assmnts_skill</text:p>
          </table:table-cell>
          <table:table-cell table:style-name="ce6" table:number-columns-repeated="20"/>
          <table:table-cell table:number-columns-repeated="998"/>
        </table:table-row>
        <table:table-row table:style-name="ro15">
          <table:table-cell table:style-name="ce6" office:value-type="string" calcext:value-type="string">
            <text:p>recognize_value_limitation_self_assmnt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recognize_value_limitation_self_assmnt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explain_why_knwldg_gls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explain_why_knwldg_gls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recall_goals_ct_explain_why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recall_goals_ct_explain_why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explain_cta_used_to_identify_goals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explain_cta_used_to_identify_goals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recall_4_contxtul_inqry_princpls_and_def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recall_4_contxtul_inqry_princpls_and_def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evaluate_mod_assessmnt_q_based_kli_blooms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evaluate_mod_assessmnt_q_based_kli_blooms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recognize_assessmnt_author_tools_features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recognize_assessmnt_author_tools_features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implement_assessmnts_using_auth_tool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implement_assessmnts_using_auth_too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compare_contrast_CI_CTA_steps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compare_contrast_CI_CTA_steps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explain_imptnce_focus_settng_CI_inquiry_prep_CTA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explain_imptnce_focus_settng_CI_inquiry_prep_CTA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compare_contrast_interview_CI_CTA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compare_contrast_interview_CI_CTA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use_how_CI_CTA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use_how_CI_CTA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istinguish_btwn_4_cta_theortcl_emprcl_desrptv_prescptv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distinguish_btwn_4_cta_theortcl_emprcl_desrptv_prescptv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use_think_alould_cta_technq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use_think_alould_cta_technq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apply_theoretical_CTA_to_a_task_domain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apply_theoretical_CTA_to_a_task_domain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compare_and_contrast_think_aloud_with_different_CTA_methods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compare_and_contrast_think_aloud_with_different_CTA_methods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perform_explain_steps_in_DFA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perform_explain_steps_in_DFA_skill</text:p>
          </table:table-cell>
          <table:table-cell table:style-name="ce6" table:number-columns-repeated="20"/>
          <table:table-cell table:number-columns-repeated="998"/>
        </table:table-row>
        <table:table-row table:style-name="ro17">
          <table:table-cell table:style-name="ce23" office:value-type="string" calcext:value-type="string">
            <text:p>compare_contrast_DFA_CTA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compare_contrast_DFA_CTA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23" office:value-type="string" calcext:value-type="string">
            <text:p>explain_stdnt_interctns_elrng_sys_CTA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explain_stdnt_interctns_elrng_sys_CTA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23" office:value-type="string" calcext:value-type="string">
            <text:p>recognize_featrs_good_lrng_curv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recognize_featrs_good_lrng_curv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use_lc_to_do_cta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use_lc_to_do_cta_skill</text:p>
          </table:table-cell>
          <table:table-cell table:style-name="ce6"/>
          <table:table-cell table:style-name="ce23" table:number-columns-repeated="14"/>
          <table:table-cell table:style-name="ce6" table:number-columns-repeated="5"/>
          <table:table-cell table:number-columns-repeated="998"/>
        </table:table-row>
        <table:table-row table:style-name="ro16">
          <table:table-cell table:style-name="ce6" office:value-type="string" calcext:value-type="string">
            <text:p>evaluate_redsgn_tutr_basd_imprvd_kc</text:p>
          </table:table-cell>
          <table:table-cell table:style-name="ce23" office:value-type="string" calcext:value-type="string">
            <text:p>N</text:p>
          </table:table-cell>
          <table:table-cell table:style-name="ce27"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2.5" calcext:value-type="float">
            <text:p>2.50</text:p>
          </table:table-cell>
          <table:table-cell table:style-name="ce6" office:value-type="string" calcext:value-type="string">
            <text:p>evaluate_redsgn_tutr_basd_imprvd_kc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apply_evidence_based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apply_evidence_based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identify_research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identify_resrch_approch_stdy_insrtcl_effectns_skill</text:p>
          </table:table-cell>
          <table:table-cell table:style-name="ce6" office:value-type="string" calcext:value-type="string">
            <text:p>identify_featrs_good_exprmnts_skill</text:p>
          </table:table-cell>
          <table:table-cell table:style-name="ce6" office:value-type="string" calcext:value-type="string">
            <text:p>identify_reasons_no_effect_skill</text:p>
          </table:table-cell>
          <table:table-cell table:style-name="ce6" office:value-type="string" calcext:value-type="string">
            <text:p>identify_resrch_relvnt_your_org_skill</text:p>
          </table:table-cell>
          <table:table-cell table:style-name="ce6" table:number-columns-repeated="17"/>
          <table:table-cell table:number-columns-repeated="998"/>
        </table:table-row>
        <table:table-row table:style-name="ro16">
          <table:table-cell table:style-name="ce6" office:value-type="string" calcext:value-type="string">
            <text:p>interpret_sig_in_stats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interpret_sig_in_stats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explain_lrng_proc_for_which_kinds_knwldg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explain_lrng_proc_for_which_kinds_knwldg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given_instrctnl_explain_lrng_proc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given_instrctnl_explain_lrng_proc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given_lo_identify_knwldg_lrng_selct_ip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given_lo_identify_knwldg_lrng_selct_ip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explain_delbrt_prac_diff_genrl_prac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explain_delbrt_prac_diff_genrl_pra_skill</text:p>
          </table:table-cell>
          <table:table-cell table:style-name="ce6" table:number-columns-repeated="20"/>
          <table:table-cell table:number-columns-repeated="998"/>
        </table:table-row>
        <table:table-row table:style-name="ro18">
          <table:table-cell table:style-name="ce6" office:value-type="string" calcext:value-type="string">
            <text:p>apply_evidence_on_the_following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aef_how_much_prac_skill</text:p>
          </table:table-cell>
          <table:table-cell table:style-name="ce6" office:value-type="string" calcext:value-type="string">
            <text:p>aef_kind_of_prac_distrb_skill</text:p>
          </table:table-cell>
          <table:table-cell table:style-name="ce6" office:value-type="string" calcext:value-type="string">
            <text:p>aef_what_feedback_skill</text:p>
          </table:table-cell>
          <table:table-cell table:style-name="ce6" office:value-type="string" calcext:value-type="string">
            <text:p>aef_how_layout_prac_skill</text:p>
          </table:table-cell>
          <table:table-cell table:style-name="ce6" office:value-type="string" calcext:value-type="string">
            <text:p>aef_when_how_trans_exmple_to_prac_skill</text:p>
          </table:table-cell>
          <table:table-cell table:style-name="ce6" table:number-columns-repeated="16"/>
          <table:table-cell table:number-columns-repeated="998"/>
        </table:table-row>
        <table:table-row table:style-name="ro16">
          <table:table-cell table:style-name="ce6" office:value-type="string" calcext:value-type="string">
            <text:p>employ_strategies_create_wrkd_exmp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employ_strategies_create_wrkd_exmp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ign_faded_wrkd_exmpl_proc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ign_faded_wrkd_exmpl_proc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extending_worked_examples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number-columns-repeated="2" table:style-name="ce6" office:value-type="string" calcext:value-type="string">
            <text:p>ewe_add_self_expltn_q_skill</text:p>
          </table:table-cell>
          <table:table-cell table:style-name="ce6" office:value-type="string" calcext:value-type="string">
            <text:p>ewe_use_vc_design_far_trans_skill</text:p>
          </table:table-cell>
          <table:table-cell table:style-name="ce6" table:number-columns-repeated="18"/>
          <table:table-cell table:number-columns-repeated="998"/>
        </table:table-row>
        <table:table-row table:style-name="ro16">
          <table:table-cell table:style-name="ce6" office:value-type="string" calcext:value-type="string">
            <text:p>identify_3_type_lrnr_ctr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identify_3_type_lrnr_ctr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apply_lrnr_cntrl_principles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alcp_princpl_1_exp_lrnr_cntrl_skill</text:p>
          </table:table-cell>
          <table:table-cell table:style-name="ce6" office:value-type="string" calcext:value-type="string">
            <text:p>alcp_princpl_2_make_imprt_evnt_default_skill</text:p>
          </table:table-cell>
          <table:table-cell table:style-name="ce6" office:value-type="string" calcext:value-type="string">
            <text:p>alcp_princpl_3_consider_adptv_cntrl_skill</text:p>
          </table:table-cell>
          <table:table-cell table:style-name="ce6" office:value-type="string" calcext:value-type="string">
            <text:p>alcp_princpl_4_give_pace_cntrl_skill</text:p>
          </table:table-cell>
          <table:table-cell table:style-name="ce6" office:value-type="string" calcext:value-type="string">
            <text:p>alcp_princpl_5_offer_nav_support_skill</text:p>
          </table:table-cell>
          <table:table-cell table:style-name="ce6" table:number-columns-repeated="16"/>
          <table:table-cell table:number-columns-repeated="998"/>
        </table:table-row>
        <table:table-row table:style-name="ro16">
          <table:table-cell table:style-name="ce6" office:value-type="string" calcext:value-type="string">
            <text:p>articulate_pro_con_lrnr_cntr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articulate_pro_con_lrnr_cntrl_skill</text:p>
          </table:table-cell>
          <table:table-cell table:style-name="ce6"/>
          <table:table-cell table:style-name="ce6" office:value-type="string" calcext:value-type="string">
            <text:p>articulate_pro_con_lrnr_cntrl_skill</text:p>
          </table:table-cell>
          <table:table-cell table:style-name="ce6" table:number-columns-repeated="18"/>
          <table:table-cell table:number-columns-repeated="998"/>
        </table:table-row>
        <table:table-row table:style-name="ro16">
          <table:table-cell table:style-name="ce6" office:value-type="string" calcext:value-type="string">
            <text:p>distinguish_amng_3_type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istinguish_amng_3_type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apply_think_skill_princpls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atsp_focus_job_specfic_skill</text:p>
          </table:table-cell>
          <table:table-cell table:style-name="ce6" office:value-type="string" calcext:value-type="string">
            <text:p>atsp_design_whole_task_skill</text:p>
          </table:table-cell>
          <table:table-cell table:style-name="ce6" office:value-type="string" calcext:value-type="string">
            <text:p>atsp_make_thinking_proc_explicit_skill</text:p>
          </table:table-cell>
          <table:table-cell table:style-name="ce6" office:value-type="string" calcext:value-type="string">
            <text:p>atsp_base_lesson_cta_skill</text:p>
          </table:table-cell>
          <table:table-cell table:style-name="ce6" table:number-columns-repeated="17"/>
          <table:table-cell table:number-columns-repeated="998"/>
        </table:table-row>
        <table:table-row table:style-name="ro16">
          <table:table-cell table:style-name="ce6" office:value-type="string" calcext:value-type="string">
            <text:p>distinguish_btwn_sim_game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istinguish_btwn_sim_game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identify_research_evid_sim_game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identify_research_evid_sim_game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apply_principle_sim_game_design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apply_principle_sim_game_design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cribe_multmd_princp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cribe_multmd_princp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recognize_multmd_princpl_violated_done_wel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recognize_multmd_princpl_violated_done_wel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cribe_contig_princp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cribe_contig_princp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recognize_contig_princpl_violated_done_wel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recognize_contig_princpl_violated_done_wel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cribe_cta_imprv_multmd_contig_princp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cribe_cta_imprv_multmd_contig_princp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c_mdlty_effctve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c_mdlty_effctve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rec_mdlty_violtd_wel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rec_mdlty_violtd_wel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c_rdndncy_effctve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c_rdndncy_effctve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rec_rdndncy_violtd_wel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rec_rdndncy_violtd_wel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c_cta_imprv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c_cta_imprv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cribe_coh_princ_why_effect_learn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cribe_coh_princ_why_effect_learn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recognize_when_coh_princ_violated_applied_wel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recognize_when_coh_princ_violated_applied_wel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cribe_personal_princ_why_effective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cribe_personal_princ_why_effective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recognize_personal_princ_volated_applied_wel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recognize_personal_princ_volated_applied_wel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cribe_how_CTA_improves_appli_coh_personal_princ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cribe_how_CTA_improves_appli_coh_personal_princ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cribe_seg_princp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cribe_seg_princp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recognize_seg_princpl_violated_done_wel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recognize_seg_princpl_violated_done_wel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cribe_pretraining_princp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cribe_pretraining_princp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recognize_pretrain_violated_done_well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recognize_pretrain_violated_done_well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cribe_cta_imprv_app_seg_pretrain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cribe_cta_imprv_app_seg_pretrain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apply_multimed_princpls_to_workd_exmpls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apply_multimed_princpls_to_workd_exmpls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summarize_key_concpts_KLI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kc_define_instruct_goals_kc_lp_skill</text:p>
          </table:table-cell>
          <table:table-cell table:style-name="ce6" office:value-type="string" calcext:value-type="string">
            <text:p>kc_explain_interrelation_btwn_kc_lp_skill</text:p>
          </table:table-cell>
          <table:table-cell table:style-name="ce6" office:value-type="string" calcext:value-type="string">
            <text:p>kc_explain_interrelation_btwn_kc_lp_ip_skill</text:p>
          </table:table-cell>
          <table:table-cell table:style-name="ce6" table:number-columns-repeated="18"/>
          <table:table-cell table:number-columns-repeated="998"/>
        </table:table-row>
        <table:table-row table:style-name="ro16">
          <table:table-cell table:style-name="ce6" office:value-type="string" calcext:value-type="string">
            <text:p>use_kli_choose_ip_match_kc_lp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use_kli_choose_ip_match_kc_lp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identify_charctrstcs_good_exprmt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identify_charctrstcs_good_exprmt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explain_exprmt_imprt_whr_intutn_theory_inadqt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explain_exprmt_imprt_whr_intutn_theory_inadqt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design_exprmt_to_eval_elrn_better_alt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design_exprmt_to_eval_elrn_better_alt_skill</text:p>
          </table:table-cell>
          <table:table-cell table:style-name="ce6" table:number-columns-repeated="20"/>
          <table:table-cell table:number-columns-repeated="998"/>
        </table:table-row>
        <table:table-row table:style-name="ro16">
          <table:table-cell table:style-name="ce6" office:value-type="string" calcext:value-type="string">
            <text:p>explain_optmzng_perf_does_not_gurante_lrng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0</text:p>
          </table:table-cell>
          <table:table-cell table:style-name="ce29" office:value-type="float" office:value="2.5" calcext:value-type="float">
            <text:p>2.50</text:p>
          </table:table-cell>
          <table:table-cell table:style-name="ce6" office:value-type="string" calcext:value-type="string">
            <text:p>explain_optmzng_perf_does_not_gurante_lrng_skill</text:p>
          </table:table-cell>
          <table:table-cell table:style-name="ce6" table:number-columns-repeated="20"/>
          <table:table-cell table:number-columns-repeated="998"/>
        </table:table-row>
        <table:table-row table:style-name="ro6" table:number-rows-repeated="104848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Skills.$A$1" table:cell-range-address="$LOs.$A$1:.$M$86"/>
        </table:named-expressions>
      </table:table>
      <table:named-expressions/>
      <table:database-ranges>
        <table:database-range table:name="__Anonymous_Sheet_DB__1" table:target-range-address="Problems.A1:Problems.I1939" table:display-filter-buttons="true"/>
        <table:database-range table:name="__Anonymous_Sheet_DB__2" table:target-range-address="LOs.A1:LOs.M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kills" style:display-name="PageStyle_Ski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blems" style:display-name="PageStyle_Probl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s" style:display-name="PageStyle_L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206" meta:object-count="0"/>
    <meta:generator>LibreOfficeDev/5.1.0.3$Linux_X86_64 LibreOffice_project/</meta:generator>
  </office:meta>
</office:document-meta>
</file>